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tch_1000_1_2_pe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etch-0</text:p>
          </table:table-cell>
          <table:table-cell office:value-type="float" office:value="0.118128" calcext:value-type="float">
            <text:p>0,118128</text:p>
          </table:table-cell>
          <table:table-cell table:formula="of:=AVERAGE([.B$1:.B$1048576])" office:value-type="float" office:value="0.06528276" calcext:value-type="float">
            <text:p>0,06528276</text:p>
          </table:table-cell>
        </table:table-row>
        <table:table-row table:style-name="ro1">
          <table:table-cell office:value-type="string" calcext:value-type="string">
            <text:p>fetch-1</text:p>
          </table:table-cell>
          <table:table-cell office:value-type="float" office:value="0.082277" calcext:value-type="float">
            <text:p>0,082277</text:p>
          </table:table-cell>
          <table:table-cell table:formula="of:=STDEV([.B$1:.B$1048576])" office:value-type="float" office:value="0.0123269464080991" calcext:value-type="float">
            <text:p>0,012326946408099</text:p>
          </table:table-cell>
        </table:table-row>
        <table:table-row table:style-name="ro1">
          <table:table-cell office:value-type="string" calcext:value-type="string">
            <text:p>fetch-2</text:p>
          </table:table-cell>
          <table:table-cell office:value-type="float" office:value="0.075049" calcext:value-type="float">
            <text:p>0,075049</text:p>
          </table:table-cell>
          <table:table-cell table:formula="of:=([.C2]/[.C1])*100" office:value-type="float" office:value="18.8823916269764" calcext:value-type="float">
            <text:p>18,8823916269764</text:p>
          </table:table-cell>
        </table:table-row>
        <table:table-row table:style-name="ro1">
          <table:table-cell office:value-type="string" calcext:value-type="string">
            <text:p>fetch-3</text:p>
          </table:table-cell>
          <table:table-cell office:value-type="float" office:value="0.07422" calcext:value-type="float">
            <text:p>0,07422</text:p>
          </table:table-cell>
          <table:table-cell/>
        </table:table-row>
        <table:table-row table:style-name="ro1">
          <table:table-cell office:value-type="string" calcext:value-type="string">
            <text:p>fetch-4</text:p>
          </table:table-cell>
          <table:table-cell office:value-type="float" office:value="0.07923" calcext:value-type="float">
            <text:p>0,07923</text:p>
          </table:table-cell>
          <table:table-cell/>
        </table:table-row>
        <table:table-row table:style-name="ro1">
          <table:table-cell office:value-type="string" calcext:value-type="string">
            <text:p>fetch-5</text:p>
          </table:table-cell>
          <table:table-cell office:value-type="float" office:value="0.074312" calcext:value-type="float">
            <text:p>0,074312</text:p>
          </table:table-cell>
          <table:table-cell/>
        </table:table-row>
        <table:table-row table:style-name="ro1">
          <table:table-cell office:value-type="string" calcext:value-type="string">
            <text:p>fetch-6</text:p>
          </table:table-cell>
          <table:table-cell office:value-type="float" office:value="0.063076" calcext:value-type="float">
            <text:p>0,063076</text:p>
          </table:table-cell>
          <table:table-cell/>
        </table:table-row>
        <table:table-row table:style-name="ro1">
          <table:table-cell office:value-type="string" calcext:value-type="string">
            <text:p>fetch-7</text:p>
          </table:table-cell>
          <table:table-cell office:value-type="float" office:value="0.065537" calcext:value-type="float">
            <text:p>0,065537</text:p>
          </table:table-cell>
          <table:table-cell/>
        </table:table-row>
        <table:table-row table:style-name="ro1">
          <table:table-cell office:value-type="string" calcext:value-type="string">
            <text:p>fetch-8</text:p>
          </table:table-cell>
          <table:table-cell office:value-type="float" office:value="0.065503" calcext:value-type="float">
            <text:p>0,065503</text:p>
          </table:table-cell>
          <table:table-cell/>
        </table:table-row>
        <table:table-row table:style-name="ro1">
          <table:table-cell office:value-type="string" calcext:value-type="string">
            <text:p>fetch-9</text:p>
          </table:table-cell>
          <table:table-cell office:value-type="float" office:value="0.064034" calcext:value-type="float">
            <text:p>0,064034</text:p>
          </table:table-cell>
          <table:table-cell/>
        </table:table-row>
        <table:table-row table:style-name="ro1">
          <table:table-cell office:value-type="string" calcext:value-type="string">
            <text:p>fetch-10</text:p>
          </table:table-cell>
          <table:table-cell office:value-type="float" office:value="0.062358" calcext:value-type="float">
            <text:p>0,062358</text:p>
          </table:table-cell>
          <table:table-cell/>
        </table:table-row>
        <table:table-row table:style-name="ro1">
          <table:table-cell office:value-type="string" calcext:value-type="string">
            <text:p>fetch-11</text:p>
          </table:table-cell>
          <table:table-cell office:value-type="float" office:value="0.061578" calcext:value-type="float">
            <text:p>0,061578</text:p>
          </table:table-cell>
          <table:table-cell/>
        </table:table-row>
        <table:table-row table:style-name="ro1">
          <table:table-cell office:value-type="string" calcext:value-type="string">
            <text:p>fetch-12</text:p>
          </table:table-cell>
          <table:table-cell office:value-type="float" office:value="0.061731" calcext:value-type="float">
            <text:p>0,061731</text:p>
          </table:table-cell>
          <table:table-cell/>
        </table:table-row>
        <table:table-row table:style-name="ro1">
          <table:table-cell office:value-type="string" calcext:value-type="string">
            <text:p>fetch-13</text:p>
          </table:table-cell>
          <table:table-cell office:value-type="float" office:value="0.064182" calcext:value-type="float">
            <text:p>0,064182</text:p>
          </table:table-cell>
          <table:table-cell/>
        </table:table-row>
        <table:table-row table:style-name="ro1">
          <table:table-cell office:value-type="string" calcext:value-type="string">
            <text:p>fetch-14</text:p>
          </table:table-cell>
          <table:table-cell office:value-type="float" office:value="0.059028" calcext:value-type="float">
            <text:p>0,059028</text:p>
          </table:table-cell>
          <table:table-cell/>
        </table:table-row>
        <table:table-row table:style-name="ro1">
          <table:table-cell office:value-type="string" calcext:value-type="string">
            <text:p>fetch-15</text:p>
          </table:table-cell>
          <table:table-cell office:value-type="float" office:value="0.06167" calcext:value-type="float">
            <text:p>0,06167</text:p>
          </table:table-cell>
          <table:table-cell/>
        </table:table-row>
        <table:table-row table:style-name="ro1">
          <table:table-cell office:value-type="string" calcext:value-type="string">
            <text:p>fetch-16</text:p>
          </table:table-cell>
          <table:table-cell office:value-type="float" office:value="0.062656" calcext:value-type="float">
            <text:p>0,062656</text:p>
          </table:table-cell>
          <table:table-cell/>
        </table:table-row>
        <table:table-row table:style-name="ro1">
          <table:table-cell office:value-type="string" calcext:value-type="string">
            <text:p>fetch-17</text:p>
          </table:table-cell>
          <table:table-cell office:value-type="float" office:value="0.059093" calcext:value-type="float">
            <text:p>0,059093</text:p>
          </table:table-cell>
          <table:table-cell/>
        </table:table-row>
        <table:table-row table:style-name="ro1">
          <table:table-cell office:value-type="string" calcext:value-type="string">
            <text:p>fetch-18</text:p>
          </table:table-cell>
          <table:table-cell office:value-type="float" office:value="0.066575" calcext:value-type="float">
            <text:p>0,066575</text:p>
          </table:table-cell>
          <table:table-cell/>
        </table:table-row>
        <table:table-row table:style-name="ro1">
          <table:table-cell office:value-type="string" calcext:value-type="string">
            <text:p>fetch-19</text:p>
          </table:table-cell>
          <table:table-cell office:value-type="float" office:value="0.061923" calcext:value-type="float">
            <text:p>0,061923</text:p>
          </table:table-cell>
          <table:table-cell/>
        </table:table-row>
        <table:table-row table:style-name="ro1">
          <table:table-cell office:value-type="string" calcext:value-type="string">
            <text:p>fetch-20</text:p>
          </table:table-cell>
          <table:table-cell office:value-type="float" office:value="0.061882" calcext:value-type="float">
            <text:p>0,061882</text:p>
          </table:table-cell>
          <table:table-cell/>
        </table:table-row>
        <table:table-row table:style-name="ro1">
          <table:table-cell office:value-type="string" calcext:value-type="string">
            <text:p>fetch-21</text:p>
          </table:table-cell>
          <table:table-cell office:value-type="float" office:value="0.060132" calcext:value-type="float">
            <text:p>0,060132</text:p>
          </table:table-cell>
          <table:table-cell/>
        </table:table-row>
        <table:table-row table:style-name="ro1">
          <table:table-cell office:value-type="string" calcext:value-type="string">
            <text:p>fetch-22</text:p>
          </table:table-cell>
          <table:table-cell office:value-type="float" office:value="0.061861" calcext:value-type="float">
            <text:p>0,061861</text:p>
          </table:table-cell>
          <table:table-cell/>
        </table:table-row>
        <table:table-row table:style-name="ro1">
          <table:table-cell office:value-type="string" calcext:value-type="string">
            <text:p>fetch-23</text:p>
          </table:table-cell>
          <table:table-cell office:value-type="float" office:value="0.059229" calcext:value-type="float">
            <text:p>0,059229</text:p>
          </table:table-cell>
          <table:table-cell/>
        </table:table-row>
        <table:table-row table:style-name="ro1">
          <table:table-cell office:value-type="string" calcext:value-type="string">
            <text:p>fetch-24</text:p>
          </table:table-cell>
          <table:table-cell office:value-type="float" office:value="0.059025" calcext:value-type="float">
            <text:p>0,059025</text:p>
          </table:table-cell>
          <table:table-cell/>
        </table:table-row>
        <table:table-row table:style-name="ro1">
          <table:table-cell office:value-type="string" calcext:value-type="string">
            <text:p>fetch-25</text:p>
          </table:table-cell>
          <table:table-cell office:value-type="float" office:value="0.063907" calcext:value-type="float">
            <text:p>0,063907</text:p>
          </table:table-cell>
          <table:table-cell/>
        </table:table-row>
        <table:table-row table:style-name="ro1">
          <table:table-cell office:value-type="string" calcext:value-type="string">
            <text:p>fetch-26</text:p>
          </table:table-cell>
          <table:table-cell office:value-type="float" office:value="0.062371" calcext:value-type="float">
            <text:p>0,062371</text:p>
          </table:table-cell>
          <table:table-cell/>
        </table:table-row>
        <table:table-row table:style-name="ro1">
          <table:table-cell office:value-type="string" calcext:value-type="string">
            <text:p>fetch-27</text:p>
          </table:table-cell>
          <table:table-cell office:value-type="float" office:value="0.067028" calcext:value-type="float">
            <text:p>0,067028</text:p>
          </table:table-cell>
          <table:table-cell/>
        </table:table-row>
        <table:table-row table:style-name="ro1">
          <table:table-cell office:value-type="string" calcext:value-type="string">
            <text:p>fetch-28</text:p>
          </table:table-cell>
          <table:table-cell office:value-type="float" office:value="0.058355" calcext:value-type="float">
            <text:p>0,058355</text:p>
          </table:table-cell>
          <table:table-cell/>
        </table:table-row>
        <table:table-row table:style-name="ro1">
          <table:table-cell office:value-type="string" calcext:value-type="string">
            <text:p>fetch-29</text:p>
          </table:table-cell>
          <table:table-cell office:value-type="float" office:value="0.058544" calcext:value-type="float">
            <text:p>0,058544</text:p>
          </table:table-cell>
          <table:table-cell/>
        </table:table-row>
        <table:table-row table:style-name="ro1">
          <table:table-cell office:value-type="string" calcext:value-type="string">
            <text:p>fetch-30</text:p>
          </table:table-cell>
          <table:table-cell office:value-type="float" office:value="0.062632" calcext:value-type="float">
            <text:p>0,062632</text:p>
          </table:table-cell>
          <table:table-cell/>
        </table:table-row>
        <table:table-row table:style-name="ro1">
          <table:table-cell office:value-type="string" calcext:value-type="string">
            <text:p>fetch-31</text:p>
          </table:table-cell>
          <table:table-cell office:value-type="float" office:value="0.06058" calcext:value-type="float">
            <text:p>0,06058</text:p>
          </table:table-cell>
          <table:table-cell/>
        </table:table-row>
        <table:table-row table:style-name="ro1">
          <table:table-cell office:value-type="string" calcext:value-type="string">
            <text:p>fetch-32</text:p>
          </table:table-cell>
          <table:table-cell office:value-type="float" office:value="0.062675" calcext:value-type="float">
            <text:p>0,062675</text:p>
          </table:table-cell>
          <table:table-cell/>
        </table:table-row>
        <table:table-row table:style-name="ro1">
          <table:table-cell office:value-type="string" calcext:value-type="string">
            <text:p>fetch-33</text:p>
          </table:table-cell>
          <table:table-cell office:value-type="float" office:value="0.057303" calcext:value-type="float">
            <text:p>0,057303</text:p>
          </table:table-cell>
          <table:table-cell/>
        </table:table-row>
        <table:table-row table:style-name="ro1">
          <table:table-cell office:value-type="string" calcext:value-type="string">
            <text:p>fetch-34</text:p>
          </table:table-cell>
          <table:table-cell office:value-type="float" office:value="0.062268" calcext:value-type="float">
            <text:p>0,062268</text:p>
          </table:table-cell>
          <table:table-cell/>
        </table:table-row>
        <table:table-row table:style-name="ro1">
          <table:table-cell office:value-type="string" calcext:value-type="string">
            <text:p>fetch-35</text:p>
          </table:table-cell>
          <table:table-cell office:value-type="float" office:value="0.062188" calcext:value-type="float">
            <text:p>0,062188</text:p>
          </table:table-cell>
          <table:table-cell/>
        </table:table-row>
        <table:table-row table:style-name="ro1">
          <table:table-cell office:value-type="string" calcext:value-type="string">
            <text:p>fetch-36</text:p>
          </table:table-cell>
          <table:table-cell office:value-type="float" office:value="0.059404" calcext:value-type="float">
            <text:p>0,059404</text:p>
          </table:table-cell>
          <table:table-cell/>
        </table:table-row>
        <table:table-row table:style-name="ro1">
          <table:table-cell office:value-type="string" calcext:value-type="string">
            <text:p>fetch-37</text:p>
          </table:table-cell>
          <table:table-cell office:value-type="float" office:value="0.059357" calcext:value-type="float">
            <text:p>0,059357</text:p>
          </table:table-cell>
          <table:table-cell/>
        </table:table-row>
        <table:table-row table:style-name="ro1">
          <table:table-cell office:value-type="string" calcext:value-type="string">
            <text:p>fetch-38</text:p>
          </table:table-cell>
          <table:table-cell office:value-type="float" office:value="0.061279" calcext:value-type="float">
            <text:p>0,061279</text:p>
          </table:table-cell>
          <table:table-cell/>
        </table:table-row>
        <table:table-row table:style-name="ro1">
          <table:table-cell office:value-type="string" calcext:value-type="string">
            <text:p>fetch-39</text:p>
          </table:table-cell>
          <table:table-cell office:value-type="float" office:value="0.060196" calcext:value-type="float">
            <text:p>0,060196</text:p>
          </table:table-cell>
          <table:table-cell/>
        </table:table-row>
        <table:table-row table:style-name="ro1">
          <table:table-cell office:value-type="string" calcext:value-type="string">
            <text:p>fetch-40</text:p>
          </table:table-cell>
          <table:table-cell office:value-type="float" office:value="0.061664" calcext:value-type="float">
            <text:p>0,061664</text:p>
          </table:table-cell>
          <table:table-cell/>
        </table:table-row>
        <table:table-row table:style-name="ro1">
          <table:table-cell office:value-type="string" calcext:value-type="string">
            <text:p>fetch-41</text:p>
          </table:table-cell>
          <table:table-cell office:value-type="float" office:value="0.062275" calcext:value-type="float">
            <text:p>0,062275</text:p>
          </table:table-cell>
          <table:table-cell/>
        </table:table-row>
        <table:table-row table:style-name="ro1">
          <table:table-cell office:value-type="string" calcext:value-type="string">
            <text:p>fetch-42</text:p>
          </table:table-cell>
          <table:table-cell office:value-type="float" office:value="0.057906" calcext:value-type="float">
            <text:p>0,057906</text:p>
          </table:table-cell>
          <table:table-cell/>
        </table:table-row>
        <table:table-row table:style-name="ro1">
          <table:table-cell office:value-type="string" calcext:value-type="string">
            <text:p>fetch-43</text:p>
          </table:table-cell>
          <table:table-cell office:value-type="float" office:value="0.057547" calcext:value-type="float">
            <text:p>0,057547</text:p>
          </table:table-cell>
          <table:table-cell/>
        </table:table-row>
        <table:table-row table:style-name="ro1">
          <table:table-cell office:value-type="string" calcext:value-type="string">
            <text:p>fetch-44</text:p>
          </table:table-cell>
          <table:table-cell office:value-type="float" office:value="0.060689" calcext:value-type="float">
            <text:p>0,060689</text:p>
          </table:table-cell>
          <table:table-cell/>
        </table:table-row>
        <table:table-row table:style-name="ro1">
          <table:table-cell office:value-type="string" calcext:value-type="string">
            <text:p>fetch-45</text:p>
          </table:table-cell>
          <table:table-cell office:value-type="float" office:value="0.062529" calcext:value-type="float">
            <text:p>0,062529</text:p>
          </table:table-cell>
          <table:table-cell/>
        </table:table-row>
        <table:table-row table:style-name="ro1">
          <table:table-cell office:value-type="string" calcext:value-type="string">
            <text:p>fetch-46</text:p>
          </table:table-cell>
          <table:table-cell office:value-type="float" office:value="0.061259" calcext:value-type="float">
            <text:p>0,061259</text:p>
          </table:table-cell>
          <table:table-cell/>
        </table:table-row>
        <table:table-row table:style-name="ro1">
          <table:table-cell office:value-type="string" calcext:value-type="string">
            <text:p>fetch-47</text:p>
          </table:table-cell>
          <table:table-cell office:value-type="float" office:value="0.058582" calcext:value-type="float">
            <text:p>0,058582</text:p>
          </table:table-cell>
          <table:table-cell/>
        </table:table-row>
        <table:table-row table:style-name="ro1">
          <table:table-cell office:value-type="string" calcext:value-type="string">
            <text:p>fetch-48</text:p>
          </table:table-cell>
          <table:table-cell office:value-type="float" office:value="0.063701" calcext:value-type="float">
            <text:p>0,063701</text:p>
          </table:table-cell>
          <table:table-cell/>
        </table:table-row>
        <table:table-row table:style-name="ro1">
          <table:table-cell office:value-type="string" calcext:value-type="string">
            <text:p>fetch-49</text:p>
          </table:table-cell>
          <table:table-cell office:value-type="float" office:value="0.057781" calcext:value-type="float">
            <text:p>0,057781</text:p>
          </table:table-cell>
          <table:table-cell/>
        </table:table-row>
        <table:table-row table:style-name="ro1">
          <table:table-cell office:value-type="string" calcext:value-type="string">
            <text:p>fetch-50</text:p>
          </table:table-cell>
          <table:table-cell office:value-type="float" office:value="0.059737" calcext:value-type="float">
            <text:p>0,059737</text:p>
          </table:table-cell>
          <table:table-cell/>
        </table:table-row>
        <table:table-row table:style-name="ro1">
          <table:table-cell office:value-type="string" calcext:value-type="string">
            <text:p>fetch-51</text:p>
          </table:table-cell>
          <table:table-cell office:value-type="float" office:value="0.069459" calcext:value-type="float">
            <text:p>0,069459</text:p>
          </table:table-cell>
          <table:table-cell/>
        </table:table-row>
        <table:table-row table:style-name="ro1">
          <table:table-cell office:value-type="string" calcext:value-type="string">
            <text:p>fetch-52</text:p>
          </table:table-cell>
          <table:table-cell office:value-type="float" office:value="0.059088" calcext:value-type="float">
            <text:p>0,059088</text:p>
          </table:table-cell>
          <table:table-cell/>
        </table:table-row>
        <table:table-row table:style-name="ro1">
          <table:table-cell office:value-type="string" calcext:value-type="string">
            <text:p>fetch-53</text:p>
          </table:table-cell>
          <table:table-cell office:value-type="float" office:value="0.061191" calcext:value-type="float">
            <text:p>0,061191</text:p>
          </table:table-cell>
          <table:table-cell/>
        </table:table-row>
        <table:table-row table:style-name="ro1">
          <table:table-cell office:value-type="string" calcext:value-type="string">
            <text:p>fetch-54</text:p>
          </table:table-cell>
          <table:table-cell office:value-type="float" office:value="0.060934" calcext:value-type="float">
            <text:p>0,060934</text:p>
          </table:table-cell>
          <table:table-cell/>
        </table:table-row>
        <table:table-row table:style-name="ro1">
          <table:table-cell office:value-type="string" calcext:value-type="string">
            <text:p>fetch-55</text:p>
          </table:table-cell>
          <table:table-cell office:value-type="float" office:value="0.061056" calcext:value-type="float">
            <text:p>0,061056</text:p>
          </table:table-cell>
          <table:table-cell/>
        </table:table-row>
        <table:table-row table:style-name="ro1">
          <table:table-cell office:value-type="string" calcext:value-type="string">
            <text:p>fetch-56</text:p>
          </table:table-cell>
          <table:table-cell office:value-type="float" office:value="0.063248" calcext:value-type="float">
            <text:p>0,063248</text:p>
          </table:table-cell>
          <table:table-cell/>
        </table:table-row>
        <table:table-row table:style-name="ro1">
          <table:table-cell office:value-type="string" calcext:value-type="string">
            <text:p>fetch-57</text:p>
          </table:table-cell>
          <table:table-cell office:value-type="float" office:value="0.05774" calcext:value-type="float">
            <text:p>0,05774</text:p>
          </table:table-cell>
          <table:table-cell/>
        </table:table-row>
        <table:table-row table:style-name="ro1">
          <table:table-cell office:value-type="string" calcext:value-type="string">
            <text:p>fetch-58</text:p>
          </table:table-cell>
          <table:table-cell office:value-type="float" office:value="0.062809" calcext:value-type="float">
            <text:p>0,062809</text:p>
          </table:table-cell>
          <table:table-cell/>
        </table:table-row>
        <table:table-row table:style-name="ro1">
          <table:table-cell office:value-type="string" calcext:value-type="string">
            <text:p>fetch-59</text:p>
          </table:table-cell>
          <table:table-cell office:value-type="float" office:value="0.056624" calcext:value-type="float">
            <text:p>0,056624</text:p>
          </table:table-cell>
          <table:table-cell/>
        </table:table-row>
        <table:table-row table:style-name="ro1">
          <table:table-cell office:value-type="string" calcext:value-type="string">
            <text:p>fetch-60</text:p>
          </table:table-cell>
          <table:table-cell office:value-type="float" office:value="0.063041" calcext:value-type="float">
            <text:p>0,063041</text:p>
          </table:table-cell>
          <table:table-cell/>
        </table:table-row>
        <table:table-row table:style-name="ro1">
          <table:table-cell office:value-type="string" calcext:value-type="string">
            <text:p>fetch-61</text:p>
          </table:table-cell>
          <table:table-cell office:value-type="float" office:value="0.060377" calcext:value-type="float">
            <text:p>0,060377</text:p>
          </table:table-cell>
          <table:table-cell/>
        </table:table-row>
        <table:table-row table:style-name="ro1">
          <table:table-cell office:value-type="string" calcext:value-type="string">
            <text:p>fetch-62</text:p>
          </table:table-cell>
          <table:table-cell office:value-type="float" office:value="0.065352" calcext:value-type="float">
            <text:p>0,065352</text:p>
          </table:table-cell>
          <table:table-cell/>
        </table:table-row>
        <table:table-row table:style-name="ro1">
          <table:table-cell office:value-type="string" calcext:value-type="string">
            <text:p>fetch-63</text:p>
          </table:table-cell>
          <table:table-cell office:value-type="float" office:value="0.06103" calcext:value-type="float">
            <text:p>0,06103</text:p>
          </table:table-cell>
          <table:table-cell/>
        </table:table-row>
        <table:table-row table:style-name="ro1">
          <table:table-cell office:value-type="string" calcext:value-type="string">
            <text:p>fetch-64</text:p>
          </table:table-cell>
          <table:table-cell office:value-type="float" office:value="0.061563" calcext:value-type="float">
            <text:p>0,061563</text:p>
          </table:table-cell>
          <table:table-cell/>
        </table:table-row>
        <table:table-row table:style-name="ro1">
          <table:table-cell office:value-type="string" calcext:value-type="string">
            <text:p>fetch-65</text:p>
          </table:table-cell>
          <table:table-cell office:value-type="float" office:value="0.057905" calcext:value-type="float">
            <text:p>0,057905</text:p>
          </table:table-cell>
          <table:table-cell/>
        </table:table-row>
        <table:table-row table:style-name="ro1">
          <table:table-cell office:value-type="string" calcext:value-type="string">
            <text:p>fetch-66</text:p>
          </table:table-cell>
          <table:table-cell office:value-type="float" office:value="0.061061" calcext:value-type="float">
            <text:p>0,061061</text:p>
          </table:table-cell>
          <table:table-cell/>
        </table:table-row>
        <table:table-row table:style-name="ro1">
          <table:table-cell office:value-type="string" calcext:value-type="string">
            <text:p>fetch-67</text:p>
          </table:table-cell>
          <table:table-cell office:value-type="float" office:value="0.059221" calcext:value-type="float">
            <text:p>0,059221</text:p>
          </table:table-cell>
          <table:table-cell/>
        </table:table-row>
        <table:table-row table:style-name="ro1">
          <table:table-cell office:value-type="string" calcext:value-type="string">
            <text:p>fetch-68</text:p>
          </table:table-cell>
          <table:table-cell office:value-type="float" office:value="0.060303" calcext:value-type="float">
            <text:p>0,060303</text:p>
          </table:table-cell>
          <table:table-cell/>
        </table:table-row>
        <table:table-row table:style-name="ro1">
          <table:table-cell office:value-type="string" calcext:value-type="string">
            <text:p>fetch-69</text:p>
          </table:table-cell>
          <table:table-cell office:value-type="float" office:value="0.068137" calcext:value-type="float">
            <text:p>0,068137</text:p>
          </table:table-cell>
          <table:table-cell/>
        </table:table-row>
        <table:table-row table:style-name="ro1">
          <table:table-cell office:value-type="string" calcext:value-type="string">
            <text:p>fetch-70</text:p>
          </table:table-cell>
          <table:table-cell office:value-type="float" office:value="0.058777" calcext:value-type="float">
            <text:p>0,058777</text:p>
          </table:table-cell>
          <table:table-cell/>
        </table:table-row>
        <table:table-row table:style-name="ro1">
          <table:table-cell office:value-type="string" calcext:value-type="string">
            <text:p>fetch-71</text:p>
          </table:table-cell>
          <table:table-cell office:value-type="float" office:value="0.05959" calcext:value-type="float">
            <text:p>0,05959</text:p>
          </table:table-cell>
          <table:table-cell/>
        </table:table-row>
        <table:table-row table:style-name="ro1">
          <table:table-cell office:value-type="string" calcext:value-type="string">
            <text:p>fetch-72</text:p>
          </table:table-cell>
          <table:table-cell office:value-type="float" office:value="0.059086" calcext:value-type="float">
            <text:p>0,059086</text:p>
          </table:table-cell>
          <table:table-cell/>
        </table:table-row>
        <table:table-row table:style-name="ro1">
          <table:table-cell office:value-type="string" calcext:value-type="string">
            <text:p>fetch-73</text:p>
          </table:table-cell>
          <table:table-cell office:value-type="float" office:value="0.060565" calcext:value-type="float">
            <text:p>0,060565</text:p>
          </table:table-cell>
          <table:table-cell/>
        </table:table-row>
        <table:table-row table:style-name="ro1">
          <table:table-cell office:value-type="string" calcext:value-type="string">
            <text:p>fetch-74</text:p>
          </table:table-cell>
          <table:table-cell office:value-type="float" office:value="0.058056" calcext:value-type="float">
            <text:p>0,058056</text:p>
          </table:table-cell>
          <table:table-cell/>
        </table:table-row>
        <table:table-row table:style-name="ro1">
          <table:table-cell office:value-type="string" calcext:value-type="string">
            <text:p>fetch-75</text:p>
          </table:table-cell>
          <table:table-cell office:value-type="float" office:value="0.060258" calcext:value-type="float">
            <text:p>0,060258</text:p>
          </table:table-cell>
          <table:table-cell/>
        </table:table-row>
        <table:table-row table:style-name="ro1">
          <table:table-cell office:value-type="string" calcext:value-type="string">
            <text:p>fetch-76</text:p>
          </table:table-cell>
          <table:table-cell office:value-type="float" office:value="0.056451" calcext:value-type="float">
            <text:p>0,056451</text:p>
          </table:table-cell>
          <table:table-cell/>
        </table:table-row>
        <table:table-row table:style-name="ro1">
          <table:table-cell office:value-type="string" calcext:value-type="string">
            <text:p>fetch-77</text:p>
          </table:table-cell>
          <table:table-cell office:value-type="float" office:value="0.059768" calcext:value-type="float">
            <text:p>0,059768</text:p>
          </table:table-cell>
          <table:table-cell/>
        </table:table-row>
        <table:table-row table:style-name="ro1">
          <table:table-cell office:value-type="string" calcext:value-type="string">
            <text:p>fetch-78</text:p>
          </table:table-cell>
          <table:table-cell office:value-type="float" office:value="0.060555" calcext:value-type="float">
            <text:p>0,060555</text:p>
          </table:table-cell>
          <table:table-cell/>
        </table:table-row>
        <table:table-row table:style-name="ro1">
          <table:table-cell office:value-type="string" calcext:value-type="string">
            <text:p>fetch-79</text:p>
          </table:table-cell>
          <table:table-cell office:value-type="float" office:value="0.060785" calcext:value-type="float">
            <text:p>0,060785</text:p>
          </table:table-cell>
          <table:table-cell/>
        </table:table-row>
        <table:table-row table:style-name="ro1">
          <table:table-cell office:value-type="string" calcext:value-type="string">
            <text:p>fetch-80</text:p>
          </table:table-cell>
          <table:table-cell office:value-type="float" office:value="0.05821" calcext:value-type="float">
            <text:p>0,05821</text:p>
          </table:table-cell>
          <table:table-cell/>
        </table:table-row>
        <table:table-row table:style-name="ro1">
          <table:table-cell office:value-type="string" calcext:value-type="string">
            <text:p>fetch-81</text:p>
          </table:table-cell>
          <table:table-cell office:value-type="float" office:value="0.064214" calcext:value-type="float">
            <text:p>0,064214</text:p>
          </table:table-cell>
          <table:table-cell/>
        </table:table-row>
        <table:table-row table:style-name="ro1">
          <table:table-cell office:value-type="string" calcext:value-type="string">
            <text:p>fetch-82</text:p>
          </table:table-cell>
          <table:table-cell office:value-type="float" office:value="0.056963" calcext:value-type="float">
            <text:p>0,056963</text:p>
          </table:table-cell>
          <table:table-cell/>
        </table:table-row>
        <table:table-row table:style-name="ro1">
          <table:table-cell office:value-type="string" calcext:value-type="string">
            <text:p>fetch-83</text:p>
          </table:table-cell>
          <table:table-cell office:value-type="float" office:value="0.060512" calcext:value-type="float">
            <text:p>0,060512</text:p>
          </table:table-cell>
          <table:table-cell/>
        </table:table-row>
        <table:table-row table:style-name="ro1">
          <table:table-cell office:value-type="string" calcext:value-type="string">
            <text:p>fetch-84</text:p>
          </table:table-cell>
          <table:table-cell office:value-type="float" office:value="0.059757" calcext:value-type="float">
            <text:p>0,059757</text:p>
          </table:table-cell>
          <table:table-cell/>
        </table:table-row>
        <table:table-row table:style-name="ro1">
          <table:table-cell office:value-type="string" calcext:value-type="string">
            <text:p>fetch-85</text:p>
          </table:table-cell>
          <table:table-cell office:value-type="float" office:value="0.058318" calcext:value-type="float">
            <text:p>0,058318</text:p>
          </table:table-cell>
          <table:table-cell/>
        </table:table-row>
        <table:table-row table:style-name="ro1">
          <table:table-cell office:value-type="string" calcext:value-type="string">
            <text:p>fetch-86</text:p>
          </table:table-cell>
          <table:table-cell office:value-type="float" office:value="0.05868" calcext:value-type="float">
            <text:p>0,05868</text:p>
          </table:table-cell>
          <table:table-cell/>
        </table:table-row>
        <table:table-row table:style-name="ro1">
          <table:table-cell office:value-type="string" calcext:value-type="string">
            <text:p>fetch-87</text:p>
          </table:table-cell>
          <table:table-cell office:value-type="float" office:value="0.058584" calcext:value-type="float">
            <text:p>0,058584</text:p>
          </table:table-cell>
          <table:table-cell/>
        </table:table-row>
        <table:table-row table:style-name="ro1">
          <table:table-cell office:value-type="string" calcext:value-type="string">
            <text:p>fetch-88</text:p>
          </table:table-cell>
          <table:table-cell office:value-type="float" office:value="0.057454" calcext:value-type="float">
            <text:p>0,057454</text:p>
          </table:table-cell>
          <table:table-cell/>
        </table:table-row>
        <table:table-row table:style-name="ro1">
          <table:table-cell office:value-type="string" calcext:value-type="string">
            <text:p>fetch-89</text:p>
          </table:table-cell>
          <table:table-cell office:value-type="float" office:value="0.062669" calcext:value-type="float">
            <text:p>0,062669</text:p>
          </table:table-cell>
          <table:table-cell/>
        </table:table-row>
        <table:table-row table:style-name="ro1">
          <table:table-cell office:value-type="string" calcext:value-type="string">
            <text:p>fetch-90</text:p>
          </table:table-cell>
          <table:table-cell office:value-type="float" office:value="0.059611" calcext:value-type="float">
            <text:p>0,059611</text:p>
          </table:table-cell>
          <table:table-cell/>
        </table:table-row>
        <table:table-row table:style-name="ro1">
          <table:table-cell office:value-type="string" calcext:value-type="string">
            <text:p>fetch-91</text:p>
          </table:table-cell>
          <table:table-cell office:value-type="float" office:value="0.058376" calcext:value-type="float">
            <text:p>0,058376</text:p>
          </table:table-cell>
          <table:table-cell/>
        </table:table-row>
        <table:table-row table:style-name="ro1">
          <table:table-cell office:value-type="string" calcext:value-type="string">
            <text:p>fetch-92</text:p>
          </table:table-cell>
          <table:table-cell office:value-type="float" office:value="0.060085" calcext:value-type="float">
            <text:p>0,060085</text:p>
          </table:table-cell>
          <table:table-cell/>
        </table:table-row>
        <table:table-row table:style-name="ro1">
          <table:table-cell office:value-type="string" calcext:value-type="string">
            <text:p>fetch-93</text:p>
          </table:table-cell>
          <table:table-cell office:value-type="float" office:value="0.064561" calcext:value-type="float">
            <text:p>0,064561</text:p>
          </table:table-cell>
          <table:table-cell/>
        </table:table-row>
        <table:table-row table:style-name="ro1">
          <table:table-cell office:value-type="string" calcext:value-type="string">
            <text:p>fetch-94</text:p>
          </table:table-cell>
          <table:table-cell office:value-type="float" office:value="0.05904" calcext:value-type="float">
            <text:p>0,05904</text:p>
          </table:table-cell>
          <table:table-cell/>
        </table:table-row>
        <table:table-row table:style-name="ro1">
          <table:table-cell office:value-type="string" calcext:value-type="string">
            <text:p>fetch-95</text:p>
          </table:table-cell>
          <table:table-cell office:value-type="float" office:value="0.059419" calcext:value-type="float">
            <text:p>0,059419</text:p>
          </table:table-cell>
          <table:table-cell/>
        </table:table-row>
        <table:table-row table:style-name="ro1">
          <table:table-cell office:value-type="string" calcext:value-type="string">
            <text:p>fetch-96</text:p>
          </table:table-cell>
          <table:table-cell office:value-type="float" office:value="0.061689" calcext:value-type="float">
            <text:p>0,061689</text:p>
          </table:table-cell>
          <table:table-cell/>
        </table:table-row>
        <table:table-row table:style-name="ro1">
          <table:table-cell office:value-type="string" calcext:value-type="string">
            <text:p>fetch-97</text:p>
          </table:table-cell>
          <table:table-cell office:value-type="float" office:value="0.061393" calcext:value-type="float">
            <text:p>0,061393</text:p>
          </table:table-cell>
          <table:table-cell/>
        </table:table-row>
        <table:table-row table:style-name="ro1">
          <table:table-cell office:value-type="string" calcext:value-type="string">
            <text:p>fetch-98</text:p>
          </table:table-cell>
          <table:table-cell office:value-type="float" office:value="0.057747" calcext:value-type="float">
            <text:p>0,057747</text:p>
          </table:table-cell>
          <table:table-cell/>
        </table:table-row>
        <table:table-row table:style-name="ro1">
          <table:table-cell office:value-type="string" calcext:value-type="string">
            <text:p>fetch-99</text:p>
          </table:table-cell>
          <table:table-cell office:value-type="float" office:value="0.061891" calcext:value-type="float">
            <text:p>0,061891</text:p>
          </table:table-cell>
          <table:table-cell/>
        </table:table-row>
        <table:table-row table:style-name="ro1">
          <table:table-cell office:value-type="string" calcext:value-type="string">
            <text:p>fetch-100</text:p>
          </table:table-cell>
          <table:table-cell office:value-type="float" office:value="0.058557" calcext:value-type="float">
            <text:p>0,058557</text:p>
          </table:table-cell>
          <table:table-cell/>
        </table:table-row>
        <table:table-row table:style-name="ro1">
          <table:table-cell office:value-type="string" calcext:value-type="string">
            <text:p>fetch-101</text:p>
          </table:table-cell>
          <table:table-cell office:value-type="float" office:value="0.06173" calcext:value-type="float">
            <text:p>0,06173</text:p>
          </table:table-cell>
          <table:table-cell/>
        </table:table-row>
        <table:table-row table:style-name="ro1">
          <table:table-cell office:value-type="string" calcext:value-type="string">
            <text:p>fetch-102</text:p>
          </table:table-cell>
          <table:table-cell office:value-type="float" office:value="0.057819" calcext:value-type="float">
            <text:p>0,057819</text:p>
          </table:table-cell>
          <table:table-cell/>
        </table:table-row>
        <table:table-row table:style-name="ro1">
          <table:table-cell office:value-type="string" calcext:value-type="string">
            <text:p>fetch-103</text:p>
          </table:table-cell>
          <table:table-cell office:value-type="float" office:value="0.06697" calcext:value-type="float">
            <text:p>0,06697</text:p>
          </table:table-cell>
          <table:table-cell/>
        </table:table-row>
        <table:table-row table:style-name="ro1">
          <table:table-cell office:value-type="string" calcext:value-type="string">
            <text:p>fetch-104</text:p>
          </table:table-cell>
          <table:table-cell office:value-type="float" office:value="0.058902" calcext:value-type="float">
            <text:p>0,058902</text:p>
          </table:table-cell>
          <table:table-cell/>
        </table:table-row>
        <table:table-row table:style-name="ro1">
          <table:table-cell office:value-type="string" calcext:value-type="string">
            <text:p>fetch-105</text:p>
          </table:table-cell>
          <table:table-cell office:value-type="float" office:value="0.058708" calcext:value-type="float">
            <text:p>0,058708</text:p>
          </table:table-cell>
          <table:table-cell/>
        </table:table-row>
        <table:table-row table:style-name="ro1">
          <table:table-cell office:value-type="string" calcext:value-type="string">
            <text:p>fetch-106</text:p>
          </table:table-cell>
          <table:table-cell office:value-type="float" office:value="0.064326" calcext:value-type="float">
            <text:p>0,064326</text:p>
          </table:table-cell>
          <table:table-cell/>
        </table:table-row>
        <table:table-row table:style-name="ro1">
          <table:table-cell office:value-type="string" calcext:value-type="string">
            <text:p>fetch-107</text:p>
          </table:table-cell>
          <table:table-cell office:value-type="float" office:value="0.063366" calcext:value-type="float">
            <text:p>0,063366</text:p>
          </table:table-cell>
          <table:table-cell/>
        </table:table-row>
        <table:table-row table:style-name="ro1">
          <table:table-cell office:value-type="string" calcext:value-type="string">
            <text:p>fetch-108</text:p>
          </table:table-cell>
          <table:table-cell office:value-type="float" office:value="0.059168" calcext:value-type="float">
            <text:p>0,059168</text:p>
          </table:table-cell>
          <table:table-cell/>
        </table:table-row>
        <table:table-row table:style-name="ro1">
          <table:table-cell office:value-type="string" calcext:value-type="string">
            <text:p>fetch-109</text:p>
          </table:table-cell>
          <table:table-cell office:value-type="float" office:value="0.058071" calcext:value-type="float">
            <text:p>0,058071</text:p>
          </table:table-cell>
          <table:table-cell/>
        </table:table-row>
        <table:table-row table:style-name="ro1">
          <table:table-cell office:value-type="string" calcext:value-type="string">
            <text:p>fetch-110</text:p>
          </table:table-cell>
          <table:table-cell office:value-type="float" office:value="0.089248" calcext:value-type="float">
            <text:p>0,089248</text:p>
          </table:table-cell>
          <table:table-cell/>
        </table:table-row>
        <table:table-row table:style-name="ro1">
          <table:table-cell office:value-type="string" calcext:value-type="string">
            <text:p>fetch-111</text:p>
          </table:table-cell>
          <table:table-cell office:value-type="float" office:value="0.093352" calcext:value-type="float">
            <text:p>0,093352</text:p>
          </table:table-cell>
          <table:table-cell/>
        </table:table-row>
        <table:table-row table:style-name="ro1">
          <table:table-cell office:value-type="string" calcext:value-type="string">
            <text:p>fetch-112</text:p>
          </table:table-cell>
          <table:table-cell office:value-type="float" office:value="0.084672" calcext:value-type="float">
            <text:p>0,084672</text:p>
          </table:table-cell>
          <table:table-cell/>
        </table:table-row>
        <table:table-row table:style-name="ro1">
          <table:table-cell office:value-type="string" calcext:value-type="string">
            <text:p>fetch-113</text:p>
          </table:table-cell>
          <table:table-cell office:value-type="float" office:value="0.089058" calcext:value-type="float">
            <text:p>0,089058</text:p>
          </table:table-cell>
          <table:table-cell/>
        </table:table-row>
        <table:table-row table:style-name="ro1">
          <table:table-cell office:value-type="string" calcext:value-type="string">
            <text:p>fetch-114</text:p>
          </table:table-cell>
          <table:table-cell office:value-type="float" office:value="0.064669" calcext:value-type="float">
            <text:p>0,064669</text:p>
          </table:table-cell>
          <table:table-cell/>
        </table:table-row>
        <table:table-row table:style-name="ro1">
          <table:table-cell office:value-type="string" calcext:value-type="string">
            <text:p>fetch-115</text:p>
          </table:table-cell>
          <table:table-cell office:value-type="float" office:value="0.063772" calcext:value-type="float">
            <text:p>0,063772</text:p>
          </table:table-cell>
          <table:table-cell/>
        </table:table-row>
        <table:table-row table:style-name="ro1">
          <table:table-cell office:value-type="string" calcext:value-type="string">
            <text:p>fetch-116</text:p>
          </table:table-cell>
          <table:table-cell office:value-type="float" office:value="0.060751" calcext:value-type="float">
            <text:p>0,060751</text:p>
          </table:table-cell>
          <table:table-cell/>
        </table:table-row>
        <table:table-row table:style-name="ro1">
          <table:table-cell office:value-type="string" calcext:value-type="string">
            <text:p>fetch-117</text:p>
          </table:table-cell>
          <table:table-cell office:value-type="float" office:value="0.072551" calcext:value-type="float">
            <text:p>0,072551</text:p>
          </table:table-cell>
          <table:table-cell/>
        </table:table-row>
        <table:table-row table:style-name="ro1">
          <table:table-cell office:value-type="string" calcext:value-type="string">
            <text:p>fetch-118</text:p>
          </table:table-cell>
          <table:table-cell office:value-type="float" office:value="0.059907" calcext:value-type="float">
            <text:p>0,059907</text:p>
          </table:table-cell>
          <table:table-cell/>
        </table:table-row>
        <table:table-row table:style-name="ro1">
          <table:table-cell office:value-type="string" calcext:value-type="string">
            <text:p>fetch-119</text:p>
          </table:table-cell>
          <table:table-cell office:value-type="float" office:value="0.062493" calcext:value-type="float">
            <text:p>0,062493</text:p>
          </table:table-cell>
          <table:table-cell/>
        </table:table-row>
        <table:table-row table:style-name="ro1">
          <table:table-cell office:value-type="string" calcext:value-type="string">
            <text:p>fetch-120</text:p>
          </table:table-cell>
          <table:table-cell office:value-type="float" office:value="0.071308" calcext:value-type="float">
            <text:p>0,071308</text:p>
          </table:table-cell>
          <table:table-cell/>
        </table:table-row>
        <table:table-row table:style-name="ro1">
          <table:table-cell office:value-type="string" calcext:value-type="string">
            <text:p>fetch-121</text:p>
          </table:table-cell>
          <table:table-cell office:value-type="float" office:value="0.064678" calcext:value-type="float">
            <text:p>0,064678</text:p>
          </table:table-cell>
          <table:table-cell/>
        </table:table-row>
        <table:table-row table:style-name="ro1">
          <table:table-cell office:value-type="string" calcext:value-type="string">
            <text:p>fetch-122</text:p>
          </table:table-cell>
          <table:table-cell office:value-type="float" office:value="0.063679" calcext:value-type="float">
            <text:p>0,063679</text:p>
          </table:table-cell>
          <table:table-cell/>
        </table:table-row>
        <table:table-row table:style-name="ro1">
          <table:table-cell office:value-type="string" calcext:value-type="string">
            <text:p>fetch-123</text:p>
          </table:table-cell>
          <table:table-cell office:value-type="float" office:value="0.061269" calcext:value-type="float">
            <text:p>0,061269</text:p>
          </table:table-cell>
          <table:table-cell/>
        </table:table-row>
        <table:table-row table:style-name="ro1">
          <table:table-cell office:value-type="string" calcext:value-type="string">
            <text:p>fetch-124</text:p>
          </table:table-cell>
          <table:table-cell office:value-type="float" office:value="0.0686" calcext:value-type="float">
            <text:p>0,0686</text:p>
          </table:table-cell>
          <table:table-cell/>
        </table:table-row>
        <table:table-row table:style-name="ro1">
          <table:table-cell office:value-type="string" calcext:value-type="string">
            <text:p>fetch-125</text:p>
          </table:table-cell>
          <table:table-cell office:value-type="float" office:value="0.092197" calcext:value-type="float">
            <text:p>0,092197</text:p>
          </table:table-cell>
          <table:table-cell/>
        </table:table-row>
        <table:table-row table:style-name="ro1">
          <table:table-cell office:value-type="string" calcext:value-type="string">
            <text:p>fetch-126</text:p>
          </table:table-cell>
          <table:table-cell office:value-type="float" office:value="0.068643" calcext:value-type="float">
            <text:p>0,068643</text:p>
          </table:table-cell>
          <table:table-cell/>
        </table:table-row>
        <table:table-row table:style-name="ro1">
          <table:table-cell office:value-type="string" calcext:value-type="string">
            <text:p>fetch-127</text:p>
          </table:table-cell>
          <table:table-cell office:value-type="float" office:value="0.062148" calcext:value-type="float">
            <text:p>0,062148</text:p>
          </table:table-cell>
          <table:table-cell/>
        </table:table-row>
        <table:table-row table:style-name="ro1">
          <table:table-cell office:value-type="string" calcext:value-type="string">
            <text:p>fetch-128</text:p>
          </table:table-cell>
          <table:table-cell office:value-type="float" office:value="0.063923" calcext:value-type="float">
            <text:p>0,063923</text:p>
          </table:table-cell>
          <table:table-cell/>
        </table:table-row>
        <table:table-row table:style-name="ro1">
          <table:table-cell office:value-type="string" calcext:value-type="string">
            <text:p>fetch-129</text:p>
          </table:table-cell>
          <table:table-cell office:value-type="float" office:value="0.060973" calcext:value-type="float">
            <text:p>0,060973</text:p>
          </table:table-cell>
          <table:table-cell/>
        </table:table-row>
        <table:table-row table:style-name="ro1">
          <table:table-cell office:value-type="string" calcext:value-type="string">
            <text:p>fetch-130</text:p>
          </table:table-cell>
          <table:table-cell office:value-type="float" office:value="0.059877" calcext:value-type="float">
            <text:p>0,059877</text:p>
          </table:table-cell>
          <table:table-cell/>
        </table:table-row>
        <table:table-row table:style-name="ro1">
          <table:table-cell office:value-type="string" calcext:value-type="string">
            <text:p>fetch-131</text:p>
          </table:table-cell>
          <table:table-cell office:value-type="float" office:value="0.061225" calcext:value-type="float">
            <text:p>0,061225</text:p>
          </table:table-cell>
          <table:table-cell/>
        </table:table-row>
        <table:table-row table:style-name="ro1">
          <table:table-cell office:value-type="string" calcext:value-type="string">
            <text:p>fetch-132</text:p>
          </table:table-cell>
          <table:table-cell office:value-type="float" office:value="0.058902" calcext:value-type="float">
            <text:p>0,058902</text:p>
          </table:table-cell>
          <table:table-cell/>
        </table:table-row>
        <table:table-row table:style-name="ro1">
          <table:table-cell office:value-type="string" calcext:value-type="string">
            <text:p>fetch-133</text:p>
          </table:table-cell>
          <table:table-cell office:value-type="float" office:value="0.077228" calcext:value-type="float">
            <text:p>0,077228</text:p>
          </table:table-cell>
          <table:table-cell/>
        </table:table-row>
        <table:table-row table:style-name="ro1">
          <table:table-cell office:value-type="string" calcext:value-type="string">
            <text:p>fetch-134</text:p>
          </table:table-cell>
          <table:table-cell office:value-type="float" office:value="0.060004" calcext:value-type="float">
            <text:p>0,060004</text:p>
          </table:table-cell>
          <table:table-cell/>
        </table:table-row>
        <table:table-row table:style-name="ro1">
          <table:table-cell office:value-type="string" calcext:value-type="string">
            <text:p>fetch-135</text:p>
          </table:table-cell>
          <table:table-cell office:value-type="float" office:value="0.074453" calcext:value-type="float">
            <text:p>0,074453</text:p>
          </table:table-cell>
          <table:table-cell/>
        </table:table-row>
        <table:table-row table:style-name="ro1">
          <table:table-cell office:value-type="string" calcext:value-type="string">
            <text:p>fetch-136</text:p>
          </table:table-cell>
          <table:table-cell office:value-type="float" office:value="0.060574" calcext:value-type="float">
            <text:p>0,060574</text:p>
          </table:table-cell>
          <table:table-cell/>
        </table:table-row>
        <table:table-row table:style-name="ro1">
          <table:table-cell office:value-type="string" calcext:value-type="string">
            <text:p>fetch-137</text:p>
          </table:table-cell>
          <table:table-cell office:value-type="float" office:value="0.059179" calcext:value-type="float">
            <text:p>0,059179</text:p>
          </table:table-cell>
          <table:table-cell/>
        </table:table-row>
        <table:table-row table:style-name="ro1">
          <table:table-cell office:value-type="string" calcext:value-type="string">
            <text:p>fetch-138</text:p>
          </table:table-cell>
          <table:table-cell office:value-type="float" office:value="0.058041" calcext:value-type="float">
            <text:p>0,058041</text:p>
          </table:table-cell>
          <table:table-cell/>
        </table:table-row>
        <table:table-row table:style-name="ro1">
          <table:table-cell office:value-type="string" calcext:value-type="string">
            <text:p>fetch-139</text:p>
          </table:table-cell>
          <table:table-cell office:value-type="float" office:value="0.0603" calcext:value-type="float">
            <text:p>0,0603</text:p>
          </table:table-cell>
          <table:table-cell/>
        </table:table-row>
        <table:table-row table:style-name="ro1">
          <table:table-cell office:value-type="string" calcext:value-type="string">
            <text:p>fetch-140</text:p>
          </table:table-cell>
          <table:table-cell office:value-type="float" office:value="0.059637" calcext:value-type="float">
            <text:p>0,059637</text:p>
          </table:table-cell>
          <table:table-cell/>
        </table:table-row>
        <table:table-row table:style-name="ro1">
          <table:table-cell office:value-type="string" calcext:value-type="string">
            <text:p>fetch-141</text:p>
          </table:table-cell>
          <table:table-cell office:value-type="float" office:value="0.062397" calcext:value-type="float">
            <text:p>0,062397</text:p>
          </table:table-cell>
          <table:table-cell/>
        </table:table-row>
        <table:table-row table:style-name="ro1">
          <table:table-cell office:value-type="string" calcext:value-type="string">
            <text:p>fetch-142</text:p>
          </table:table-cell>
          <table:table-cell office:value-type="float" office:value="0.059182" calcext:value-type="float">
            <text:p>0,059182</text:p>
          </table:table-cell>
          <table:table-cell/>
        </table:table-row>
        <table:table-row table:style-name="ro1">
          <table:table-cell office:value-type="string" calcext:value-type="string">
            <text:p>fetch-143</text:p>
          </table:table-cell>
          <table:table-cell office:value-type="float" office:value="0.060562" calcext:value-type="float">
            <text:p>0,060562</text:p>
          </table:table-cell>
          <table:table-cell/>
        </table:table-row>
        <table:table-row table:style-name="ro1">
          <table:table-cell office:value-type="string" calcext:value-type="string">
            <text:p>fetch-144</text:p>
          </table:table-cell>
          <table:table-cell office:value-type="float" office:value="0.059625" calcext:value-type="float">
            <text:p>0,059625</text:p>
          </table:table-cell>
          <table:table-cell/>
        </table:table-row>
        <table:table-row table:style-name="ro1">
          <table:table-cell office:value-type="string" calcext:value-type="string">
            <text:p>fetch-145</text:p>
          </table:table-cell>
          <table:table-cell office:value-type="float" office:value="0.069002" calcext:value-type="float">
            <text:p>0,069002</text:p>
          </table:table-cell>
          <table:table-cell/>
        </table:table-row>
        <table:table-row table:style-name="ro1">
          <table:table-cell office:value-type="string" calcext:value-type="string">
            <text:p>fetch-146</text:p>
          </table:table-cell>
          <table:table-cell office:value-type="float" office:value="0.071997" calcext:value-type="float">
            <text:p>0,071997</text:p>
          </table:table-cell>
          <table:table-cell/>
        </table:table-row>
        <table:table-row table:style-name="ro1">
          <table:table-cell office:value-type="string" calcext:value-type="string">
            <text:p>fetch-147</text:p>
          </table:table-cell>
          <table:table-cell office:value-type="float" office:value="0.061693" calcext:value-type="float">
            <text:p>0,061693</text:p>
          </table:table-cell>
          <table:table-cell/>
        </table:table-row>
        <table:table-row table:style-name="ro1">
          <table:table-cell office:value-type="string" calcext:value-type="string">
            <text:p>fetch-148</text:p>
          </table:table-cell>
          <table:table-cell office:value-type="float" office:value="0.064018" calcext:value-type="float">
            <text:p>0,064018</text:p>
          </table:table-cell>
          <table:table-cell/>
        </table:table-row>
        <table:table-row table:style-name="ro1">
          <table:table-cell office:value-type="string" calcext:value-type="string">
            <text:p>fetch-149</text:p>
          </table:table-cell>
          <table:table-cell office:value-type="float" office:value="0.063483" calcext:value-type="float">
            <text:p>0,063483</text:p>
          </table:table-cell>
          <table:table-cell/>
        </table:table-row>
        <table:table-row table:style-name="ro1">
          <table:table-cell office:value-type="string" calcext:value-type="string">
            <text:p>fetch-150</text:p>
          </table:table-cell>
          <table:table-cell office:value-type="float" office:value="0.066892" calcext:value-type="float">
            <text:p>0,066892</text:p>
          </table:table-cell>
          <table:table-cell/>
        </table:table-row>
        <table:table-row table:style-name="ro1">
          <table:table-cell office:value-type="string" calcext:value-type="string">
            <text:p>fetch-151</text:p>
          </table:table-cell>
          <table:table-cell office:value-type="float" office:value="0.060749" calcext:value-type="float">
            <text:p>0,060749</text:p>
          </table:table-cell>
          <table:table-cell/>
        </table:table-row>
        <table:table-row table:style-name="ro1">
          <table:table-cell office:value-type="string" calcext:value-type="string">
            <text:p>fetch-152</text:p>
          </table:table-cell>
          <table:table-cell office:value-type="float" office:value="0.059499" calcext:value-type="float">
            <text:p>0,059499</text:p>
          </table:table-cell>
          <table:table-cell/>
        </table:table-row>
        <table:table-row table:style-name="ro1">
          <table:table-cell office:value-type="string" calcext:value-type="string">
            <text:p>fetch-153</text:p>
          </table:table-cell>
          <table:table-cell office:value-type="float" office:value="0.06062" calcext:value-type="float">
            <text:p>0,06062</text:p>
          </table:table-cell>
          <table:table-cell/>
        </table:table-row>
        <table:table-row table:style-name="ro1">
          <table:table-cell office:value-type="string" calcext:value-type="string">
            <text:p>fetch-154</text:p>
          </table:table-cell>
          <table:table-cell office:value-type="float" office:value="0.058758" calcext:value-type="float">
            <text:p>0,058758</text:p>
          </table:table-cell>
          <table:table-cell/>
        </table:table-row>
        <table:table-row table:style-name="ro1">
          <table:table-cell office:value-type="string" calcext:value-type="string">
            <text:p>fetch-155</text:p>
          </table:table-cell>
          <table:table-cell office:value-type="float" office:value="0.065626" calcext:value-type="float">
            <text:p>0,065626</text:p>
          </table:table-cell>
          <table:table-cell/>
        </table:table-row>
        <table:table-row table:style-name="ro1">
          <table:table-cell office:value-type="string" calcext:value-type="string">
            <text:p>fetch-156</text:p>
          </table:table-cell>
          <table:table-cell office:value-type="float" office:value="0.060663" calcext:value-type="float">
            <text:p>0,060663</text:p>
          </table:table-cell>
          <table:table-cell/>
        </table:table-row>
        <table:table-row table:style-name="ro1">
          <table:table-cell office:value-type="string" calcext:value-type="string">
            <text:p>fetch-157</text:p>
          </table:table-cell>
          <table:table-cell office:value-type="float" office:value="0.066864" calcext:value-type="float">
            <text:p>0,066864</text:p>
          </table:table-cell>
          <table:table-cell/>
        </table:table-row>
        <table:table-row table:style-name="ro1">
          <table:table-cell office:value-type="string" calcext:value-type="string">
            <text:p>fetch-158</text:p>
          </table:table-cell>
          <table:table-cell office:value-type="float" office:value="0.06135" calcext:value-type="float">
            <text:p>0,06135</text:p>
          </table:table-cell>
          <table:table-cell/>
        </table:table-row>
        <table:table-row table:style-name="ro1">
          <table:table-cell office:value-type="string" calcext:value-type="string">
            <text:p>fetch-159</text:p>
          </table:table-cell>
          <table:table-cell office:value-type="float" office:value="0.057974" calcext:value-type="float">
            <text:p>0,057974</text:p>
          </table:table-cell>
          <table:table-cell/>
        </table:table-row>
        <table:table-row table:style-name="ro1">
          <table:table-cell office:value-type="string" calcext:value-type="string">
            <text:p>fetch-160</text:p>
          </table:table-cell>
          <table:table-cell office:value-type="float" office:value="0.0633" calcext:value-type="float">
            <text:p>0,0633</text:p>
          </table:table-cell>
          <table:table-cell/>
        </table:table-row>
        <table:table-row table:style-name="ro1">
          <table:table-cell office:value-type="string" calcext:value-type="string">
            <text:p>fetch-161</text:p>
          </table:table-cell>
          <table:table-cell office:value-type="float" office:value="0.059565" calcext:value-type="float">
            <text:p>0,059565</text:p>
          </table:table-cell>
          <table:table-cell/>
        </table:table-row>
        <table:table-row table:style-name="ro1">
          <table:table-cell office:value-type="string" calcext:value-type="string">
            <text:p>fetch-162</text:p>
          </table:table-cell>
          <table:table-cell office:value-type="float" office:value="0.065759" calcext:value-type="float">
            <text:p>0,065759</text:p>
          </table:table-cell>
          <table:table-cell/>
        </table:table-row>
        <table:table-row table:style-name="ro1">
          <table:table-cell office:value-type="string" calcext:value-type="string">
            <text:p>fetch-163</text:p>
          </table:table-cell>
          <table:table-cell office:value-type="float" office:value="0.067389" calcext:value-type="float">
            <text:p>0,067389</text:p>
          </table:table-cell>
          <table:table-cell/>
        </table:table-row>
        <table:table-row table:style-name="ro1">
          <table:table-cell office:value-type="string" calcext:value-type="string">
            <text:p>fetch-164</text:p>
          </table:table-cell>
          <table:table-cell office:value-type="float" office:value="0.061171" calcext:value-type="float">
            <text:p>0,061171</text:p>
          </table:table-cell>
          <table:table-cell/>
        </table:table-row>
        <table:table-row table:style-name="ro1">
          <table:table-cell office:value-type="string" calcext:value-type="string">
            <text:p>fetch-165</text:p>
          </table:table-cell>
          <table:table-cell office:value-type="float" office:value="0.062338" calcext:value-type="float">
            <text:p>0,062338</text:p>
          </table:table-cell>
          <table:table-cell/>
        </table:table-row>
        <table:table-row table:style-name="ro1">
          <table:table-cell office:value-type="string" calcext:value-type="string">
            <text:p>fetch-166</text:p>
          </table:table-cell>
          <table:table-cell office:value-type="float" office:value="0.059869" calcext:value-type="float">
            <text:p>0,059869</text:p>
          </table:table-cell>
          <table:table-cell/>
        </table:table-row>
        <table:table-row table:style-name="ro1">
          <table:table-cell office:value-type="string" calcext:value-type="string">
            <text:p>fetch-167</text:p>
          </table:table-cell>
          <table:table-cell office:value-type="float" office:value="0.059881" calcext:value-type="float">
            <text:p>0,059881</text:p>
          </table:table-cell>
          <table:table-cell/>
        </table:table-row>
        <table:table-row table:style-name="ro1">
          <table:table-cell office:value-type="string" calcext:value-type="string">
            <text:p>fetch-168</text:p>
          </table:table-cell>
          <table:table-cell office:value-type="float" office:value="0.061122" calcext:value-type="float">
            <text:p>0,061122</text:p>
          </table:table-cell>
          <table:table-cell/>
        </table:table-row>
        <table:table-row table:style-name="ro1">
          <table:table-cell office:value-type="string" calcext:value-type="string">
            <text:p>fetch-169</text:p>
          </table:table-cell>
          <table:table-cell office:value-type="float" office:value="0.08789" calcext:value-type="float">
            <text:p>0,08789</text:p>
          </table:table-cell>
          <table:table-cell/>
        </table:table-row>
        <table:table-row table:style-name="ro1">
          <table:table-cell office:value-type="string" calcext:value-type="string">
            <text:p>fetch-170</text:p>
          </table:table-cell>
          <table:table-cell office:value-type="float" office:value="0.062859" calcext:value-type="float">
            <text:p>0,062859</text:p>
          </table:table-cell>
          <table:table-cell/>
        </table:table-row>
        <table:table-row table:style-name="ro1">
          <table:table-cell office:value-type="string" calcext:value-type="string">
            <text:p>fetch-171</text:p>
          </table:table-cell>
          <table:table-cell office:value-type="float" office:value="0.07113" calcext:value-type="float">
            <text:p>0,07113</text:p>
          </table:table-cell>
          <table:table-cell/>
        </table:table-row>
        <table:table-row table:style-name="ro1">
          <table:table-cell office:value-type="string" calcext:value-type="string">
            <text:p>fetch-172</text:p>
          </table:table-cell>
          <table:table-cell office:value-type="float" office:value="0.143758" calcext:value-type="float">
            <text:p>0,143758</text:p>
          </table:table-cell>
          <table:table-cell/>
        </table:table-row>
        <table:table-row table:style-name="ro1">
          <table:table-cell office:value-type="string" calcext:value-type="string">
            <text:p>fetch-173</text:p>
          </table:table-cell>
          <table:table-cell office:value-type="float" office:value="0.060556" calcext:value-type="float">
            <text:p>0,060556</text:p>
          </table:table-cell>
          <table:table-cell/>
        </table:table-row>
        <table:table-row table:style-name="ro1">
          <table:table-cell office:value-type="string" calcext:value-type="string">
            <text:p>fetch-174</text:p>
          </table:table-cell>
          <table:table-cell office:value-type="float" office:value="0.067067" calcext:value-type="float">
            <text:p>0,067067</text:p>
          </table:table-cell>
          <table:table-cell/>
        </table:table-row>
        <table:table-row table:style-name="ro1">
          <table:table-cell office:value-type="string" calcext:value-type="string">
            <text:p>fetch-175</text:p>
          </table:table-cell>
          <table:table-cell office:value-type="float" office:value="0.061051" calcext:value-type="float">
            <text:p>0,061051</text:p>
          </table:table-cell>
          <table:table-cell/>
        </table:table-row>
        <table:table-row table:style-name="ro1">
          <table:table-cell office:value-type="string" calcext:value-type="string">
            <text:p>fetch-176</text:p>
          </table:table-cell>
          <table:table-cell office:value-type="float" office:value="0.064251" calcext:value-type="float">
            <text:p>0,064251</text:p>
          </table:table-cell>
          <table:table-cell/>
        </table:table-row>
        <table:table-row table:style-name="ro1">
          <table:table-cell office:value-type="string" calcext:value-type="string">
            <text:p>fetch-177</text:p>
          </table:table-cell>
          <table:table-cell office:value-type="float" office:value="0.057928" calcext:value-type="float">
            <text:p>0,057928</text:p>
          </table:table-cell>
          <table:table-cell/>
        </table:table-row>
        <table:table-row table:style-name="ro1">
          <table:table-cell office:value-type="string" calcext:value-type="string">
            <text:p>fetch-178</text:p>
          </table:table-cell>
          <table:table-cell office:value-type="float" office:value="0.057668" calcext:value-type="float">
            <text:p>0,057668</text:p>
          </table:table-cell>
          <table:table-cell/>
        </table:table-row>
        <table:table-row table:style-name="ro1">
          <table:table-cell office:value-type="string" calcext:value-type="string">
            <text:p>fetch-179</text:p>
          </table:table-cell>
          <table:table-cell office:value-type="float" office:value="0.059323" calcext:value-type="float">
            <text:p>0,059323</text:p>
          </table:table-cell>
          <table:table-cell/>
        </table:table-row>
        <table:table-row table:style-name="ro1">
          <table:table-cell office:value-type="string" calcext:value-type="string">
            <text:p>fetch-180</text:p>
          </table:table-cell>
          <table:table-cell office:value-type="float" office:value="0.063107" calcext:value-type="float">
            <text:p>0,063107</text:p>
          </table:table-cell>
          <table:table-cell/>
        </table:table-row>
        <table:table-row table:style-name="ro1">
          <table:table-cell office:value-type="string" calcext:value-type="string">
            <text:p>fetch-181</text:p>
          </table:table-cell>
          <table:table-cell office:value-type="float" office:value="0.063636" calcext:value-type="float">
            <text:p>0,063636</text:p>
          </table:table-cell>
          <table:table-cell/>
        </table:table-row>
        <table:table-row table:style-name="ro1">
          <table:table-cell office:value-type="string" calcext:value-type="string">
            <text:p>fetch-182</text:p>
          </table:table-cell>
          <table:table-cell office:value-type="float" office:value="0.058903" calcext:value-type="float">
            <text:p>0,058903</text:p>
          </table:table-cell>
          <table:table-cell/>
        </table:table-row>
        <table:table-row table:style-name="ro1">
          <table:table-cell office:value-type="string" calcext:value-type="string">
            <text:p>fetch-183</text:p>
          </table:table-cell>
          <table:table-cell office:value-type="float" office:value="0.067988" calcext:value-type="float">
            <text:p>0,067988</text:p>
          </table:table-cell>
          <table:table-cell/>
        </table:table-row>
        <table:table-row table:style-name="ro1">
          <table:table-cell office:value-type="string" calcext:value-type="string">
            <text:p>fetch-184</text:p>
          </table:table-cell>
          <table:table-cell office:value-type="float" office:value="0.059875" calcext:value-type="float">
            <text:p>0,059875</text:p>
          </table:table-cell>
          <table:table-cell/>
        </table:table-row>
        <table:table-row table:style-name="ro1">
          <table:table-cell office:value-type="string" calcext:value-type="string">
            <text:p>fetch-185</text:p>
          </table:table-cell>
          <table:table-cell office:value-type="float" office:value="0.058001" calcext:value-type="float">
            <text:p>0,058001</text:p>
          </table:table-cell>
          <table:table-cell/>
        </table:table-row>
        <table:table-row table:style-name="ro1">
          <table:table-cell office:value-type="string" calcext:value-type="string">
            <text:p>fetch-186</text:p>
          </table:table-cell>
          <table:table-cell office:value-type="float" office:value="0.068137" calcext:value-type="float">
            <text:p>0,068137</text:p>
          </table:table-cell>
          <table:table-cell/>
        </table:table-row>
        <table:table-row table:style-name="ro1">
          <table:table-cell office:value-type="string" calcext:value-type="string">
            <text:p>fetch-187</text:p>
          </table:table-cell>
          <table:table-cell office:value-type="float" office:value="0.065932" calcext:value-type="float">
            <text:p>0,065932</text:p>
          </table:table-cell>
          <table:table-cell/>
        </table:table-row>
        <table:table-row table:style-name="ro1">
          <table:table-cell office:value-type="string" calcext:value-type="string">
            <text:p>fetch-188</text:p>
          </table:table-cell>
          <table:table-cell office:value-type="float" office:value="0.059874" calcext:value-type="float">
            <text:p>0,059874</text:p>
          </table:table-cell>
          <table:table-cell/>
        </table:table-row>
        <table:table-row table:style-name="ro1">
          <table:table-cell office:value-type="string" calcext:value-type="string">
            <text:p>fetch-189</text:p>
          </table:table-cell>
          <table:table-cell office:value-type="float" office:value="0.060485" calcext:value-type="float">
            <text:p>0,060485</text:p>
          </table:table-cell>
          <table:table-cell/>
        </table:table-row>
        <table:table-row table:style-name="ro1">
          <table:table-cell office:value-type="string" calcext:value-type="string">
            <text:p>fetch-190</text:p>
          </table:table-cell>
          <table:table-cell office:value-type="float" office:value="0.063573" calcext:value-type="float">
            <text:p>0,063573</text:p>
          </table:table-cell>
          <table:table-cell/>
        </table:table-row>
        <table:table-row table:style-name="ro1">
          <table:table-cell office:value-type="string" calcext:value-type="string">
            <text:p>fetch-191</text:p>
          </table:table-cell>
          <table:table-cell office:value-type="float" office:value="0.05953" calcext:value-type="float">
            <text:p>0,05953</text:p>
          </table:table-cell>
          <table:table-cell/>
        </table:table-row>
        <table:table-row table:style-name="ro1">
          <table:table-cell office:value-type="string" calcext:value-type="string">
            <text:p>fetch-192</text:p>
          </table:table-cell>
          <table:table-cell office:value-type="float" office:value="0.06178" calcext:value-type="float">
            <text:p>0,06178</text:p>
          </table:table-cell>
          <table:table-cell/>
        </table:table-row>
        <table:table-row table:style-name="ro1">
          <table:table-cell office:value-type="string" calcext:value-type="string">
            <text:p>fetch-193</text:p>
          </table:table-cell>
          <table:table-cell office:value-type="float" office:value="0.060087" calcext:value-type="float">
            <text:p>0,060087</text:p>
          </table:table-cell>
          <table:table-cell/>
        </table:table-row>
        <table:table-row table:style-name="ro1">
          <table:table-cell office:value-type="string" calcext:value-type="string">
            <text:p>fetch-194</text:p>
          </table:table-cell>
          <table:table-cell office:value-type="float" office:value="0.06279" calcext:value-type="float">
            <text:p>0,06279</text:p>
          </table:table-cell>
          <table:table-cell/>
        </table:table-row>
        <table:table-row table:style-name="ro1">
          <table:table-cell office:value-type="string" calcext:value-type="string">
            <text:p>fetch-195</text:p>
          </table:table-cell>
          <table:table-cell office:value-type="float" office:value="0.061059" calcext:value-type="float">
            <text:p>0,061059</text:p>
          </table:table-cell>
          <table:table-cell/>
        </table:table-row>
        <table:table-row table:style-name="ro1">
          <table:table-cell office:value-type="string" calcext:value-type="string">
            <text:p>fetch-196</text:p>
          </table:table-cell>
          <table:table-cell office:value-type="float" office:value="0.058217" calcext:value-type="float">
            <text:p>0,058217</text:p>
          </table:table-cell>
          <table:table-cell/>
        </table:table-row>
        <table:table-row table:style-name="ro1">
          <table:table-cell office:value-type="string" calcext:value-type="string">
            <text:p>fetch-197</text:p>
          </table:table-cell>
          <table:table-cell office:value-type="float" office:value="0.060545" calcext:value-type="float">
            <text:p>0,060545</text:p>
          </table:table-cell>
          <table:table-cell/>
        </table:table-row>
        <table:table-row table:style-name="ro1">
          <table:table-cell office:value-type="string" calcext:value-type="string">
            <text:p>fetch-198</text:p>
          </table:table-cell>
          <table:table-cell office:value-type="float" office:value="0.067942" calcext:value-type="float">
            <text:p>0,067942</text:p>
          </table:table-cell>
          <table:table-cell/>
        </table:table-row>
        <table:table-row table:style-name="ro1">
          <table:table-cell office:value-type="string" calcext:value-type="string">
            <text:p>fetch-199</text:p>
          </table:table-cell>
          <table:table-cell office:value-type="float" office:value="0.059718" calcext:value-type="float">
            <text:p>0,059718</text:p>
          </table:table-cell>
          <table:table-cell/>
        </table:table-row>
        <table:table-row table:style-name="ro1">
          <table:table-cell office:value-type="string" calcext:value-type="string">
            <text:p>fetch-200</text:p>
          </table:table-cell>
          <table:table-cell office:value-type="float" office:value="0.079595" calcext:value-type="float">
            <text:p>0,079595</text:p>
          </table:table-cell>
          <table:table-cell/>
        </table:table-row>
        <table:table-row table:style-name="ro1">
          <table:table-cell office:value-type="string" calcext:value-type="string">
            <text:p>fetch-201</text:p>
          </table:table-cell>
          <table:table-cell office:value-type="float" office:value="0.068009" calcext:value-type="float">
            <text:p>0,068009</text:p>
          </table:table-cell>
          <table:table-cell/>
        </table:table-row>
        <table:table-row table:style-name="ro1">
          <table:table-cell office:value-type="string" calcext:value-type="string">
            <text:p>fetch-202</text:p>
          </table:table-cell>
          <table:table-cell office:value-type="float" office:value="0.073711" calcext:value-type="float">
            <text:p>0,073711</text:p>
          </table:table-cell>
          <table:table-cell/>
        </table:table-row>
        <table:table-row table:style-name="ro1">
          <table:table-cell office:value-type="string" calcext:value-type="string">
            <text:p>fetch-203</text:p>
          </table:table-cell>
          <table:table-cell office:value-type="float" office:value="0.083862" calcext:value-type="float">
            <text:p>0,083862</text:p>
          </table:table-cell>
          <table:table-cell/>
        </table:table-row>
        <table:table-row table:style-name="ro1">
          <table:table-cell office:value-type="string" calcext:value-type="string">
            <text:p>fetch-204</text:p>
          </table:table-cell>
          <table:table-cell office:value-type="float" office:value="0.06637" calcext:value-type="float">
            <text:p>0,06637</text:p>
          </table:table-cell>
          <table:table-cell/>
        </table:table-row>
        <table:table-row table:style-name="ro1">
          <table:table-cell office:value-type="string" calcext:value-type="string">
            <text:p>fetch-205</text:p>
          </table:table-cell>
          <table:table-cell office:value-type="float" office:value="0.068813" calcext:value-type="float">
            <text:p>0,068813</text:p>
          </table:table-cell>
          <table:table-cell/>
        </table:table-row>
        <table:table-row table:style-name="ro1">
          <table:table-cell office:value-type="string" calcext:value-type="string">
            <text:p>fetch-206</text:p>
          </table:table-cell>
          <table:table-cell office:value-type="float" office:value="0.058685" calcext:value-type="float">
            <text:p>0,058685</text:p>
          </table:table-cell>
          <table:table-cell/>
        </table:table-row>
        <table:table-row table:style-name="ro1">
          <table:table-cell office:value-type="string" calcext:value-type="string">
            <text:p>fetch-207</text:p>
          </table:table-cell>
          <table:table-cell office:value-type="float" office:value="0.060261" calcext:value-type="float">
            <text:p>0,060261</text:p>
          </table:table-cell>
          <table:table-cell/>
        </table:table-row>
        <table:table-row table:style-name="ro1">
          <table:table-cell office:value-type="string" calcext:value-type="string">
            <text:p>fetch-208</text:p>
          </table:table-cell>
          <table:table-cell office:value-type="float" office:value="0.059797" calcext:value-type="float">
            <text:p>0,059797</text:p>
          </table:table-cell>
          <table:table-cell/>
        </table:table-row>
        <table:table-row table:style-name="ro1">
          <table:table-cell office:value-type="string" calcext:value-type="string">
            <text:p>fetch-209</text:p>
          </table:table-cell>
          <table:table-cell office:value-type="float" office:value="0.061302" calcext:value-type="float">
            <text:p>0,061302</text:p>
          </table:table-cell>
          <table:table-cell/>
        </table:table-row>
        <table:table-row table:style-name="ro1">
          <table:table-cell office:value-type="string" calcext:value-type="string">
            <text:p>fetch-210</text:p>
          </table:table-cell>
          <table:table-cell office:value-type="float" office:value="0.057195" calcext:value-type="float">
            <text:p>0,057195</text:p>
          </table:table-cell>
          <table:table-cell/>
        </table:table-row>
        <table:table-row table:style-name="ro1">
          <table:table-cell office:value-type="string" calcext:value-type="string">
            <text:p>fetch-211</text:p>
          </table:table-cell>
          <table:table-cell office:value-type="float" office:value="0.071305" calcext:value-type="float">
            <text:p>0,071305</text:p>
          </table:table-cell>
          <table:table-cell/>
        </table:table-row>
        <table:table-row table:style-name="ro1">
          <table:table-cell office:value-type="string" calcext:value-type="string">
            <text:p>fetch-212</text:p>
          </table:table-cell>
          <table:table-cell office:value-type="float" office:value="0.064875" calcext:value-type="float">
            <text:p>0,064875</text:p>
          </table:table-cell>
          <table:table-cell/>
        </table:table-row>
        <table:table-row table:style-name="ro1">
          <table:table-cell office:value-type="string" calcext:value-type="string">
            <text:p>fetch-213</text:p>
          </table:table-cell>
          <table:table-cell office:value-type="float" office:value="0.059518" calcext:value-type="float">
            <text:p>0,059518</text:p>
          </table:table-cell>
          <table:table-cell/>
        </table:table-row>
        <table:table-row table:style-name="ro1">
          <table:table-cell office:value-type="string" calcext:value-type="string">
            <text:p>fetch-214</text:p>
          </table:table-cell>
          <table:table-cell office:value-type="float" office:value="0.070867" calcext:value-type="float">
            <text:p>0,070867</text:p>
          </table:table-cell>
          <table:table-cell/>
        </table:table-row>
        <table:table-row table:style-name="ro1">
          <table:table-cell office:value-type="string" calcext:value-type="string">
            <text:p>fetch-215</text:p>
          </table:table-cell>
          <table:table-cell office:value-type="float" office:value="0.061446" calcext:value-type="float">
            <text:p>0,061446</text:p>
          </table:table-cell>
          <table:table-cell/>
        </table:table-row>
        <table:table-row table:style-name="ro1">
          <table:table-cell office:value-type="string" calcext:value-type="string">
            <text:p>fetch-216</text:p>
          </table:table-cell>
          <table:table-cell office:value-type="float" office:value="0.058754" calcext:value-type="float">
            <text:p>0,058754</text:p>
          </table:table-cell>
          <table:table-cell/>
        </table:table-row>
        <table:table-row table:style-name="ro1">
          <table:table-cell office:value-type="string" calcext:value-type="string">
            <text:p>fetch-217</text:p>
          </table:table-cell>
          <table:table-cell office:value-type="float" office:value="0.068426" calcext:value-type="float">
            <text:p>0,068426</text:p>
          </table:table-cell>
          <table:table-cell/>
        </table:table-row>
        <table:table-row table:style-name="ro1">
          <table:table-cell office:value-type="string" calcext:value-type="string">
            <text:p>fetch-218</text:p>
          </table:table-cell>
          <table:table-cell office:value-type="float" office:value="0.061675" calcext:value-type="float">
            <text:p>0,061675</text:p>
          </table:table-cell>
          <table:table-cell/>
        </table:table-row>
        <table:table-row table:style-name="ro1">
          <table:table-cell office:value-type="string" calcext:value-type="string">
            <text:p>fetch-219</text:p>
          </table:table-cell>
          <table:table-cell office:value-type="float" office:value="0.060891" calcext:value-type="float">
            <text:p>0,060891</text:p>
          </table:table-cell>
          <table:table-cell/>
        </table:table-row>
        <table:table-row table:style-name="ro1">
          <table:table-cell office:value-type="string" calcext:value-type="string">
            <text:p>fetch-220</text:p>
          </table:table-cell>
          <table:table-cell office:value-type="float" office:value="0.064049" calcext:value-type="float">
            <text:p>0,064049</text:p>
          </table:table-cell>
          <table:table-cell/>
        </table:table-row>
        <table:table-row table:style-name="ro1">
          <table:table-cell office:value-type="string" calcext:value-type="string">
            <text:p>fetch-221</text:p>
          </table:table-cell>
          <table:table-cell office:value-type="float" office:value="0.061912" calcext:value-type="float">
            <text:p>0,061912</text:p>
          </table:table-cell>
          <table:table-cell/>
        </table:table-row>
        <table:table-row table:style-name="ro1">
          <table:table-cell office:value-type="string" calcext:value-type="string">
            <text:p>fetch-222</text:p>
          </table:table-cell>
          <table:table-cell office:value-type="float" office:value="0.057997" calcext:value-type="float">
            <text:p>0,057997</text:p>
          </table:table-cell>
          <table:table-cell/>
        </table:table-row>
        <table:table-row table:style-name="ro1">
          <table:table-cell office:value-type="string" calcext:value-type="string">
            <text:p>fetch-223</text:p>
          </table:table-cell>
          <table:table-cell office:value-type="float" office:value="0.058536" calcext:value-type="float">
            <text:p>0,058536</text:p>
          </table:table-cell>
          <table:table-cell/>
        </table:table-row>
        <table:table-row table:style-name="ro1">
          <table:table-cell office:value-type="string" calcext:value-type="string">
            <text:p>fetch-224</text:p>
          </table:table-cell>
          <table:table-cell office:value-type="float" office:value="0.068661" calcext:value-type="float">
            <text:p>0,068661</text:p>
          </table:table-cell>
          <table:table-cell/>
        </table:table-row>
        <table:table-row table:style-name="ro1">
          <table:table-cell office:value-type="string" calcext:value-type="string">
            <text:p>fetch-225</text:p>
          </table:table-cell>
          <table:table-cell office:value-type="float" office:value="0.058569" calcext:value-type="float">
            <text:p>0,058569</text:p>
          </table:table-cell>
          <table:table-cell/>
        </table:table-row>
        <table:table-row table:style-name="ro1">
          <table:table-cell office:value-type="string" calcext:value-type="string">
            <text:p>fetch-226</text:p>
          </table:table-cell>
          <table:table-cell office:value-type="float" office:value="0.06065" calcext:value-type="float">
            <text:p>0,06065</text:p>
          </table:table-cell>
          <table:table-cell/>
        </table:table-row>
        <table:table-row table:style-name="ro1">
          <table:table-cell office:value-type="string" calcext:value-type="string">
            <text:p>fetch-227</text:p>
          </table:table-cell>
          <table:table-cell office:value-type="float" office:value="0.063176" calcext:value-type="float">
            <text:p>0,063176</text:p>
          </table:table-cell>
          <table:table-cell/>
        </table:table-row>
        <table:table-row table:style-name="ro1">
          <table:table-cell office:value-type="string" calcext:value-type="string">
            <text:p>fetch-228</text:p>
          </table:table-cell>
          <table:table-cell office:value-type="float" office:value="0.05725" calcext:value-type="float">
            <text:p>0,05725</text:p>
          </table:table-cell>
          <table:table-cell/>
        </table:table-row>
        <table:table-row table:style-name="ro1">
          <table:table-cell office:value-type="string" calcext:value-type="string">
            <text:p>fetch-229</text:p>
          </table:table-cell>
          <table:table-cell office:value-type="float" office:value="0.058824" calcext:value-type="float">
            <text:p>0,058824</text:p>
          </table:table-cell>
          <table:table-cell/>
        </table:table-row>
        <table:table-row table:style-name="ro1">
          <table:table-cell office:value-type="string" calcext:value-type="string">
            <text:p>fetch-230</text:p>
          </table:table-cell>
          <table:table-cell office:value-type="float" office:value="0.057762" calcext:value-type="float">
            <text:p>0,057762</text:p>
          </table:table-cell>
          <table:table-cell/>
        </table:table-row>
        <table:table-row table:style-name="ro1">
          <table:table-cell office:value-type="string" calcext:value-type="string">
            <text:p>fetch-231</text:p>
          </table:table-cell>
          <table:table-cell office:value-type="float" office:value="0.059014" calcext:value-type="float">
            <text:p>0,059014</text:p>
          </table:table-cell>
          <table:table-cell/>
        </table:table-row>
        <table:table-row table:style-name="ro1">
          <table:table-cell office:value-type="string" calcext:value-type="string">
            <text:p>fetch-232</text:p>
          </table:table-cell>
          <table:table-cell office:value-type="float" office:value="0.059753" calcext:value-type="float">
            <text:p>0,059753</text:p>
          </table:table-cell>
          <table:table-cell/>
        </table:table-row>
        <table:table-row table:style-name="ro1">
          <table:table-cell office:value-type="string" calcext:value-type="string">
            <text:p>fetch-233</text:p>
          </table:table-cell>
          <table:table-cell office:value-type="float" office:value="0.06267" calcext:value-type="float">
            <text:p>0,06267</text:p>
          </table:table-cell>
          <table:table-cell/>
        </table:table-row>
        <table:table-row table:style-name="ro1">
          <table:table-cell office:value-type="string" calcext:value-type="string">
            <text:p>fetch-234</text:p>
          </table:table-cell>
          <table:table-cell office:value-type="float" office:value="0.062437" calcext:value-type="float">
            <text:p>0,062437</text:p>
          </table:table-cell>
          <table:table-cell/>
        </table:table-row>
        <table:table-row table:style-name="ro1">
          <table:table-cell office:value-type="string" calcext:value-type="string">
            <text:p>fetch-235</text:p>
          </table:table-cell>
          <table:table-cell office:value-type="float" office:value="0.085952" calcext:value-type="float">
            <text:p>0,085952</text:p>
          </table:table-cell>
          <table:table-cell/>
        </table:table-row>
        <table:table-row table:style-name="ro1">
          <table:table-cell office:value-type="string" calcext:value-type="string">
            <text:p>fetch-236</text:p>
          </table:table-cell>
          <table:table-cell office:value-type="float" office:value="0.061437" calcext:value-type="float">
            <text:p>0,061437</text:p>
          </table:table-cell>
          <table:table-cell/>
        </table:table-row>
        <table:table-row table:style-name="ro1">
          <table:table-cell office:value-type="string" calcext:value-type="string">
            <text:p>fetch-237</text:p>
          </table:table-cell>
          <table:table-cell office:value-type="float" office:value="0.060336" calcext:value-type="float">
            <text:p>0,060336</text:p>
          </table:table-cell>
          <table:table-cell/>
        </table:table-row>
        <table:table-row table:style-name="ro1">
          <table:table-cell office:value-type="string" calcext:value-type="string">
            <text:p>fetch-238</text:p>
          </table:table-cell>
          <table:table-cell office:value-type="float" office:value="0.056562" calcext:value-type="float">
            <text:p>0,056562</text:p>
          </table:table-cell>
          <table:table-cell/>
        </table:table-row>
        <table:table-row table:style-name="ro1">
          <table:table-cell office:value-type="string" calcext:value-type="string">
            <text:p>fetch-239</text:p>
          </table:table-cell>
          <table:table-cell office:value-type="float" office:value="0.059933" calcext:value-type="float">
            <text:p>0,059933</text:p>
          </table:table-cell>
          <table:table-cell/>
        </table:table-row>
        <table:table-row table:style-name="ro1">
          <table:table-cell office:value-type="string" calcext:value-type="string">
            <text:p>fetch-240</text:p>
          </table:table-cell>
          <table:table-cell office:value-type="float" office:value="0.058886" calcext:value-type="float">
            <text:p>0,058886</text:p>
          </table:table-cell>
          <table:table-cell/>
        </table:table-row>
        <table:table-row table:style-name="ro1">
          <table:table-cell office:value-type="string" calcext:value-type="string">
            <text:p>fetch-241</text:p>
          </table:table-cell>
          <table:table-cell office:value-type="float" office:value="0.057743" calcext:value-type="float">
            <text:p>0,057743</text:p>
          </table:table-cell>
          <table:table-cell/>
        </table:table-row>
        <table:table-row table:style-name="ro1">
          <table:table-cell office:value-type="string" calcext:value-type="string">
            <text:p>fetch-242</text:p>
          </table:table-cell>
          <table:table-cell office:value-type="float" office:value="0.061333" calcext:value-type="float">
            <text:p>0,061333</text:p>
          </table:table-cell>
          <table:table-cell/>
        </table:table-row>
        <table:table-row table:style-name="ro1">
          <table:table-cell office:value-type="string" calcext:value-type="string">
            <text:p>fetch-243</text:p>
          </table:table-cell>
          <table:table-cell office:value-type="float" office:value="0.058533" calcext:value-type="float">
            <text:p>0,058533</text:p>
          </table:table-cell>
          <table:table-cell/>
        </table:table-row>
        <table:table-row table:style-name="ro1">
          <table:table-cell office:value-type="string" calcext:value-type="string">
            <text:p>fetch-244</text:p>
          </table:table-cell>
          <table:table-cell office:value-type="float" office:value="0.059595" calcext:value-type="float">
            <text:p>0,059595</text:p>
          </table:table-cell>
          <table:table-cell/>
        </table:table-row>
        <table:table-row table:style-name="ro1">
          <table:table-cell office:value-type="string" calcext:value-type="string">
            <text:p>fetch-245</text:p>
          </table:table-cell>
          <table:table-cell office:value-type="float" office:value="0.07107" calcext:value-type="float">
            <text:p>0,07107</text:p>
          </table:table-cell>
          <table:table-cell/>
        </table:table-row>
        <table:table-row table:style-name="ro1">
          <table:table-cell office:value-type="string" calcext:value-type="string">
            <text:p>fetch-246</text:p>
          </table:table-cell>
          <table:table-cell office:value-type="float" office:value="0.061044" calcext:value-type="float">
            <text:p>0,061044</text:p>
          </table:table-cell>
          <table:table-cell/>
        </table:table-row>
        <table:table-row table:style-name="ro1">
          <table:table-cell office:value-type="string" calcext:value-type="string">
            <text:p>fetch-247</text:p>
          </table:table-cell>
          <table:table-cell office:value-type="float" office:value="0.059264" calcext:value-type="float">
            <text:p>0,059264</text:p>
          </table:table-cell>
          <table:table-cell/>
        </table:table-row>
        <table:table-row table:style-name="ro1">
          <table:table-cell office:value-type="string" calcext:value-type="string">
            <text:p>fetch-248</text:p>
          </table:table-cell>
          <table:table-cell office:value-type="float" office:value="0.0632" calcext:value-type="float">
            <text:p>0,0632</text:p>
          </table:table-cell>
          <table:table-cell/>
        </table:table-row>
        <table:table-row table:style-name="ro1">
          <table:table-cell office:value-type="string" calcext:value-type="string">
            <text:p>fetch-249</text:p>
          </table:table-cell>
          <table:table-cell office:value-type="float" office:value="0.061345" calcext:value-type="float">
            <text:p>0,061345</text:p>
          </table:table-cell>
          <table:table-cell/>
        </table:table-row>
        <table:table-row table:style-name="ro1">
          <table:table-cell office:value-type="string" calcext:value-type="string">
            <text:p>fetch-250</text:p>
          </table:table-cell>
          <table:table-cell office:value-type="float" office:value="0.062223" calcext:value-type="float">
            <text:p>0,062223</text:p>
          </table:table-cell>
          <table:table-cell/>
        </table:table-row>
        <table:table-row table:style-name="ro1">
          <table:table-cell office:value-type="string" calcext:value-type="string">
            <text:p>fetch-251</text:p>
          </table:table-cell>
          <table:table-cell office:value-type="float" office:value="0.059928" calcext:value-type="float">
            <text:p>0,059928</text:p>
          </table:table-cell>
          <table:table-cell/>
        </table:table-row>
        <table:table-row table:style-name="ro1">
          <table:table-cell office:value-type="string" calcext:value-type="string">
            <text:p>fetch-252</text:p>
          </table:table-cell>
          <table:table-cell office:value-type="float" office:value="0.059948" calcext:value-type="float">
            <text:p>0,059948</text:p>
          </table:table-cell>
          <table:table-cell/>
        </table:table-row>
        <table:table-row table:style-name="ro1">
          <table:table-cell office:value-type="string" calcext:value-type="string">
            <text:p>fetch-253</text:p>
          </table:table-cell>
          <table:table-cell office:value-type="float" office:value="0.060691" calcext:value-type="float">
            <text:p>0,060691</text:p>
          </table:table-cell>
          <table:table-cell/>
        </table:table-row>
        <table:table-row table:style-name="ro1">
          <table:table-cell office:value-type="string" calcext:value-type="string">
            <text:p>fetch-254</text:p>
          </table:table-cell>
          <table:table-cell office:value-type="float" office:value="0.061342" calcext:value-type="float">
            <text:p>0,061342</text:p>
          </table:table-cell>
          <table:table-cell/>
        </table:table-row>
        <table:table-row table:style-name="ro1">
          <table:table-cell office:value-type="string" calcext:value-type="string">
            <text:p>fetch-255</text:p>
          </table:table-cell>
          <table:table-cell office:value-type="float" office:value="0.067126" calcext:value-type="float">
            <text:p>0,067126</text:p>
          </table:table-cell>
          <table:table-cell/>
        </table:table-row>
        <table:table-row table:style-name="ro1">
          <table:table-cell office:value-type="string" calcext:value-type="string">
            <text:p>fetch-256</text:p>
          </table:table-cell>
          <table:table-cell office:value-type="float" office:value="0.060147" calcext:value-type="float">
            <text:p>0,060147</text:p>
          </table:table-cell>
          <table:table-cell/>
        </table:table-row>
        <table:table-row table:style-name="ro1">
          <table:table-cell office:value-type="string" calcext:value-type="string">
            <text:p>fetch-257</text:p>
          </table:table-cell>
          <table:table-cell office:value-type="float" office:value="0.058816" calcext:value-type="float">
            <text:p>0,058816</text:p>
          </table:table-cell>
          <table:table-cell/>
        </table:table-row>
        <table:table-row table:style-name="ro1">
          <table:table-cell office:value-type="string" calcext:value-type="string">
            <text:p>fetch-258</text:p>
          </table:table-cell>
          <table:table-cell office:value-type="float" office:value="0.070817" calcext:value-type="float">
            <text:p>0,070817</text:p>
          </table:table-cell>
          <table:table-cell/>
        </table:table-row>
        <table:table-row table:style-name="ro1">
          <table:table-cell office:value-type="string" calcext:value-type="string">
            <text:p>fetch-259</text:p>
          </table:table-cell>
          <table:table-cell office:value-type="float" office:value="0.061311" calcext:value-type="float">
            <text:p>0,061311</text:p>
          </table:table-cell>
          <table:table-cell/>
        </table:table-row>
        <table:table-row table:style-name="ro1">
          <table:table-cell office:value-type="string" calcext:value-type="string">
            <text:p>fetch-260</text:p>
          </table:table-cell>
          <table:table-cell office:value-type="float" office:value="0.069017" calcext:value-type="float">
            <text:p>0,069017</text:p>
          </table:table-cell>
          <table:table-cell/>
        </table:table-row>
        <table:table-row table:style-name="ro1">
          <table:table-cell office:value-type="string" calcext:value-type="string">
            <text:p>fetch-261</text:p>
          </table:table-cell>
          <table:table-cell office:value-type="float" office:value="0.077402" calcext:value-type="float">
            <text:p>0,077402</text:p>
          </table:table-cell>
          <table:table-cell/>
        </table:table-row>
        <table:table-row table:style-name="ro1">
          <table:table-cell office:value-type="string" calcext:value-type="string">
            <text:p>fetch-262</text:p>
          </table:table-cell>
          <table:table-cell office:value-type="float" office:value="0.062877" calcext:value-type="float">
            <text:p>0,062877</text:p>
          </table:table-cell>
          <table:table-cell/>
        </table:table-row>
        <table:table-row table:style-name="ro1">
          <table:table-cell office:value-type="string" calcext:value-type="string">
            <text:p>fetch-263</text:p>
          </table:table-cell>
          <table:table-cell office:value-type="float" office:value="0.059486" calcext:value-type="float">
            <text:p>0,059486</text:p>
          </table:table-cell>
          <table:table-cell/>
        </table:table-row>
        <table:table-row table:style-name="ro1">
          <table:table-cell office:value-type="string" calcext:value-type="string">
            <text:p>fetch-264</text:p>
          </table:table-cell>
          <table:table-cell office:value-type="float" office:value="0.060602" calcext:value-type="float">
            <text:p>0,060602</text:p>
          </table:table-cell>
          <table:table-cell/>
        </table:table-row>
        <table:table-row table:style-name="ro1">
          <table:table-cell office:value-type="string" calcext:value-type="string">
            <text:p>fetch-265</text:p>
          </table:table-cell>
          <table:table-cell office:value-type="float" office:value="0.057414" calcext:value-type="float">
            <text:p>0,057414</text:p>
          </table:table-cell>
          <table:table-cell/>
        </table:table-row>
        <table:table-row table:style-name="ro1">
          <table:table-cell office:value-type="string" calcext:value-type="string">
            <text:p>fetch-266</text:p>
          </table:table-cell>
          <table:table-cell office:value-type="float" office:value="0.059569" calcext:value-type="float">
            <text:p>0,059569</text:p>
          </table:table-cell>
          <table:table-cell/>
        </table:table-row>
        <table:table-row table:style-name="ro1">
          <table:table-cell office:value-type="string" calcext:value-type="string">
            <text:p>fetch-267</text:p>
          </table:table-cell>
          <table:table-cell office:value-type="float" office:value="0.057956" calcext:value-type="float">
            <text:p>0,057956</text:p>
          </table:table-cell>
          <table:table-cell/>
        </table:table-row>
        <table:table-row table:style-name="ro1">
          <table:table-cell office:value-type="string" calcext:value-type="string">
            <text:p>fetch-268</text:p>
          </table:table-cell>
          <table:table-cell office:value-type="float" office:value="0.062443" calcext:value-type="float">
            <text:p>0,062443</text:p>
          </table:table-cell>
          <table:table-cell/>
        </table:table-row>
        <table:table-row table:style-name="ro1">
          <table:table-cell office:value-type="string" calcext:value-type="string">
            <text:p>fetch-269</text:p>
          </table:table-cell>
          <table:table-cell office:value-type="float" office:value="0.058827" calcext:value-type="float">
            <text:p>0,058827</text:p>
          </table:table-cell>
          <table:table-cell/>
        </table:table-row>
        <table:table-row table:style-name="ro1">
          <table:table-cell office:value-type="string" calcext:value-type="string">
            <text:p>fetch-270</text:p>
          </table:table-cell>
          <table:table-cell office:value-type="float" office:value="0.059096" calcext:value-type="float">
            <text:p>0,059096</text:p>
          </table:table-cell>
          <table:table-cell/>
        </table:table-row>
        <table:table-row table:style-name="ro1">
          <table:table-cell office:value-type="string" calcext:value-type="string">
            <text:p>fetch-271</text:p>
          </table:table-cell>
          <table:table-cell office:value-type="float" office:value="0.057245" calcext:value-type="float">
            <text:p>0,057245</text:p>
          </table:table-cell>
          <table:table-cell/>
        </table:table-row>
        <table:table-row table:style-name="ro1">
          <table:table-cell office:value-type="string" calcext:value-type="string">
            <text:p>fetch-272</text:p>
          </table:table-cell>
          <table:table-cell office:value-type="float" office:value="0.080785" calcext:value-type="float">
            <text:p>0,080785</text:p>
          </table:table-cell>
          <table:table-cell/>
        </table:table-row>
        <table:table-row table:style-name="ro1">
          <table:table-cell office:value-type="string" calcext:value-type="string">
            <text:p>fetch-273</text:p>
          </table:table-cell>
          <table:table-cell office:value-type="float" office:value="0.059894" calcext:value-type="float">
            <text:p>0,059894</text:p>
          </table:table-cell>
          <table:table-cell/>
        </table:table-row>
        <table:table-row table:style-name="ro1">
          <table:table-cell office:value-type="string" calcext:value-type="string">
            <text:p>fetch-274</text:p>
          </table:table-cell>
          <table:table-cell office:value-type="float" office:value="0.06954" calcext:value-type="float">
            <text:p>0,06954</text:p>
          </table:table-cell>
          <table:table-cell/>
        </table:table-row>
        <table:table-row table:style-name="ro1">
          <table:table-cell office:value-type="string" calcext:value-type="string">
            <text:p>fetch-275</text:p>
          </table:table-cell>
          <table:table-cell office:value-type="float" office:value="0.058599" calcext:value-type="float">
            <text:p>0,058599</text:p>
          </table:table-cell>
          <table:table-cell/>
        </table:table-row>
        <table:table-row table:style-name="ro1">
          <table:table-cell office:value-type="string" calcext:value-type="string">
            <text:p>fetch-276</text:p>
          </table:table-cell>
          <table:table-cell office:value-type="float" office:value="0.064684" calcext:value-type="float">
            <text:p>0,064684</text:p>
          </table:table-cell>
          <table:table-cell/>
        </table:table-row>
        <table:table-row table:style-name="ro1">
          <table:table-cell office:value-type="string" calcext:value-type="string">
            <text:p>fetch-277</text:p>
          </table:table-cell>
          <table:table-cell office:value-type="float" office:value="0.058374" calcext:value-type="float">
            <text:p>0,058374</text:p>
          </table:table-cell>
          <table:table-cell/>
        </table:table-row>
        <table:table-row table:style-name="ro1">
          <table:table-cell office:value-type="string" calcext:value-type="string">
            <text:p>fetch-278</text:p>
          </table:table-cell>
          <table:table-cell office:value-type="float" office:value="0.059659" calcext:value-type="float">
            <text:p>0,059659</text:p>
          </table:table-cell>
          <table:table-cell/>
        </table:table-row>
        <table:table-row table:style-name="ro1">
          <table:table-cell office:value-type="string" calcext:value-type="string">
            <text:p>fetch-279</text:p>
          </table:table-cell>
          <table:table-cell office:value-type="float" office:value="0.059225" calcext:value-type="float">
            <text:p>0,059225</text:p>
          </table:table-cell>
          <table:table-cell/>
        </table:table-row>
        <table:table-row table:style-name="ro1">
          <table:table-cell office:value-type="string" calcext:value-type="string">
            <text:p>fetch-280</text:p>
          </table:table-cell>
          <table:table-cell office:value-type="float" office:value="0.05832" calcext:value-type="float">
            <text:p>0,05832</text:p>
          </table:table-cell>
          <table:table-cell/>
        </table:table-row>
        <table:table-row table:style-name="ro1">
          <table:table-cell office:value-type="string" calcext:value-type="string">
            <text:p>fetch-281</text:p>
          </table:table-cell>
          <table:table-cell office:value-type="float" office:value="0.067103" calcext:value-type="float">
            <text:p>0,067103</text:p>
          </table:table-cell>
          <table:table-cell/>
        </table:table-row>
        <table:table-row table:style-name="ro1">
          <table:table-cell office:value-type="string" calcext:value-type="string">
            <text:p>fetch-282</text:p>
          </table:table-cell>
          <table:table-cell office:value-type="float" office:value="0.059172" calcext:value-type="float">
            <text:p>0,059172</text:p>
          </table:table-cell>
          <table:table-cell/>
        </table:table-row>
        <table:table-row table:style-name="ro1">
          <table:table-cell office:value-type="string" calcext:value-type="string">
            <text:p>fetch-283</text:p>
          </table:table-cell>
          <table:table-cell office:value-type="float" office:value="0.06015" calcext:value-type="float">
            <text:p>0,06015</text:p>
          </table:table-cell>
          <table:table-cell/>
        </table:table-row>
        <table:table-row table:style-name="ro1">
          <table:table-cell office:value-type="string" calcext:value-type="string">
            <text:p>fetch-284</text:p>
          </table:table-cell>
          <table:table-cell office:value-type="float" office:value="0.059087" calcext:value-type="float">
            <text:p>0,059087</text:p>
          </table:table-cell>
          <table:table-cell/>
        </table:table-row>
        <table:table-row table:style-name="ro1">
          <table:table-cell office:value-type="string" calcext:value-type="string">
            <text:p>fetch-285</text:p>
          </table:table-cell>
          <table:table-cell office:value-type="float" office:value="0.059695" calcext:value-type="float">
            <text:p>0,059695</text:p>
          </table:table-cell>
          <table:table-cell/>
        </table:table-row>
        <table:table-row table:style-name="ro1">
          <table:table-cell office:value-type="string" calcext:value-type="string">
            <text:p>fetch-286</text:p>
          </table:table-cell>
          <table:table-cell office:value-type="float" office:value="0.064249" calcext:value-type="float">
            <text:p>0,064249</text:p>
          </table:table-cell>
          <table:table-cell/>
        </table:table-row>
        <table:table-row table:style-name="ro1">
          <table:table-cell office:value-type="string" calcext:value-type="string">
            <text:p>fetch-287</text:p>
          </table:table-cell>
          <table:table-cell office:value-type="float" office:value="0.065654" calcext:value-type="float">
            <text:p>0,065654</text:p>
          </table:table-cell>
          <table:table-cell/>
        </table:table-row>
        <table:table-row table:style-name="ro1">
          <table:table-cell office:value-type="string" calcext:value-type="string">
            <text:p>fetch-288</text:p>
          </table:table-cell>
          <table:table-cell office:value-type="float" office:value="0.077274" calcext:value-type="float">
            <text:p>0,077274</text:p>
          </table:table-cell>
          <table:table-cell/>
        </table:table-row>
        <table:table-row table:style-name="ro1">
          <table:table-cell office:value-type="string" calcext:value-type="string">
            <text:p>fetch-289</text:p>
          </table:table-cell>
          <table:table-cell office:value-type="float" office:value="0.071152" calcext:value-type="float">
            <text:p>0,071152</text:p>
          </table:table-cell>
          <table:table-cell/>
        </table:table-row>
        <table:table-row table:style-name="ro1">
          <table:table-cell office:value-type="string" calcext:value-type="string">
            <text:p>fetch-290</text:p>
          </table:table-cell>
          <table:table-cell office:value-type="float" office:value="0.061585" calcext:value-type="float">
            <text:p>0,061585</text:p>
          </table:table-cell>
          <table:table-cell/>
        </table:table-row>
        <table:table-row table:style-name="ro1">
          <table:table-cell office:value-type="string" calcext:value-type="string">
            <text:p>fetch-291</text:p>
          </table:table-cell>
          <table:table-cell office:value-type="float" office:value="0.060833" calcext:value-type="float">
            <text:p>0,060833</text:p>
          </table:table-cell>
          <table:table-cell/>
        </table:table-row>
        <table:table-row table:style-name="ro1">
          <table:table-cell office:value-type="string" calcext:value-type="string">
            <text:p>fetch-292</text:p>
          </table:table-cell>
          <table:table-cell office:value-type="float" office:value="0.058164" calcext:value-type="float">
            <text:p>0,058164</text:p>
          </table:table-cell>
          <table:table-cell/>
        </table:table-row>
        <table:table-row table:style-name="ro1">
          <table:table-cell office:value-type="string" calcext:value-type="string">
            <text:p>fetch-293</text:p>
          </table:table-cell>
          <table:table-cell office:value-type="float" office:value="0.06787" calcext:value-type="float">
            <text:p>0,06787</text:p>
          </table:table-cell>
          <table:table-cell/>
        </table:table-row>
        <table:table-row table:style-name="ro1">
          <table:table-cell office:value-type="string" calcext:value-type="string">
            <text:p>fetch-294</text:p>
          </table:table-cell>
          <table:table-cell office:value-type="float" office:value="0.057996" calcext:value-type="float">
            <text:p>0,057996</text:p>
          </table:table-cell>
          <table:table-cell/>
        </table:table-row>
        <table:table-row table:style-name="ro1">
          <table:table-cell office:value-type="string" calcext:value-type="string">
            <text:p>fetch-295</text:p>
          </table:table-cell>
          <table:table-cell office:value-type="float" office:value="0.063299" calcext:value-type="float">
            <text:p>0,063299</text:p>
          </table:table-cell>
          <table:table-cell/>
        </table:table-row>
        <table:table-row table:style-name="ro1">
          <table:table-cell office:value-type="string" calcext:value-type="string">
            <text:p>fetch-296</text:p>
          </table:table-cell>
          <table:table-cell office:value-type="float" office:value="0.063547" calcext:value-type="float">
            <text:p>0,063547</text:p>
          </table:table-cell>
          <table:table-cell/>
        </table:table-row>
        <table:table-row table:style-name="ro1">
          <table:table-cell office:value-type="string" calcext:value-type="string">
            <text:p>fetch-297</text:p>
          </table:table-cell>
          <table:table-cell office:value-type="float" office:value="0.070499" calcext:value-type="float">
            <text:p>0,070499</text:p>
          </table:table-cell>
          <table:table-cell/>
        </table:table-row>
        <table:table-row table:style-name="ro1">
          <table:table-cell office:value-type="string" calcext:value-type="string">
            <text:p>fetch-298</text:p>
          </table:table-cell>
          <table:table-cell office:value-type="float" office:value="0.05906" calcext:value-type="float">
            <text:p>0,05906</text:p>
          </table:table-cell>
          <table:table-cell/>
        </table:table-row>
        <table:table-row table:style-name="ro1">
          <table:table-cell office:value-type="string" calcext:value-type="string">
            <text:p>fetch-299</text:p>
          </table:table-cell>
          <table:table-cell office:value-type="float" office:value="0.061738" calcext:value-type="float">
            <text:p>0,061738</text:p>
          </table:table-cell>
          <table:table-cell/>
        </table:table-row>
        <table:table-row table:style-name="ro1">
          <table:table-cell office:value-type="string" calcext:value-type="string">
            <text:p>fetch-300</text:p>
          </table:table-cell>
          <table:table-cell office:value-type="float" office:value="0.057016" calcext:value-type="float">
            <text:p>0,057016</text:p>
          </table:table-cell>
          <table:table-cell/>
        </table:table-row>
        <table:table-row table:style-name="ro1">
          <table:table-cell office:value-type="string" calcext:value-type="string">
            <text:p>fetch-301</text:p>
          </table:table-cell>
          <table:table-cell office:value-type="float" office:value="0.063463" calcext:value-type="float">
            <text:p>0,063463</text:p>
          </table:table-cell>
          <table:table-cell/>
        </table:table-row>
        <table:table-row table:style-name="ro1">
          <table:table-cell office:value-type="string" calcext:value-type="string">
            <text:p>fetch-302</text:p>
          </table:table-cell>
          <table:table-cell office:value-type="float" office:value="0.058437" calcext:value-type="float">
            <text:p>0,058437</text:p>
          </table:table-cell>
          <table:table-cell/>
        </table:table-row>
        <table:table-row table:style-name="ro1">
          <table:table-cell office:value-type="string" calcext:value-type="string">
            <text:p>fetch-303</text:p>
          </table:table-cell>
          <table:table-cell office:value-type="float" office:value="0.062275" calcext:value-type="float">
            <text:p>0,062275</text:p>
          </table:table-cell>
          <table:table-cell/>
        </table:table-row>
        <table:table-row table:style-name="ro1">
          <table:table-cell office:value-type="string" calcext:value-type="string">
            <text:p>fetch-304</text:p>
          </table:table-cell>
          <table:table-cell office:value-type="float" office:value="0.06192" calcext:value-type="float">
            <text:p>0,06192</text:p>
          </table:table-cell>
          <table:table-cell/>
        </table:table-row>
        <table:table-row table:style-name="ro1">
          <table:table-cell office:value-type="string" calcext:value-type="string">
            <text:p>fetch-305</text:p>
          </table:table-cell>
          <table:table-cell office:value-type="float" office:value="0.065201" calcext:value-type="float">
            <text:p>0,065201</text:p>
          </table:table-cell>
          <table:table-cell/>
        </table:table-row>
        <table:table-row table:style-name="ro1">
          <table:table-cell office:value-type="string" calcext:value-type="string">
            <text:p>fetch-306</text:p>
          </table:table-cell>
          <table:table-cell office:value-type="float" office:value="0.059246" calcext:value-type="float">
            <text:p>0,059246</text:p>
          </table:table-cell>
          <table:table-cell/>
        </table:table-row>
        <table:table-row table:style-name="ro1">
          <table:table-cell office:value-type="string" calcext:value-type="string">
            <text:p>fetch-307</text:p>
          </table:table-cell>
          <table:table-cell office:value-type="float" office:value="0.067975" calcext:value-type="float">
            <text:p>0,067975</text:p>
          </table:table-cell>
          <table:table-cell/>
        </table:table-row>
        <table:table-row table:style-name="ro1">
          <table:table-cell office:value-type="string" calcext:value-type="string">
            <text:p>fetch-308</text:p>
          </table:table-cell>
          <table:table-cell office:value-type="float" office:value="0.065494" calcext:value-type="float">
            <text:p>0,065494</text:p>
          </table:table-cell>
          <table:table-cell/>
        </table:table-row>
        <table:table-row table:style-name="ro1">
          <table:table-cell office:value-type="string" calcext:value-type="string">
            <text:p>fetch-309</text:p>
          </table:table-cell>
          <table:table-cell office:value-type="float" office:value="0.075349" calcext:value-type="float">
            <text:p>0,075349</text:p>
          </table:table-cell>
          <table:table-cell/>
        </table:table-row>
        <table:table-row table:style-name="ro1">
          <table:table-cell office:value-type="string" calcext:value-type="string">
            <text:p>fetch-310</text:p>
          </table:table-cell>
          <table:table-cell office:value-type="float" office:value="0.069673" calcext:value-type="float">
            <text:p>0,069673</text:p>
          </table:table-cell>
          <table:table-cell/>
        </table:table-row>
        <table:table-row table:style-name="ro1">
          <table:table-cell office:value-type="string" calcext:value-type="string">
            <text:p>fetch-311</text:p>
          </table:table-cell>
          <table:table-cell office:value-type="float" office:value="0.064021" calcext:value-type="float">
            <text:p>0,064021</text:p>
          </table:table-cell>
          <table:table-cell/>
        </table:table-row>
        <table:table-row table:style-name="ro1">
          <table:table-cell office:value-type="string" calcext:value-type="string">
            <text:p>fetch-312</text:p>
          </table:table-cell>
          <table:table-cell office:value-type="float" office:value="0.067943" calcext:value-type="float">
            <text:p>0,067943</text:p>
          </table:table-cell>
          <table:table-cell/>
        </table:table-row>
        <table:table-row table:style-name="ro1">
          <table:table-cell office:value-type="string" calcext:value-type="string">
            <text:p>fetch-313</text:p>
          </table:table-cell>
          <table:table-cell office:value-type="float" office:value="0.060779" calcext:value-type="float">
            <text:p>0,060779</text:p>
          </table:table-cell>
          <table:table-cell/>
        </table:table-row>
        <table:table-row table:style-name="ro1">
          <table:table-cell office:value-type="string" calcext:value-type="string">
            <text:p>fetch-314</text:p>
          </table:table-cell>
          <table:table-cell office:value-type="float" office:value="0.059473" calcext:value-type="float">
            <text:p>0,059473</text:p>
          </table:table-cell>
          <table:table-cell/>
        </table:table-row>
        <table:table-row table:style-name="ro1">
          <table:table-cell office:value-type="string" calcext:value-type="string">
            <text:p>fetch-315</text:p>
          </table:table-cell>
          <table:table-cell office:value-type="float" office:value="0.069906" calcext:value-type="float">
            <text:p>0,069906</text:p>
          </table:table-cell>
          <table:table-cell/>
        </table:table-row>
        <table:table-row table:style-name="ro1">
          <table:table-cell office:value-type="string" calcext:value-type="string">
            <text:p>fetch-316</text:p>
          </table:table-cell>
          <table:table-cell office:value-type="float" office:value="0.075918" calcext:value-type="float">
            <text:p>0,075918</text:p>
          </table:table-cell>
          <table:table-cell/>
        </table:table-row>
        <table:table-row table:style-name="ro1">
          <table:table-cell office:value-type="string" calcext:value-type="string">
            <text:p>fetch-317</text:p>
          </table:table-cell>
          <table:table-cell office:value-type="float" office:value="0.065728" calcext:value-type="float">
            <text:p>0,065728</text:p>
          </table:table-cell>
          <table:table-cell/>
        </table:table-row>
        <table:table-row table:style-name="ro1">
          <table:table-cell office:value-type="string" calcext:value-type="string">
            <text:p>fetch-318</text:p>
          </table:table-cell>
          <table:table-cell office:value-type="float" office:value="0.057655" calcext:value-type="float">
            <text:p>0,057655</text:p>
          </table:table-cell>
          <table:table-cell/>
        </table:table-row>
        <table:table-row table:style-name="ro1">
          <table:table-cell office:value-type="string" calcext:value-type="string">
            <text:p>fetch-319</text:p>
          </table:table-cell>
          <table:table-cell office:value-type="float" office:value="0.056911" calcext:value-type="float">
            <text:p>0,056911</text:p>
          </table:table-cell>
          <table:table-cell/>
        </table:table-row>
        <table:table-row table:style-name="ro1">
          <table:table-cell office:value-type="string" calcext:value-type="string">
            <text:p>fetch-320</text:p>
          </table:table-cell>
          <table:table-cell office:value-type="float" office:value="0.061542" calcext:value-type="float">
            <text:p>0,061542</text:p>
          </table:table-cell>
          <table:table-cell/>
        </table:table-row>
        <table:table-row table:style-name="ro1">
          <table:table-cell office:value-type="string" calcext:value-type="string">
            <text:p>fetch-321</text:p>
          </table:table-cell>
          <table:table-cell office:value-type="float" office:value="0.06616" calcext:value-type="float">
            <text:p>0,06616</text:p>
          </table:table-cell>
          <table:table-cell/>
        </table:table-row>
        <table:table-row table:style-name="ro1">
          <table:table-cell office:value-type="string" calcext:value-type="string">
            <text:p>fetch-322</text:p>
          </table:table-cell>
          <table:table-cell office:value-type="float" office:value="0.057766" calcext:value-type="float">
            <text:p>0,057766</text:p>
          </table:table-cell>
          <table:table-cell/>
        </table:table-row>
        <table:table-row table:style-name="ro1">
          <table:table-cell office:value-type="string" calcext:value-type="string">
            <text:p>fetch-323</text:p>
          </table:table-cell>
          <table:table-cell office:value-type="float" office:value="0.064082" calcext:value-type="float">
            <text:p>0,064082</text:p>
          </table:table-cell>
          <table:table-cell/>
        </table:table-row>
        <table:table-row table:style-name="ro1">
          <table:table-cell office:value-type="string" calcext:value-type="string">
            <text:p>fetch-324</text:p>
          </table:table-cell>
          <table:table-cell office:value-type="float" office:value="0.058468" calcext:value-type="float">
            <text:p>0,058468</text:p>
          </table:table-cell>
          <table:table-cell/>
        </table:table-row>
        <table:table-row table:style-name="ro1">
          <table:table-cell office:value-type="string" calcext:value-type="string">
            <text:p>fetch-325</text:p>
          </table:table-cell>
          <table:table-cell office:value-type="float" office:value="0.065276" calcext:value-type="float">
            <text:p>0,065276</text:p>
          </table:table-cell>
          <table:table-cell/>
        </table:table-row>
        <table:table-row table:style-name="ro1">
          <table:table-cell office:value-type="string" calcext:value-type="string">
            <text:p>fetch-326</text:p>
          </table:table-cell>
          <table:table-cell office:value-type="float" office:value="0.062882" calcext:value-type="float">
            <text:p>0,062882</text:p>
          </table:table-cell>
          <table:table-cell/>
        </table:table-row>
        <table:table-row table:style-name="ro1">
          <table:table-cell office:value-type="string" calcext:value-type="string">
            <text:p>fetch-327</text:p>
          </table:table-cell>
          <table:table-cell office:value-type="float" office:value="0.065199" calcext:value-type="float">
            <text:p>0,065199</text:p>
          </table:table-cell>
          <table:table-cell/>
        </table:table-row>
        <table:table-row table:style-name="ro1">
          <table:table-cell office:value-type="string" calcext:value-type="string">
            <text:p>fetch-328</text:p>
          </table:table-cell>
          <table:table-cell office:value-type="float" office:value="0.070357" calcext:value-type="float">
            <text:p>0,070357</text:p>
          </table:table-cell>
          <table:table-cell/>
        </table:table-row>
        <table:table-row table:style-name="ro1">
          <table:table-cell office:value-type="string" calcext:value-type="string">
            <text:p>fetch-329</text:p>
          </table:table-cell>
          <table:table-cell office:value-type="float" office:value="0.061411" calcext:value-type="float">
            <text:p>0,061411</text:p>
          </table:table-cell>
          <table:table-cell/>
        </table:table-row>
        <table:table-row table:style-name="ro1">
          <table:table-cell office:value-type="string" calcext:value-type="string">
            <text:p>fetch-330</text:p>
          </table:table-cell>
          <table:table-cell office:value-type="float" office:value="0.066374" calcext:value-type="float">
            <text:p>0,066374</text:p>
          </table:table-cell>
          <table:table-cell/>
        </table:table-row>
        <table:table-row table:style-name="ro1">
          <table:table-cell office:value-type="string" calcext:value-type="string">
            <text:p>fetch-331</text:p>
          </table:table-cell>
          <table:table-cell office:value-type="float" office:value="0.062551" calcext:value-type="float">
            <text:p>0,062551</text:p>
          </table:table-cell>
          <table:table-cell/>
        </table:table-row>
        <table:table-row table:style-name="ro1">
          <table:table-cell office:value-type="string" calcext:value-type="string">
            <text:p>fetch-332</text:p>
          </table:table-cell>
          <table:table-cell office:value-type="float" office:value="0.068739" calcext:value-type="float">
            <text:p>0,068739</text:p>
          </table:table-cell>
          <table:table-cell/>
        </table:table-row>
        <table:table-row table:style-name="ro1">
          <table:table-cell office:value-type="string" calcext:value-type="string">
            <text:p>fetch-333</text:p>
          </table:table-cell>
          <table:table-cell office:value-type="float" office:value="0.063464" calcext:value-type="float">
            <text:p>0,063464</text:p>
          </table:table-cell>
          <table:table-cell/>
        </table:table-row>
        <table:table-row table:style-name="ro1">
          <table:table-cell office:value-type="string" calcext:value-type="string">
            <text:p>fetch-334</text:p>
          </table:table-cell>
          <table:table-cell office:value-type="float" office:value="0.066526" calcext:value-type="float">
            <text:p>0,066526</text:p>
          </table:table-cell>
          <table:table-cell/>
        </table:table-row>
        <table:table-row table:style-name="ro1">
          <table:table-cell office:value-type="string" calcext:value-type="string">
            <text:p>fetch-335</text:p>
          </table:table-cell>
          <table:table-cell office:value-type="float" office:value="0.056391" calcext:value-type="float">
            <text:p>0,056391</text:p>
          </table:table-cell>
          <table:table-cell/>
        </table:table-row>
        <table:table-row table:style-name="ro1">
          <table:table-cell office:value-type="string" calcext:value-type="string">
            <text:p>fetch-336</text:p>
          </table:table-cell>
          <table:table-cell office:value-type="float" office:value="0.065155" calcext:value-type="float">
            <text:p>0,065155</text:p>
          </table:table-cell>
          <table:table-cell/>
        </table:table-row>
        <table:table-row table:style-name="ro1">
          <table:table-cell office:value-type="string" calcext:value-type="string">
            <text:p>fetch-337</text:p>
          </table:table-cell>
          <table:table-cell office:value-type="float" office:value="0.059153" calcext:value-type="float">
            <text:p>0,059153</text:p>
          </table:table-cell>
          <table:table-cell/>
        </table:table-row>
        <table:table-row table:style-name="ro1">
          <table:table-cell office:value-type="string" calcext:value-type="string">
            <text:p>fetch-338</text:p>
          </table:table-cell>
          <table:table-cell office:value-type="float" office:value="0.064279" calcext:value-type="float">
            <text:p>0,064279</text:p>
          </table:table-cell>
          <table:table-cell/>
        </table:table-row>
        <table:table-row table:style-name="ro1">
          <table:table-cell office:value-type="string" calcext:value-type="string">
            <text:p>fetch-339</text:p>
          </table:table-cell>
          <table:table-cell office:value-type="float" office:value="0.061015" calcext:value-type="float">
            <text:p>0,061015</text:p>
          </table:table-cell>
          <table:table-cell/>
        </table:table-row>
        <table:table-row table:style-name="ro1">
          <table:table-cell office:value-type="string" calcext:value-type="string">
            <text:p>fetch-340</text:p>
          </table:table-cell>
          <table:table-cell office:value-type="float" office:value="0.059601" calcext:value-type="float">
            <text:p>0,059601</text:p>
          </table:table-cell>
          <table:table-cell/>
        </table:table-row>
        <table:table-row table:style-name="ro1">
          <table:table-cell office:value-type="string" calcext:value-type="string">
            <text:p>fetch-341</text:p>
          </table:table-cell>
          <table:table-cell office:value-type="float" office:value="0.061124" calcext:value-type="float">
            <text:p>0,061124</text:p>
          </table:table-cell>
          <table:table-cell/>
        </table:table-row>
        <table:table-row table:style-name="ro1">
          <table:table-cell office:value-type="string" calcext:value-type="string">
            <text:p>fetch-342</text:p>
          </table:table-cell>
          <table:table-cell office:value-type="float" office:value="0.062524" calcext:value-type="float">
            <text:p>0,062524</text:p>
          </table:table-cell>
          <table:table-cell/>
        </table:table-row>
        <table:table-row table:style-name="ro1">
          <table:table-cell office:value-type="string" calcext:value-type="string">
            <text:p>fetch-343</text:p>
          </table:table-cell>
          <table:table-cell office:value-type="float" office:value="0.062754" calcext:value-type="float">
            <text:p>0,062754</text:p>
          </table:table-cell>
          <table:table-cell/>
        </table:table-row>
        <table:table-row table:style-name="ro1">
          <table:table-cell office:value-type="string" calcext:value-type="string">
            <text:p>fetch-344</text:p>
          </table:table-cell>
          <table:table-cell office:value-type="float" office:value="0.062155" calcext:value-type="float">
            <text:p>0,062155</text:p>
          </table:table-cell>
          <table:table-cell/>
        </table:table-row>
        <table:table-row table:style-name="ro1">
          <table:table-cell office:value-type="string" calcext:value-type="string">
            <text:p>fetch-345</text:p>
          </table:table-cell>
          <table:table-cell office:value-type="float" office:value="0.061583" calcext:value-type="float">
            <text:p>0,061583</text:p>
          </table:table-cell>
          <table:table-cell/>
        </table:table-row>
        <table:table-row table:style-name="ro1">
          <table:table-cell office:value-type="string" calcext:value-type="string">
            <text:p>fetch-346</text:p>
          </table:table-cell>
          <table:table-cell office:value-type="float" office:value="0.057038" calcext:value-type="float">
            <text:p>0,057038</text:p>
          </table:table-cell>
          <table:table-cell/>
        </table:table-row>
        <table:table-row table:style-name="ro1">
          <table:table-cell office:value-type="string" calcext:value-type="string">
            <text:p>fetch-347</text:p>
          </table:table-cell>
          <table:table-cell office:value-type="float" office:value="0.055105" calcext:value-type="float">
            <text:p>0,055105</text:p>
          </table:table-cell>
          <table:table-cell/>
        </table:table-row>
        <table:table-row table:style-name="ro1">
          <table:table-cell office:value-type="string" calcext:value-type="string">
            <text:p>fetch-348</text:p>
          </table:table-cell>
          <table:table-cell office:value-type="float" office:value="0.061501" calcext:value-type="float">
            <text:p>0,061501</text:p>
          </table:table-cell>
          <table:table-cell/>
        </table:table-row>
        <table:table-row table:style-name="ro1">
          <table:table-cell office:value-type="string" calcext:value-type="string">
            <text:p>fetch-349</text:p>
          </table:table-cell>
          <table:table-cell office:value-type="float" office:value="0.060615" calcext:value-type="float">
            <text:p>0,060615</text:p>
          </table:table-cell>
          <table:table-cell/>
        </table:table-row>
        <table:table-row table:style-name="ro1">
          <table:table-cell office:value-type="string" calcext:value-type="string">
            <text:p>fetch-350</text:p>
          </table:table-cell>
          <table:table-cell office:value-type="float" office:value="0.0648" calcext:value-type="float">
            <text:p>0,0648</text:p>
          </table:table-cell>
          <table:table-cell/>
        </table:table-row>
        <table:table-row table:style-name="ro1">
          <table:table-cell office:value-type="string" calcext:value-type="string">
            <text:p>fetch-351</text:p>
          </table:table-cell>
          <table:table-cell office:value-type="float" office:value="0.067319" calcext:value-type="float">
            <text:p>0,067319</text:p>
          </table:table-cell>
          <table:table-cell/>
        </table:table-row>
        <table:table-row table:style-name="ro1">
          <table:table-cell office:value-type="string" calcext:value-type="string">
            <text:p>fetch-352</text:p>
          </table:table-cell>
          <table:table-cell office:value-type="float" office:value="0.078494" calcext:value-type="float">
            <text:p>0,078494</text:p>
          </table:table-cell>
          <table:table-cell/>
        </table:table-row>
        <table:table-row table:style-name="ro1">
          <table:table-cell office:value-type="string" calcext:value-type="string">
            <text:p>fetch-353</text:p>
          </table:table-cell>
          <table:table-cell office:value-type="float" office:value="0.07861" calcext:value-type="float">
            <text:p>0,07861</text:p>
          </table:table-cell>
          <table:table-cell/>
        </table:table-row>
        <table:table-row table:style-name="ro1">
          <table:table-cell office:value-type="string" calcext:value-type="string">
            <text:p>fetch-354</text:p>
          </table:table-cell>
          <table:table-cell office:value-type="float" office:value="0.065506" calcext:value-type="float">
            <text:p>0,065506</text:p>
          </table:table-cell>
          <table:table-cell/>
        </table:table-row>
        <table:table-row table:style-name="ro1">
          <table:table-cell office:value-type="string" calcext:value-type="string">
            <text:p>fetch-355</text:p>
          </table:table-cell>
          <table:table-cell office:value-type="float" office:value="0.066892" calcext:value-type="float">
            <text:p>0,066892</text:p>
          </table:table-cell>
          <table:table-cell/>
        </table:table-row>
        <table:table-row table:style-name="ro1">
          <table:table-cell office:value-type="string" calcext:value-type="string">
            <text:p>fetch-356</text:p>
          </table:table-cell>
          <table:table-cell office:value-type="float" office:value="0.071914" calcext:value-type="float">
            <text:p>0,071914</text:p>
          </table:table-cell>
          <table:table-cell/>
        </table:table-row>
        <table:table-row table:style-name="ro1">
          <table:table-cell office:value-type="string" calcext:value-type="string">
            <text:p>fetch-357</text:p>
          </table:table-cell>
          <table:table-cell office:value-type="float" office:value="0.067717" calcext:value-type="float">
            <text:p>0,067717</text:p>
          </table:table-cell>
          <table:table-cell/>
        </table:table-row>
        <table:table-row table:style-name="ro1">
          <table:table-cell office:value-type="string" calcext:value-type="string">
            <text:p>fetch-358</text:p>
          </table:table-cell>
          <table:table-cell office:value-type="float" office:value="0.084009" calcext:value-type="float">
            <text:p>0,084009</text:p>
          </table:table-cell>
          <table:table-cell/>
        </table:table-row>
        <table:table-row table:style-name="ro1">
          <table:table-cell office:value-type="string" calcext:value-type="string">
            <text:p>fetch-359</text:p>
          </table:table-cell>
          <table:table-cell office:value-type="float" office:value="0.074908" calcext:value-type="float">
            <text:p>0,074908</text:p>
          </table:table-cell>
          <table:table-cell/>
        </table:table-row>
        <table:table-row table:style-name="ro1">
          <table:table-cell office:value-type="string" calcext:value-type="string">
            <text:p>fetch-360</text:p>
          </table:table-cell>
          <table:table-cell office:value-type="float" office:value="0.077209" calcext:value-type="float">
            <text:p>0,077209</text:p>
          </table:table-cell>
          <table:table-cell/>
        </table:table-row>
        <table:table-row table:style-name="ro1">
          <table:table-cell office:value-type="string" calcext:value-type="string">
            <text:p>fetch-361</text:p>
          </table:table-cell>
          <table:table-cell office:value-type="float" office:value="0.065223" calcext:value-type="float">
            <text:p>0,065223</text:p>
          </table:table-cell>
          <table:table-cell/>
        </table:table-row>
        <table:table-row table:style-name="ro1">
          <table:table-cell office:value-type="string" calcext:value-type="string">
            <text:p>fetch-362</text:p>
          </table:table-cell>
          <table:table-cell office:value-type="float" office:value="0.067457" calcext:value-type="float">
            <text:p>0,067457</text:p>
          </table:table-cell>
          <table:table-cell/>
        </table:table-row>
        <table:table-row table:style-name="ro1">
          <table:table-cell office:value-type="string" calcext:value-type="string">
            <text:p>fetch-363</text:p>
          </table:table-cell>
          <table:table-cell office:value-type="float" office:value="0.062306" calcext:value-type="float">
            <text:p>0,062306</text:p>
          </table:table-cell>
          <table:table-cell/>
        </table:table-row>
        <table:table-row table:style-name="ro1">
          <table:table-cell office:value-type="string" calcext:value-type="string">
            <text:p>fetch-364</text:p>
          </table:table-cell>
          <table:table-cell office:value-type="float" office:value="0.06763" calcext:value-type="float">
            <text:p>0,06763</text:p>
          </table:table-cell>
          <table:table-cell/>
        </table:table-row>
        <table:table-row table:style-name="ro1">
          <table:table-cell office:value-type="string" calcext:value-type="string">
            <text:p>fetch-365</text:p>
          </table:table-cell>
          <table:table-cell office:value-type="float" office:value="0.063776" calcext:value-type="float">
            <text:p>0,063776</text:p>
          </table:table-cell>
          <table:table-cell/>
        </table:table-row>
        <table:table-row table:style-name="ro1">
          <table:table-cell office:value-type="string" calcext:value-type="string">
            <text:p>fetch-366</text:p>
          </table:table-cell>
          <table:table-cell office:value-type="float" office:value="0.072241" calcext:value-type="float">
            <text:p>0,072241</text:p>
          </table:table-cell>
          <table:table-cell/>
        </table:table-row>
        <table:table-row table:style-name="ro1">
          <table:table-cell office:value-type="string" calcext:value-type="string">
            <text:p>fetch-367</text:p>
          </table:table-cell>
          <table:table-cell office:value-type="float" office:value="0.076191" calcext:value-type="float">
            <text:p>0,076191</text:p>
          </table:table-cell>
          <table:table-cell/>
        </table:table-row>
        <table:table-row table:style-name="ro1">
          <table:table-cell office:value-type="string" calcext:value-type="string">
            <text:p>fetch-368</text:p>
          </table:table-cell>
          <table:table-cell office:value-type="float" office:value="0.087963" calcext:value-type="float">
            <text:p>0,087963</text:p>
          </table:table-cell>
          <table:table-cell/>
        </table:table-row>
        <table:table-row table:style-name="ro1">
          <table:table-cell office:value-type="string" calcext:value-type="string">
            <text:p>fetch-369</text:p>
          </table:table-cell>
          <table:table-cell office:value-type="float" office:value="0.072025" calcext:value-type="float">
            <text:p>0,072025</text:p>
          </table:table-cell>
          <table:table-cell/>
        </table:table-row>
        <table:table-row table:style-name="ro1">
          <table:table-cell office:value-type="string" calcext:value-type="string">
            <text:p>fetch-370</text:p>
          </table:table-cell>
          <table:table-cell office:value-type="float" office:value="0.067052" calcext:value-type="float">
            <text:p>0,067052</text:p>
          </table:table-cell>
          <table:table-cell/>
        </table:table-row>
        <table:table-row table:style-name="ro1">
          <table:table-cell office:value-type="string" calcext:value-type="string">
            <text:p>fetch-371</text:p>
          </table:table-cell>
          <table:table-cell office:value-type="float" office:value="0.06656" calcext:value-type="float">
            <text:p>0,06656</text:p>
          </table:table-cell>
          <table:table-cell/>
        </table:table-row>
        <table:table-row table:style-name="ro1">
          <table:table-cell office:value-type="string" calcext:value-type="string">
            <text:p>fetch-372</text:p>
          </table:table-cell>
          <table:table-cell office:value-type="float" office:value="0.059706" calcext:value-type="float">
            <text:p>0,059706</text:p>
          </table:table-cell>
          <table:table-cell/>
        </table:table-row>
        <table:table-row table:style-name="ro1">
          <table:table-cell office:value-type="string" calcext:value-type="string">
            <text:p>fetch-373</text:p>
          </table:table-cell>
          <table:table-cell office:value-type="float" office:value="0.069128" calcext:value-type="float">
            <text:p>0,069128</text:p>
          </table:table-cell>
          <table:table-cell/>
        </table:table-row>
        <table:table-row table:style-name="ro1">
          <table:table-cell office:value-type="string" calcext:value-type="string">
            <text:p>fetch-374</text:p>
          </table:table-cell>
          <table:table-cell office:value-type="float" office:value="0.083449" calcext:value-type="float">
            <text:p>0,083449</text:p>
          </table:table-cell>
          <table:table-cell/>
        </table:table-row>
        <table:table-row table:style-name="ro1">
          <table:table-cell office:value-type="string" calcext:value-type="string">
            <text:p>fetch-375</text:p>
          </table:table-cell>
          <table:table-cell office:value-type="float" office:value="0.072446" calcext:value-type="float">
            <text:p>0,072446</text:p>
          </table:table-cell>
          <table:table-cell/>
        </table:table-row>
        <table:table-row table:style-name="ro1">
          <table:table-cell office:value-type="string" calcext:value-type="string">
            <text:p>fetch-376</text:p>
          </table:table-cell>
          <table:table-cell office:value-type="float" office:value="0.084692" calcext:value-type="float">
            <text:p>0,084692</text:p>
          </table:table-cell>
          <table:table-cell/>
        </table:table-row>
        <table:table-row table:style-name="ro1">
          <table:table-cell office:value-type="string" calcext:value-type="string">
            <text:p>fetch-377</text:p>
          </table:table-cell>
          <table:table-cell office:value-type="float" office:value="0.068156" calcext:value-type="float">
            <text:p>0,068156</text:p>
          </table:table-cell>
          <table:table-cell/>
        </table:table-row>
        <table:table-row table:style-name="ro1">
          <table:table-cell office:value-type="string" calcext:value-type="string">
            <text:p>fetch-378</text:p>
          </table:table-cell>
          <table:table-cell office:value-type="float" office:value="0.07956" calcext:value-type="float">
            <text:p>0,07956</text:p>
          </table:table-cell>
          <table:table-cell/>
        </table:table-row>
        <table:table-row table:style-name="ro1">
          <table:table-cell office:value-type="string" calcext:value-type="string">
            <text:p>fetch-379</text:p>
          </table:table-cell>
          <table:table-cell office:value-type="float" office:value="0.073458" calcext:value-type="float">
            <text:p>0,073458</text:p>
          </table:table-cell>
          <table:table-cell/>
        </table:table-row>
        <table:table-row table:style-name="ro1">
          <table:table-cell office:value-type="string" calcext:value-type="string">
            <text:p>fetch-380</text:p>
          </table:table-cell>
          <table:table-cell office:value-type="float" office:value="0.072204" calcext:value-type="float">
            <text:p>0,072204</text:p>
          </table:table-cell>
          <table:table-cell/>
        </table:table-row>
        <table:table-row table:style-name="ro1">
          <table:table-cell office:value-type="string" calcext:value-type="string">
            <text:p>fetch-381</text:p>
          </table:table-cell>
          <table:table-cell office:value-type="float" office:value="0.067076" calcext:value-type="float">
            <text:p>0,067076</text:p>
          </table:table-cell>
          <table:table-cell/>
        </table:table-row>
        <table:table-row table:style-name="ro1">
          <table:table-cell office:value-type="string" calcext:value-type="string">
            <text:p>fetch-382</text:p>
          </table:table-cell>
          <table:table-cell office:value-type="float" office:value="0.064671" calcext:value-type="float">
            <text:p>0,064671</text:p>
          </table:table-cell>
          <table:table-cell/>
        </table:table-row>
        <table:table-row table:style-name="ro1">
          <table:table-cell office:value-type="string" calcext:value-type="string">
            <text:p>fetch-383</text:p>
          </table:table-cell>
          <table:table-cell office:value-type="float" office:value="0.067065" calcext:value-type="float">
            <text:p>0,067065</text:p>
          </table:table-cell>
          <table:table-cell/>
        </table:table-row>
        <table:table-row table:style-name="ro1">
          <table:table-cell office:value-type="string" calcext:value-type="string">
            <text:p>fetch-384</text:p>
          </table:table-cell>
          <table:table-cell office:value-type="float" office:value="0.063318" calcext:value-type="float">
            <text:p>0,063318</text:p>
          </table:table-cell>
          <table:table-cell/>
        </table:table-row>
        <table:table-row table:style-name="ro1">
          <table:table-cell office:value-type="string" calcext:value-type="string">
            <text:p>fetch-385</text:p>
          </table:table-cell>
          <table:table-cell office:value-type="float" office:value="0.061179" calcext:value-type="float">
            <text:p>0,061179</text:p>
          </table:table-cell>
          <table:table-cell/>
        </table:table-row>
        <table:table-row table:style-name="ro1">
          <table:table-cell office:value-type="string" calcext:value-type="string">
            <text:p>fetch-386</text:p>
          </table:table-cell>
          <table:table-cell office:value-type="float" office:value="0.061769" calcext:value-type="float">
            <text:p>0,061769</text:p>
          </table:table-cell>
          <table:table-cell/>
        </table:table-row>
        <table:table-row table:style-name="ro1">
          <table:table-cell office:value-type="string" calcext:value-type="string">
            <text:p>fetch-387</text:p>
          </table:table-cell>
          <table:table-cell office:value-type="float" office:value="0.062257" calcext:value-type="float">
            <text:p>0,062257</text:p>
          </table:table-cell>
          <table:table-cell/>
        </table:table-row>
        <table:table-row table:style-name="ro1">
          <table:table-cell office:value-type="string" calcext:value-type="string">
            <text:p>fetch-388</text:p>
          </table:table-cell>
          <table:table-cell office:value-type="float" office:value="0.064412" calcext:value-type="float">
            <text:p>0,064412</text:p>
          </table:table-cell>
          <table:table-cell/>
        </table:table-row>
        <table:table-row table:style-name="ro1">
          <table:table-cell office:value-type="string" calcext:value-type="string">
            <text:p>fetch-389</text:p>
          </table:table-cell>
          <table:table-cell office:value-type="float" office:value="0.061751" calcext:value-type="float">
            <text:p>0,061751</text:p>
          </table:table-cell>
          <table:table-cell/>
        </table:table-row>
        <table:table-row table:style-name="ro1">
          <table:table-cell office:value-type="string" calcext:value-type="string">
            <text:p>fetch-390</text:p>
          </table:table-cell>
          <table:table-cell office:value-type="float" office:value="0.064115" calcext:value-type="float">
            <text:p>0,064115</text:p>
          </table:table-cell>
          <table:table-cell/>
        </table:table-row>
        <table:table-row table:style-name="ro1">
          <table:table-cell office:value-type="string" calcext:value-type="string">
            <text:p>fetch-391</text:p>
          </table:table-cell>
          <table:table-cell office:value-type="float" office:value="0.063679" calcext:value-type="float">
            <text:p>0,063679</text:p>
          </table:table-cell>
          <table:table-cell/>
        </table:table-row>
        <table:table-row table:style-name="ro1">
          <table:table-cell office:value-type="string" calcext:value-type="string">
            <text:p>fetch-392</text:p>
          </table:table-cell>
          <table:table-cell office:value-type="float" office:value="0.058105" calcext:value-type="float">
            <text:p>0,058105</text:p>
          </table:table-cell>
          <table:table-cell/>
        </table:table-row>
        <table:table-row table:style-name="ro1">
          <table:table-cell office:value-type="string" calcext:value-type="string">
            <text:p>fetch-393</text:p>
          </table:table-cell>
          <table:table-cell office:value-type="float" office:value="0.061317" calcext:value-type="float">
            <text:p>0,061317</text:p>
          </table:table-cell>
          <table:table-cell/>
        </table:table-row>
        <table:table-row table:style-name="ro1">
          <table:table-cell office:value-type="string" calcext:value-type="string">
            <text:p>fetch-394</text:p>
          </table:table-cell>
          <table:table-cell office:value-type="float" office:value="0.065754" calcext:value-type="float">
            <text:p>0,065754</text:p>
          </table:table-cell>
          <table:table-cell/>
        </table:table-row>
        <table:table-row table:style-name="ro1">
          <table:table-cell office:value-type="string" calcext:value-type="string">
            <text:p>fetch-395</text:p>
          </table:table-cell>
          <table:table-cell office:value-type="float" office:value="0.059789" calcext:value-type="float">
            <text:p>0,059789</text:p>
          </table:table-cell>
          <table:table-cell/>
        </table:table-row>
        <table:table-row table:style-name="ro1">
          <table:table-cell office:value-type="string" calcext:value-type="string">
            <text:p>fetch-396</text:p>
          </table:table-cell>
          <table:table-cell office:value-type="float" office:value="0.05929" calcext:value-type="float">
            <text:p>0,05929</text:p>
          </table:table-cell>
          <table:table-cell/>
        </table:table-row>
        <table:table-row table:style-name="ro1">
          <table:table-cell office:value-type="string" calcext:value-type="string">
            <text:p>fetch-397</text:p>
          </table:table-cell>
          <table:table-cell office:value-type="float" office:value="0.060123" calcext:value-type="float">
            <text:p>0,060123</text:p>
          </table:table-cell>
          <table:table-cell/>
        </table:table-row>
        <table:table-row table:style-name="ro1">
          <table:table-cell office:value-type="string" calcext:value-type="string">
            <text:p>fetch-398</text:p>
          </table:table-cell>
          <table:table-cell office:value-type="float" office:value="0.057996" calcext:value-type="float">
            <text:p>0,057996</text:p>
          </table:table-cell>
          <table:table-cell/>
        </table:table-row>
        <table:table-row table:style-name="ro1">
          <table:table-cell office:value-type="string" calcext:value-type="string">
            <text:p>fetch-399</text:p>
          </table:table-cell>
          <table:table-cell office:value-type="float" office:value="0.065148" calcext:value-type="float">
            <text:p>0,065148</text:p>
          </table:table-cell>
          <table:table-cell/>
        </table:table-row>
        <table:table-row table:style-name="ro1">
          <table:table-cell office:value-type="string" calcext:value-type="string">
            <text:p>fetch-400</text:p>
          </table:table-cell>
          <table:table-cell office:value-type="float" office:value="0.063676" calcext:value-type="float">
            <text:p>0,063676</text:p>
          </table:table-cell>
          <table:table-cell/>
        </table:table-row>
        <table:table-row table:style-name="ro1">
          <table:table-cell office:value-type="string" calcext:value-type="string">
            <text:p>fetch-401</text:p>
          </table:table-cell>
          <table:table-cell office:value-type="float" office:value="0.060072" calcext:value-type="float">
            <text:p>0,060072</text:p>
          </table:table-cell>
          <table:table-cell/>
        </table:table-row>
        <table:table-row table:style-name="ro1">
          <table:table-cell office:value-type="string" calcext:value-type="string">
            <text:p>fetch-402</text:p>
          </table:table-cell>
          <table:table-cell office:value-type="float" office:value="0.0609" calcext:value-type="float">
            <text:p>0,0609</text:p>
          </table:table-cell>
          <table:table-cell/>
        </table:table-row>
        <table:table-row table:style-name="ro1">
          <table:table-cell office:value-type="string" calcext:value-type="string">
            <text:p>fetch-403</text:p>
          </table:table-cell>
          <table:table-cell office:value-type="float" office:value="0.060359" calcext:value-type="float">
            <text:p>0,060359</text:p>
          </table:table-cell>
          <table:table-cell/>
        </table:table-row>
        <table:table-row table:style-name="ro1">
          <table:table-cell office:value-type="string" calcext:value-type="string">
            <text:p>fetch-404</text:p>
          </table:table-cell>
          <table:table-cell office:value-type="float" office:value="0.059959" calcext:value-type="float">
            <text:p>0,059959</text:p>
          </table:table-cell>
          <table:table-cell/>
        </table:table-row>
        <table:table-row table:style-name="ro1">
          <table:table-cell office:value-type="string" calcext:value-type="string">
            <text:p>fetch-405</text:p>
          </table:table-cell>
          <table:table-cell office:value-type="float" office:value="0.061493" calcext:value-type="float">
            <text:p>0,061493</text:p>
          </table:table-cell>
          <table:table-cell/>
        </table:table-row>
        <table:table-row table:style-name="ro1">
          <table:table-cell office:value-type="string" calcext:value-type="string">
            <text:p>fetch-406</text:p>
          </table:table-cell>
          <table:table-cell office:value-type="float" office:value="0.060074" calcext:value-type="float">
            <text:p>0,060074</text:p>
          </table:table-cell>
          <table:table-cell/>
        </table:table-row>
        <table:table-row table:style-name="ro1">
          <table:table-cell office:value-type="string" calcext:value-type="string">
            <text:p>fetch-407</text:p>
          </table:table-cell>
          <table:table-cell office:value-type="float" office:value="0.061969" calcext:value-type="float">
            <text:p>0,061969</text:p>
          </table:table-cell>
          <table:table-cell/>
        </table:table-row>
        <table:table-row table:style-name="ro1">
          <table:table-cell office:value-type="string" calcext:value-type="string">
            <text:p>fetch-408</text:p>
          </table:table-cell>
          <table:table-cell office:value-type="float" office:value="0.0592" calcext:value-type="float">
            <text:p>0,0592</text:p>
          </table:table-cell>
          <table:table-cell/>
        </table:table-row>
        <table:table-row table:style-name="ro1">
          <table:table-cell office:value-type="string" calcext:value-type="string">
            <text:p>fetch-409</text:p>
          </table:table-cell>
          <table:table-cell office:value-type="float" office:value="0.065057" calcext:value-type="float">
            <text:p>0,065057</text:p>
          </table:table-cell>
          <table:table-cell/>
        </table:table-row>
        <table:table-row table:style-name="ro1">
          <table:table-cell office:value-type="string" calcext:value-type="string">
            <text:p>fetch-410</text:p>
          </table:table-cell>
          <table:table-cell office:value-type="float" office:value="0.064151" calcext:value-type="float">
            <text:p>0,064151</text:p>
          </table:table-cell>
          <table:table-cell/>
        </table:table-row>
        <table:table-row table:style-name="ro1">
          <table:table-cell office:value-type="string" calcext:value-type="string">
            <text:p>fetch-411</text:p>
          </table:table-cell>
          <table:table-cell office:value-type="float" office:value="0.062849" calcext:value-type="float">
            <text:p>0,062849</text:p>
          </table:table-cell>
          <table:table-cell/>
        </table:table-row>
        <table:table-row table:style-name="ro1">
          <table:table-cell office:value-type="string" calcext:value-type="string">
            <text:p>fetch-412</text:p>
          </table:table-cell>
          <table:table-cell office:value-type="float" office:value="0.062201" calcext:value-type="float">
            <text:p>0,062201</text:p>
          </table:table-cell>
          <table:table-cell/>
        </table:table-row>
        <table:table-row table:style-name="ro1">
          <table:table-cell office:value-type="string" calcext:value-type="string">
            <text:p>fetch-413</text:p>
          </table:table-cell>
          <table:table-cell office:value-type="float" office:value="0.064497" calcext:value-type="float">
            <text:p>0,064497</text:p>
          </table:table-cell>
          <table:table-cell/>
        </table:table-row>
        <table:table-row table:style-name="ro1">
          <table:table-cell office:value-type="string" calcext:value-type="string">
            <text:p>fetch-414</text:p>
          </table:table-cell>
          <table:table-cell office:value-type="float" office:value="0.061476" calcext:value-type="float">
            <text:p>0,061476</text:p>
          </table:table-cell>
          <table:table-cell/>
        </table:table-row>
        <table:table-row table:style-name="ro1">
          <table:table-cell office:value-type="string" calcext:value-type="string">
            <text:p>fetch-415</text:p>
          </table:table-cell>
          <table:table-cell office:value-type="float" office:value="0.066311" calcext:value-type="float">
            <text:p>0,066311</text:p>
          </table:table-cell>
          <table:table-cell/>
        </table:table-row>
        <table:table-row table:style-name="ro1">
          <table:table-cell office:value-type="string" calcext:value-type="string">
            <text:p>fetch-416</text:p>
          </table:table-cell>
          <table:table-cell office:value-type="float" office:value="0.071147" calcext:value-type="float">
            <text:p>0,071147</text:p>
          </table:table-cell>
          <table:table-cell/>
        </table:table-row>
        <table:table-row table:style-name="ro1">
          <table:table-cell office:value-type="string" calcext:value-type="string">
            <text:p>fetch-417</text:p>
          </table:table-cell>
          <table:table-cell office:value-type="float" office:value="0.060523" calcext:value-type="float">
            <text:p>0,060523</text:p>
          </table:table-cell>
          <table:table-cell/>
        </table:table-row>
        <table:table-row table:style-name="ro1">
          <table:table-cell office:value-type="string" calcext:value-type="string">
            <text:p>fetch-418</text:p>
          </table:table-cell>
          <table:table-cell office:value-type="float" office:value="0.066106" calcext:value-type="float">
            <text:p>0,066106</text:p>
          </table:table-cell>
          <table:table-cell/>
        </table:table-row>
        <table:table-row table:style-name="ro1">
          <table:table-cell office:value-type="string" calcext:value-type="string">
            <text:p>fetch-419</text:p>
          </table:table-cell>
          <table:table-cell office:value-type="float" office:value="0.061332" calcext:value-type="float">
            <text:p>0,061332</text:p>
          </table:table-cell>
          <table:table-cell/>
        </table:table-row>
        <table:table-row table:style-name="ro1">
          <table:table-cell office:value-type="string" calcext:value-type="string">
            <text:p>fetch-420</text:p>
          </table:table-cell>
          <table:table-cell office:value-type="float" office:value="0.06308" calcext:value-type="float">
            <text:p>0,06308</text:p>
          </table:table-cell>
          <table:table-cell/>
        </table:table-row>
        <table:table-row table:style-name="ro1">
          <table:table-cell office:value-type="string" calcext:value-type="string">
            <text:p>fetch-421</text:p>
          </table:table-cell>
          <table:table-cell office:value-type="float" office:value="0.058943" calcext:value-type="float">
            <text:p>0,058943</text:p>
          </table:table-cell>
          <table:table-cell/>
        </table:table-row>
        <table:table-row table:style-name="ro1">
          <table:table-cell office:value-type="string" calcext:value-type="string">
            <text:p>fetch-422</text:p>
          </table:table-cell>
          <table:table-cell office:value-type="float" office:value="0.062576" calcext:value-type="float">
            <text:p>0,062576</text:p>
          </table:table-cell>
          <table:table-cell/>
        </table:table-row>
        <table:table-row table:style-name="ro1">
          <table:table-cell office:value-type="string" calcext:value-type="string">
            <text:p>fetch-423</text:p>
          </table:table-cell>
          <table:table-cell office:value-type="float" office:value="0.061096" calcext:value-type="float">
            <text:p>0,061096</text:p>
          </table:table-cell>
          <table:table-cell/>
        </table:table-row>
        <table:table-row table:style-name="ro1">
          <table:table-cell office:value-type="string" calcext:value-type="string">
            <text:p>fetch-424</text:p>
          </table:table-cell>
          <table:table-cell office:value-type="float" office:value="0.058613" calcext:value-type="float">
            <text:p>0,058613</text:p>
          </table:table-cell>
          <table:table-cell/>
        </table:table-row>
        <table:table-row table:style-name="ro1">
          <table:table-cell office:value-type="string" calcext:value-type="string">
            <text:p>fetch-425</text:p>
          </table:table-cell>
          <table:table-cell office:value-type="float" office:value="0.067255" calcext:value-type="float">
            <text:p>0,067255</text:p>
          </table:table-cell>
          <table:table-cell/>
        </table:table-row>
        <table:table-row table:style-name="ro1">
          <table:table-cell office:value-type="string" calcext:value-type="string">
            <text:p>fetch-426</text:p>
          </table:table-cell>
          <table:table-cell office:value-type="float" office:value="0.07373" calcext:value-type="float">
            <text:p>0,07373</text:p>
          </table:table-cell>
          <table:table-cell/>
        </table:table-row>
        <table:table-row table:style-name="ro1">
          <table:table-cell office:value-type="string" calcext:value-type="string">
            <text:p>fetch-427</text:p>
          </table:table-cell>
          <table:table-cell office:value-type="float" office:value="0.097359" calcext:value-type="float">
            <text:p>0,097359</text:p>
          </table:table-cell>
          <table:table-cell/>
        </table:table-row>
        <table:table-row table:style-name="ro1">
          <table:table-cell office:value-type="string" calcext:value-type="string">
            <text:p>fetch-428</text:p>
          </table:table-cell>
          <table:table-cell office:value-type="float" office:value="0.075988" calcext:value-type="float">
            <text:p>0,075988</text:p>
          </table:table-cell>
          <table:table-cell/>
        </table:table-row>
        <table:table-row table:style-name="ro1">
          <table:table-cell office:value-type="string" calcext:value-type="string">
            <text:p>fetch-429</text:p>
          </table:table-cell>
          <table:table-cell office:value-type="float" office:value="0.069014" calcext:value-type="float">
            <text:p>0,069014</text:p>
          </table:table-cell>
          <table:table-cell/>
        </table:table-row>
        <table:table-row table:style-name="ro1">
          <table:table-cell office:value-type="string" calcext:value-type="string">
            <text:p>fetch-430</text:p>
          </table:table-cell>
          <table:table-cell office:value-type="float" office:value="0.076818" calcext:value-type="float">
            <text:p>0,076818</text:p>
          </table:table-cell>
          <table:table-cell/>
        </table:table-row>
        <table:table-row table:style-name="ro1">
          <table:table-cell office:value-type="string" calcext:value-type="string">
            <text:p>fetch-431</text:p>
          </table:table-cell>
          <table:table-cell office:value-type="float" office:value="0.089218" calcext:value-type="float">
            <text:p>0,089218</text:p>
          </table:table-cell>
          <table:table-cell/>
        </table:table-row>
        <table:table-row table:style-name="ro1">
          <table:table-cell office:value-type="string" calcext:value-type="string">
            <text:p>fetch-432</text:p>
          </table:table-cell>
          <table:table-cell office:value-type="float" office:value="0.095347" calcext:value-type="float">
            <text:p>0,095347</text:p>
          </table:table-cell>
          <table:table-cell/>
        </table:table-row>
        <table:table-row table:style-name="ro1">
          <table:table-cell office:value-type="string" calcext:value-type="string">
            <text:p>fetch-433</text:p>
          </table:table-cell>
          <table:table-cell office:value-type="float" office:value="0.067795" calcext:value-type="float">
            <text:p>0,067795</text:p>
          </table:table-cell>
          <table:table-cell/>
        </table:table-row>
        <table:table-row table:style-name="ro1">
          <table:table-cell office:value-type="string" calcext:value-type="string">
            <text:p>fetch-434</text:p>
          </table:table-cell>
          <table:table-cell office:value-type="float" office:value="0.060823" calcext:value-type="float">
            <text:p>0,060823</text:p>
          </table:table-cell>
          <table:table-cell/>
        </table:table-row>
        <table:table-row table:style-name="ro1">
          <table:table-cell office:value-type="string" calcext:value-type="string">
            <text:p>fetch-435</text:p>
          </table:table-cell>
          <table:table-cell office:value-type="float" office:value="0.060428" calcext:value-type="float">
            <text:p>0,060428</text:p>
          </table:table-cell>
          <table:table-cell/>
        </table:table-row>
        <table:table-row table:style-name="ro1">
          <table:table-cell office:value-type="string" calcext:value-type="string">
            <text:p>fetch-436</text:p>
          </table:table-cell>
          <table:table-cell office:value-type="float" office:value="0.065134" calcext:value-type="float">
            <text:p>0,065134</text:p>
          </table:table-cell>
          <table:table-cell/>
        </table:table-row>
        <table:table-row table:style-name="ro1">
          <table:table-cell office:value-type="string" calcext:value-type="string">
            <text:p>fetch-437</text:p>
          </table:table-cell>
          <table:table-cell office:value-type="float" office:value="0.061634" calcext:value-type="float">
            <text:p>0,061634</text:p>
          </table:table-cell>
          <table:table-cell/>
        </table:table-row>
        <table:table-row table:style-name="ro1">
          <table:table-cell office:value-type="string" calcext:value-type="string">
            <text:p>fetch-438</text:p>
          </table:table-cell>
          <table:table-cell office:value-type="float" office:value="0.064445" calcext:value-type="float">
            <text:p>0,064445</text:p>
          </table:table-cell>
          <table:table-cell/>
        </table:table-row>
        <table:table-row table:style-name="ro1">
          <table:table-cell office:value-type="string" calcext:value-type="string">
            <text:p>fetch-439</text:p>
          </table:table-cell>
          <table:table-cell office:value-type="float" office:value="0.06936" calcext:value-type="float">
            <text:p>0,06936</text:p>
          </table:table-cell>
          <table:table-cell/>
        </table:table-row>
        <table:table-row table:style-name="ro1">
          <table:table-cell office:value-type="string" calcext:value-type="string">
            <text:p>fetch-440</text:p>
          </table:table-cell>
          <table:table-cell office:value-type="float" office:value="0.068605" calcext:value-type="float">
            <text:p>0,068605</text:p>
          </table:table-cell>
          <table:table-cell/>
        </table:table-row>
        <table:table-row table:style-name="ro1">
          <table:table-cell office:value-type="string" calcext:value-type="string">
            <text:p>fetch-441</text:p>
          </table:table-cell>
          <table:table-cell office:value-type="float" office:value="0.057056" calcext:value-type="float">
            <text:p>0,057056</text:p>
          </table:table-cell>
          <table:table-cell/>
        </table:table-row>
        <table:table-row table:style-name="ro1">
          <table:table-cell office:value-type="string" calcext:value-type="string">
            <text:p>fetch-442</text:p>
          </table:table-cell>
          <table:table-cell office:value-type="float" office:value="0.066621" calcext:value-type="float">
            <text:p>0,066621</text:p>
          </table:table-cell>
          <table:table-cell/>
        </table:table-row>
        <table:table-row table:style-name="ro1">
          <table:table-cell office:value-type="string" calcext:value-type="string">
            <text:p>fetch-443</text:p>
          </table:table-cell>
          <table:table-cell office:value-type="float" office:value="0.064363" calcext:value-type="float">
            <text:p>0,064363</text:p>
          </table:table-cell>
          <table:table-cell/>
        </table:table-row>
        <table:table-row table:style-name="ro1">
          <table:table-cell office:value-type="string" calcext:value-type="string">
            <text:p>fetch-444</text:p>
          </table:table-cell>
          <table:table-cell office:value-type="float" office:value="0.08953" calcext:value-type="float">
            <text:p>0,08953</text:p>
          </table:table-cell>
          <table:table-cell/>
        </table:table-row>
        <table:table-row table:style-name="ro1">
          <table:table-cell office:value-type="string" calcext:value-type="string">
            <text:p>fetch-445</text:p>
          </table:table-cell>
          <table:table-cell office:value-type="float" office:value="0.081301" calcext:value-type="float">
            <text:p>0,081301</text:p>
          </table:table-cell>
          <table:table-cell/>
        </table:table-row>
        <table:table-row table:style-name="ro1">
          <table:table-cell office:value-type="string" calcext:value-type="string">
            <text:p>fetch-446</text:p>
          </table:table-cell>
          <table:table-cell office:value-type="float" office:value="0.074182" calcext:value-type="float">
            <text:p>0,074182</text:p>
          </table:table-cell>
          <table:table-cell/>
        </table:table-row>
        <table:table-row table:style-name="ro1">
          <table:table-cell office:value-type="string" calcext:value-type="string">
            <text:p>fetch-447</text:p>
          </table:table-cell>
          <table:table-cell office:value-type="float" office:value="0.079067" calcext:value-type="float">
            <text:p>0,079067</text:p>
          </table:table-cell>
          <table:table-cell/>
        </table:table-row>
        <table:table-row table:style-name="ro1">
          <table:table-cell office:value-type="string" calcext:value-type="string">
            <text:p>fetch-448</text:p>
          </table:table-cell>
          <table:table-cell office:value-type="float" office:value="0.085941" calcext:value-type="float">
            <text:p>0,085941</text:p>
          </table:table-cell>
          <table:table-cell/>
        </table:table-row>
        <table:table-row table:style-name="ro1">
          <table:table-cell office:value-type="string" calcext:value-type="string">
            <text:p>fetch-449</text:p>
          </table:table-cell>
          <table:table-cell office:value-type="float" office:value="0.088847" calcext:value-type="float">
            <text:p>0,088847</text:p>
          </table:table-cell>
          <table:table-cell/>
        </table:table-row>
        <table:table-row table:style-name="ro1">
          <table:table-cell office:value-type="string" calcext:value-type="string">
            <text:p>fetch-450</text:p>
          </table:table-cell>
          <table:table-cell office:value-type="float" office:value="0.07735" calcext:value-type="float">
            <text:p>0,07735</text:p>
          </table:table-cell>
          <table:table-cell/>
        </table:table-row>
        <table:table-row table:style-name="ro1">
          <table:table-cell office:value-type="string" calcext:value-type="string">
            <text:p>fetch-451</text:p>
          </table:table-cell>
          <table:table-cell office:value-type="float" office:value="0.079217" calcext:value-type="float">
            <text:p>0,079217</text:p>
          </table:table-cell>
          <table:table-cell/>
        </table:table-row>
        <table:table-row table:style-name="ro1">
          <table:table-cell office:value-type="string" calcext:value-type="string">
            <text:p>fetch-452</text:p>
          </table:table-cell>
          <table:table-cell office:value-type="float" office:value="0.078676" calcext:value-type="float">
            <text:p>0,078676</text:p>
          </table:table-cell>
          <table:table-cell/>
        </table:table-row>
        <table:table-row table:style-name="ro1">
          <table:table-cell office:value-type="string" calcext:value-type="string">
            <text:p>fetch-453</text:p>
          </table:table-cell>
          <table:table-cell office:value-type="float" office:value="0.08684" calcext:value-type="float">
            <text:p>0,08684</text:p>
          </table:table-cell>
          <table:table-cell/>
        </table:table-row>
        <table:table-row table:style-name="ro1">
          <table:table-cell office:value-type="string" calcext:value-type="string">
            <text:p>fetch-454</text:p>
          </table:table-cell>
          <table:table-cell office:value-type="float" office:value="0.091003" calcext:value-type="float">
            <text:p>0,091003</text:p>
          </table:table-cell>
          <table:table-cell/>
        </table:table-row>
        <table:table-row table:style-name="ro1">
          <table:table-cell office:value-type="string" calcext:value-type="string">
            <text:p>fetch-455</text:p>
          </table:table-cell>
          <table:table-cell office:value-type="float" office:value="0.074101" calcext:value-type="float">
            <text:p>0,074101</text:p>
          </table:table-cell>
          <table:table-cell/>
        </table:table-row>
        <table:table-row table:style-name="ro1">
          <table:table-cell office:value-type="string" calcext:value-type="string">
            <text:p>fetch-456</text:p>
          </table:table-cell>
          <table:table-cell office:value-type="float" office:value="0.079337" calcext:value-type="float">
            <text:p>0,079337</text:p>
          </table:table-cell>
          <table:table-cell/>
        </table:table-row>
        <table:table-row table:style-name="ro1">
          <table:table-cell office:value-type="string" calcext:value-type="string">
            <text:p>fetch-457</text:p>
          </table:table-cell>
          <table:table-cell office:value-type="float" office:value="0.076109" calcext:value-type="float">
            <text:p>0,076109</text:p>
          </table:table-cell>
          <table:table-cell/>
        </table:table-row>
        <table:table-row table:style-name="ro1">
          <table:table-cell office:value-type="string" calcext:value-type="string">
            <text:p>fetch-458</text:p>
          </table:table-cell>
          <table:table-cell office:value-type="float" office:value="0.077474" calcext:value-type="float">
            <text:p>0,077474</text:p>
          </table:table-cell>
          <table:table-cell/>
        </table:table-row>
        <table:table-row table:style-name="ro1">
          <table:table-cell office:value-type="string" calcext:value-type="string">
            <text:p>fetch-459</text:p>
          </table:table-cell>
          <table:table-cell office:value-type="float" office:value="0.11374" calcext:value-type="float">
            <text:p>0,11374</text:p>
          </table:table-cell>
          <table:table-cell/>
        </table:table-row>
        <table:table-row table:style-name="ro1">
          <table:table-cell office:value-type="string" calcext:value-type="string">
            <text:p>fetch-460</text:p>
          </table:table-cell>
          <table:table-cell office:value-type="float" office:value="0.082144" calcext:value-type="float">
            <text:p>0,082144</text:p>
          </table:table-cell>
          <table:table-cell/>
        </table:table-row>
        <table:table-row table:style-name="ro1">
          <table:table-cell office:value-type="string" calcext:value-type="string">
            <text:p>fetch-461</text:p>
          </table:table-cell>
          <table:table-cell office:value-type="float" office:value="0.069809" calcext:value-type="float">
            <text:p>0,069809</text:p>
          </table:table-cell>
          <table:table-cell/>
        </table:table-row>
        <table:table-row table:style-name="ro1">
          <table:table-cell office:value-type="string" calcext:value-type="string">
            <text:p>fetch-462</text:p>
          </table:table-cell>
          <table:table-cell office:value-type="float" office:value="0.06569" calcext:value-type="float">
            <text:p>0,06569</text:p>
          </table:table-cell>
          <table:table-cell/>
        </table:table-row>
        <table:table-row table:style-name="ro1">
          <table:table-cell office:value-type="string" calcext:value-type="string">
            <text:p>fetch-463</text:p>
          </table:table-cell>
          <table:table-cell office:value-type="float" office:value="0.058034" calcext:value-type="float">
            <text:p>0,058034</text:p>
          </table:table-cell>
          <table:table-cell/>
        </table:table-row>
        <table:table-row table:style-name="ro1">
          <table:table-cell office:value-type="string" calcext:value-type="string">
            <text:p>fetch-464</text:p>
          </table:table-cell>
          <table:table-cell office:value-type="float" office:value="0.063516" calcext:value-type="float">
            <text:p>0,063516</text:p>
          </table:table-cell>
          <table:table-cell/>
        </table:table-row>
        <table:table-row table:style-name="ro1">
          <table:table-cell office:value-type="string" calcext:value-type="string">
            <text:p>fetch-465</text:p>
          </table:table-cell>
          <table:table-cell office:value-type="float" office:value="0.078502" calcext:value-type="float">
            <text:p>0,078502</text:p>
          </table:table-cell>
          <table:table-cell/>
        </table:table-row>
        <table:table-row table:style-name="ro1">
          <table:table-cell office:value-type="string" calcext:value-type="string">
            <text:p>fetch-466</text:p>
          </table:table-cell>
          <table:table-cell office:value-type="float" office:value="0.073486" calcext:value-type="float">
            <text:p>0,073486</text:p>
          </table:table-cell>
          <table:table-cell/>
        </table:table-row>
        <table:table-row table:style-name="ro1">
          <table:table-cell office:value-type="string" calcext:value-type="string">
            <text:p>fetch-467</text:p>
          </table:table-cell>
          <table:table-cell office:value-type="float" office:value="0.075447" calcext:value-type="float">
            <text:p>0,075447</text:p>
          </table:table-cell>
          <table:table-cell/>
        </table:table-row>
        <table:table-row table:style-name="ro1">
          <table:table-cell office:value-type="string" calcext:value-type="string">
            <text:p>fetch-468</text:p>
          </table:table-cell>
          <table:table-cell office:value-type="float" office:value="0.103398" calcext:value-type="float">
            <text:p>0,103398</text:p>
          </table:table-cell>
          <table:table-cell/>
        </table:table-row>
        <table:table-row table:style-name="ro1">
          <table:table-cell office:value-type="string" calcext:value-type="string">
            <text:p>fetch-469</text:p>
          </table:table-cell>
          <table:table-cell office:value-type="float" office:value="0.061191" calcext:value-type="float">
            <text:p>0,061191</text:p>
          </table:table-cell>
          <table:table-cell/>
        </table:table-row>
        <table:table-row table:style-name="ro1">
          <table:table-cell office:value-type="string" calcext:value-type="string">
            <text:p>fetch-470</text:p>
          </table:table-cell>
          <table:table-cell office:value-type="float" office:value="0.06316" calcext:value-type="float">
            <text:p>0,06316</text:p>
          </table:table-cell>
          <table:table-cell/>
        </table:table-row>
        <table:table-row table:style-name="ro1">
          <table:table-cell office:value-type="string" calcext:value-type="string">
            <text:p>fetch-471</text:p>
          </table:table-cell>
          <table:table-cell office:value-type="float" office:value="0.07" calcext:value-type="float">
            <text:p>0,07</text:p>
          </table:table-cell>
          <table:table-cell/>
        </table:table-row>
        <table:table-row table:style-name="ro1">
          <table:table-cell office:value-type="string" calcext:value-type="string">
            <text:p>fetch-472</text:p>
          </table:table-cell>
          <table:table-cell office:value-type="float" office:value="0.150612" calcext:value-type="float">
            <text:p>0,150612</text:p>
          </table:table-cell>
          <table:table-cell/>
        </table:table-row>
        <table:table-row table:style-name="ro1">
          <table:table-cell office:value-type="string" calcext:value-type="string">
            <text:p>fetch-473</text:p>
          </table:table-cell>
          <table:table-cell office:value-type="float" office:value="0.085862" calcext:value-type="float">
            <text:p>0,085862</text:p>
          </table:table-cell>
          <table:table-cell/>
        </table:table-row>
        <table:table-row table:style-name="ro1">
          <table:table-cell office:value-type="string" calcext:value-type="string">
            <text:p>fetch-474</text:p>
          </table:table-cell>
          <table:table-cell office:value-type="float" office:value="0.062345" calcext:value-type="float">
            <text:p>0,062345</text:p>
          </table:table-cell>
          <table:table-cell/>
        </table:table-row>
        <table:table-row table:style-name="ro1">
          <table:table-cell office:value-type="string" calcext:value-type="string">
            <text:p>fetch-475</text:p>
          </table:table-cell>
          <table:table-cell office:value-type="float" office:value="0.062017" calcext:value-type="float">
            <text:p>0,062017</text:p>
          </table:table-cell>
          <table:table-cell/>
        </table:table-row>
        <table:table-row table:style-name="ro1">
          <table:table-cell office:value-type="string" calcext:value-type="string">
            <text:p>fetch-476</text:p>
          </table:table-cell>
          <table:table-cell office:value-type="float" office:value="0.068298" calcext:value-type="float">
            <text:p>0,068298</text:p>
          </table:table-cell>
          <table:table-cell/>
        </table:table-row>
        <table:table-row table:style-name="ro1">
          <table:table-cell office:value-type="string" calcext:value-type="string">
            <text:p>fetch-477</text:p>
          </table:table-cell>
          <table:table-cell office:value-type="float" office:value="0.066661" calcext:value-type="float">
            <text:p>0,066661</text:p>
          </table:table-cell>
          <table:table-cell/>
        </table:table-row>
        <table:table-row table:style-name="ro1">
          <table:table-cell office:value-type="string" calcext:value-type="string">
            <text:p>fetch-478</text:p>
          </table:table-cell>
          <table:table-cell office:value-type="float" office:value="0.071405" calcext:value-type="float">
            <text:p>0,071405</text:p>
          </table:table-cell>
          <table:table-cell/>
        </table:table-row>
        <table:table-row table:style-name="ro1">
          <table:table-cell office:value-type="string" calcext:value-type="string">
            <text:p>fetch-479</text:p>
          </table:table-cell>
          <table:table-cell office:value-type="float" office:value="0.085796" calcext:value-type="float">
            <text:p>0,085796</text:p>
          </table:table-cell>
          <table:table-cell/>
        </table:table-row>
        <table:table-row table:style-name="ro1">
          <table:table-cell office:value-type="string" calcext:value-type="string">
            <text:p>fetch-480</text:p>
          </table:table-cell>
          <table:table-cell office:value-type="float" office:value="0.096841" calcext:value-type="float">
            <text:p>0,096841</text:p>
          </table:table-cell>
          <table:table-cell/>
        </table:table-row>
        <table:table-row table:style-name="ro1">
          <table:table-cell office:value-type="string" calcext:value-type="string">
            <text:p>fetch-481</text:p>
          </table:table-cell>
          <table:table-cell office:value-type="float" office:value="0.072824" calcext:value-type="float">
            <text:p>0,072824</text:p>
          </table:table-cell>
          <table:table-cell/>
        </table:table-row>
        <table:table-row table:style-name="ro1">
          <table:table-cell office:value-type="string" calcext:value-type="string">
            <text:p>fetch-482</text:p>
          </table:table-cell>
          <table:table-cell office:value-type="float" office:value="0.098253" calcext:value-type="float">
            <text:p>0,098253</text:p>
          </table:table-cell>
          <table:table-cell/>
        </table:table-row>
        <table:table-row table:style-name="ro1">
          <table:table-cell office:value-type="string" calcext:value-type="string">
            <text:p>fetch-483</text:p>
          </table:table-cell>
          <table:table-cell office:value-type="float" office:value="0.09329" calcext:value-type="float">
            <text:p>0,09329</text:p>
          </table:table-cell>
          <table:table-cell/>
        </table:table-row>
        <table:table-row table:style-name="ro1">
          <table:table-cell office:value-type="string" calcext:value-type="string">
            <text:p>fetch-484</text:p>
          </table:table-cell>
          <table:table-cell office:value-type="float" office:value="0.082709" calcext:value-type="float">
            <text:p>0,082709</text:p>
          </table:table-cell>
          <table:table-cell/>
        </table:table-row>
        <table:table-row table:style-name="ro1">
          <table:table-cell office:value-type="string" calcext:value-type="string">
            <text:p>fetch-485</text:p>
          </table:table-cell>
          <table:table-cell office:value-type="float" office:value="0.065084" calcext:value-type="float">
            <text:p>0,065084</text:p>
          </table:table-cell>
          <table:table-cell/>
        </table:table-row>
        <table:table-row table:style-name="ro1">
          <table:table-cell office:value-type="string" calcext:value-type="string">
            <text:p>fetch-486</text:p>
          </table:table-cell>
          <table:table-cell office:value-type="float" office:value="0.069109" calcext:value-type="float">
            <text:p>0,069109</text:p>
          </table:table-cell>
          <table:table-cell/>
        </table:table-row>
        <table:table-row table:style-name="ro1">
          <table:table-cell office:value-type="string" calcext:value-type="string">
            <text:p>fetch-487</text:p>
          </table:table-cell>
          <table:table-cell office:value-type="float" office:value="0.084499" calcext:value-type="float">
            <text:p>0,084499</text:p>
          </table:table-cell>
          <table:table-cell/>
        </table:table-row>
        <table:table-row table:style-name="ro1">
          <table:table-cell office:value-type="string" calcext:value-type="string">
            <text:p>fetch-488</text:p>
          </table:table-cell>
          <table:table-cell office:value-type="float" office:value="0.087638" calcext:value-type="float">
            <text:p>0,087638</text:p>
          </table:table-cell>
          <table:table-cell/>
        </table:table-row>
        <table:table-row table:style-name="ro1">
          <table:table-cell office:value-type="string" calcext:value-type="string">
            <text:p>fetch-489</text:p>
          </table:table-cell>
          <table:table-cell office:value-type="float" office:value="0.094429" calcext:value-type="float">
            <text:p>0,094429</text:p>
          </table:table-cell>
          <table:table-cell/>
        </table:table-row>
        <table:table-row table:style-name="ro1">
          <table:table-cell office:value-type="string" calcext:value-type="string">
            <text:p>fetch-490</text:p>
          </table:table-cell>
          <table:table-cell office:value-type="float" office:value="0.074614" calcext:value-type="float">
            <text:p>0,074614</text:p>
          </table:table-cell>
          <table:table-cell/>
        </table:table-row>
        <table:table-row table:style-name="ro1">
          <table:table-cell office:value-type="string" calcext:value-type="string">
            <text:p>fetch-491</text:p>
          </table:table-cell>
          <table:table-cell office:value-type="float" office:value="0.093318" calcext:value-type="float">
            <text:p>0,093318</text:p>
          </table:table-cell>
          <table:table-cell/>
        </table:table-row>
        <table:table-row table:style-name="ro1">
          <table:table-cell office:value-type="string" calcext:value-type="string">
            <text:p>fetch-492</text:p>
          </table:table-cell>
          <table:table-cell office:value-type="float" office:value="0.09009" calcext:value-type="float">
            <text:p>0,09009</text:p>
          </table:table-cell>
          <table:table-cell/>
        </table:table-row>
        <table:table-row table:style-name="ro1">
          <table:table-cell office:value-type="string" calcext:value-type="string">
            <text:p>fetch-493</text:p>
          </table:table-cell>
          <table:table-cell office:value-type="float" office:value="0.075408" calcext:value-type="float">
            <text:p>0,075408</text:p>
          </table:table-cell>
          <table:table-cell/>
        </table:table-row>
        <table:table-row table:style-name="ro1">
          <table:table-cell office:value-type="string" calcext:value-type="string">
            <text:p>fetch-494</text:p>
          </table:table-cell>
          <table:table-cell office:value-type="float" office:value="0.064982" calcext:value-type="float">
            <text:p>0,064982</text:p>
          </table:table-cell>
          <table:table-cell/>
        </table:table-row>
        <table:table-row table:style-name="ro1">
          <table:table-cell office:value-type="string" calcext:value-type="string">
            <text:p>fetch-495</text:p>
          </table:table-cell>
          <table:table-cell office:value-type="float" office:value="0.069268" calcext:value-type="float">
            <text:p>0,069268</text:p>
          </table:table-cell>
          <table:table-cell/>
        </table:table-row>
        <table:table-row table:style-name="ro1">
          <table:table-cell office:value-type="string" calcext:value-type="string">
            <text:p>fetch-496</text:p>
          </table:table-cell>
          <table:table-cell office:value-type="float" office:value="0.078477" calcext:value-type="float">
            <text:p>0,078477</text:p>
          </table:table-cell>
          <table:table-cell/>
        </table:table-row>
        <table:table-row table:style-name="ro1">
          <table:table-cell office:value-type="string" calcext:value-type="string">
            <text:p>fetch-497</text:p>
          </table:table-cell>
          <table:table-cell office:value-type="float" office:value="0.071725" calcext:value-type="float">
            <text:p>0,071725</text:p>
          </table:table-cell>
          <table:table-cell/>
        </table:table-row>
        <table:table-row table:style-name="ro1">
          <table:table-cell office:value-type="string" calcext:value-type="string">
            <text:p>fetch-498</text:p>
          </table:table-cell>
          <table:table-cell office:value-type="float" office:value="0.075905" calcext:value-type="float">
            <text:p>0,075905</text:p>
          </table:table-cell>
          <table:table-cell/>
        </table:table-row>
        <table:table-row table:style-name="ro1">
          <table:table-cell office:value-type="string" calcext:value-type="string">
            <text:p>fetch-499</text:p>
          </table:table-cell>
          <table:table-cell office:value-type="float" office:value="0.086591" calcext:value-type="float">
            <text:p>0,086591</text:p>
          </table:table-cell>
          <table:table-cell/>
        </table:table-row>
        <table:table-row table:style-name="ro1">
          <table:table-cell office:value-type="string" calcext:value-type="string">
            <text:p>fetch-500</text:p>
          </table:table-cell>
          <table:table-cell office:value-type="float" office:value="0.069513" calcext:value-type="float">
            <text:p>0,069513</text:p>
          </table:table-cell>
          <table:table-cell/>
        </table:table-row>
        <table:table-row table:style-name="ro1">
          <table:table-cell office:value-type="string" calcext:value-type="string">
            <text:p>fetch-501</text:p>
          </table:table-cell>
          <table:table-cell office:value-type="float" office:value="0.060738" calcext:value-type="float">
            <text:p>0,060738</text:p>
          </table:table-cell>
          <table:table-cell/>
        </table:table-row>
        <table:table-row table:style-name="ro1">
          <table:table-cell office:value-type="string" calcext:value-type="string">
            <text:p>fetch-502</text:p>
          </table:table-cell>
          <table:table-cell office:value-type="float" office:value="0.058627" calcext:value-type="float">
            <text:p>0,058627</text:p>
          </table:table-cell>
          <table:table-cell/>
        </table:table-row>
        <table:table-row table:style-name="ro1">
          <table:table-cell office:value-type="string" calcext:value-type="string">
            <text:p>fetch-503</text:p>
          </table:table-cell>
          <table:table-cell office:value-type="float" office:value="0.059547" calcext:value-type="float">
            <text:p>0,059547</text:p>
          </table:table-cell>
          <table:table-cell/>
        </table:table-row>
        <table:table-row table:style-name="ro1">
          <table:table-cell office:value-type="string" calcext:value-type="string">
            <text:p>fetch-504</text:p>
          </table:table-cell>
          <table:table-cell office:value-type="float" office:value="0.06125" calcext:value-type="float">
            <text:p>0,06125</text:p>
          </table:table-cell>
          <table:table-cell/>
        </table:table-row>
        <table:table-row table:style-name="ro1">
          <table:table-cell office:value-type="string" calcext:value-type="string">
            <text:p>fetch-505</text:p>
          </table:table-cell>
          <table:table-cell office:value-type="float" office:value="0.05759" calcext:value-type="float">
            <text:p>0,05759</text:p>
          </table:table-cell>
          <table:table-cell/>
        </table:table-row>
        <table:table-row table:style-name="ro1">
          <table:table-cell office:value-type="string" calcext:value-type="string">
            <text:p>fetch-506</text:p>
          </table:table-cell>
          <table:table-cell office:value-type="float" office:value="0.058429" calcext:value-type="float">
            <text:p>0,058429</text:p>
          </table:table-cell>
          <table:table-cell/>
        </table:table-row>
        <table:table-row table:style-name="ro1">
          <table:table-cell office:value-type="string" calcext:value-type="string">
            <text:p>fetch-507</text:p>
          </table:table-cell>
          <table:table-cell office:value-type="float" office:value="0.063495" calcext:value-type="float">
            <text:p>0,063495</text:p>
          </table:table-cell>
          <table:table-cell/>
        </table:table-row>
        <table:table-row table:style-name="ro1">
          <table:table-cell office:value-type="string" calcext:value-type="string">
            <text:p>fetch-508</text:p>
          </table:table-cell>
          <table:table-cell office:value-type="float" office:value="0.062488" calcext:value-type="float">
            <text:p>0,062488</text:p>
          </table:table-cell>
          <table:table-cell/>
        </table:table-row>
        <table:table-row table:style-name="ro1">
          <table:table-cell office:value-type="string" calcext:value-type="string">
            <text:p>fetch-509</text:p>
          </table:table-cell>
          <table:table-cell office:value-type="float" office:value="0.060243" calcext:value-type="float">
            <text:p>0,060243</text:p>
          </table:table-cell>
          <table:table-cell/>
        </table:table-row>
        <table:table-row table:style-name="ro1">
          <table:table-cell office:value-type="string" calcext:value-type="string">
            <text:p>fetch-510</text:p>
          </table:table-cell>
          <table:table-cell office:value-type="float" office:value="0.060561" calcext:value-type="float">
            <text:p>0,060561</text:p>
          </table:table-cell>
          <table:table-cell/>
        </table:table-row>
        <table:table-row table:style-name="ro1">
          <table:table-cell office:value-type="string" calcext:value-type="string">
            <text:p>fetch-511</text:p>
          </table:table-cell>
          <table:table-cell office:value-type="float" office:value="0.060122" calcext:value-type="float">
            <text:p>0,060122</text:p>
          </table:table-cell>
          <table:table-cell/>
        </table:table-row>
        <table:table-row table:style-name="ro1">
          <table:table-cell office:value-type="string" calcext:value-type="string">
            <text:p>fetch-512</text:p>
          </table:table-cell>
          <table:table-cell office:value-type="float" office:value="0.058284" calcext:value-type="float">
            <text:p>0,058284</text:p>
          </table:table-cell>
          <table:table-cell/>
        </table:table-row>
        <table:table-row table:style-name="ro1">
          <table:table-cell office:value-type="string" calcext:value-type="string">
            <text:p>fetch-513</text:p>
          </table:table-cell>
          <table:table-cell office:value-type="float" office:value="0.067598" calcext:value-type="float">
            <text:p>0,067598</text:p>
          </table:table-cell>
          <table:table-cell/>
        </table:table-row>
        <table:table-row table:style-name="ro1">
          <table:table-cell office:value-type="string" calcext:value-type="string">
            <text:p>fetch-514</text:p>
          </table:table-cell>
          <table:table-cell office:value-type="float" office:value="0.06983" calcext:value-type="float">
            <text:p>0,06983</text:p>
          </table:table-cell>
          <table:table-cell/>
        </table:table-row>
        <table:table-row table:style-name="ro1">
          <table:table-cell office:value-type="string" calcext:value-type="string">
            <text:p>fetch-515</text:p>
          </table:table-cell>
          <table:table-cell office:value-type="float" office:value="0.071646" calcext:value-type="float">
            <text:p>0,071646</text:p>
          </table:table-cell>
          <table:table-cell/>
        </table:table-row>
        <table:table-row table:style-name="ro1">
          <table:table-cell office:value-type="string" calcext:value-type="string">
            <text:p>fetch-516</text:p>
          </table:table-cell>
          <table:table-cell office:value-type="float" office:value="0.063595" calcext:value-type="float">
            <text:p>0,063595</text:p>
          </table:table-cell>
          <table:table-cell/>
        </table:table-row>
        <table:table-row table:style-name="ro1">
          <table:table-cell office:value-type="string" calcext:value-type="string">
            <text:p>fetch-517</text:p>
          </table:table-cell>
          <table:table-cell office:value-type="float" office:value="0.068213" calcext:value-type="float">
            <text:p>0,068213</text:p>
          </table:table-cell>
          <table:table-cell/>
        </table:table-row>
        <table:table-row table:style-name="ro1">
          <table:table-cell office:value-type="string" calcext:value-type="string">
            <text:p>fetch-518</text:p>
          </table:table-cell>
          <table:table-cell office:value-type="float" office:value="0.062486" calcext:value-type="float">
            <text:p>0,062486</text:p>
          </table:table-cell>
          <table:table-cell/>
        </table:table-row>
        <table:table-row table:style-name="ro1">
          <table:table-cell office:value-type="string" calcext:value-type="string">
            <text:p>fetch-519</text:p>
          </table:table-cell>
          <table:table-cell office:value-type="float" office:value="0.057528" calcext:value-type="float">
            <text:p>0,057528</text:p>
          </table:table-cell>
          <table:table-cell/>
        </table:table-row>
        <table:table-row table:style-name="ro1">
          <table:table-cell office:value-type="string" calcext:value-type="string">
            <text:p>fetch-520</text:p>
          </table:table-cell>
          <table:table-cell office:value-type="float" office:value="0.056663" calcext:value-type="float">
            <text:p>0,056663</text:p>
          </table:table-cell>
          <table:table-cell/>
        </table:table-row>
        <table:table-row table:style-name="ro1">
          <table:table-cell office:value-type="string" calcext:value-type="string">
            <text:p>fetch-521</text:p>
          </table:table-cell>
          <table:table-cell office:value-type="float" office:value="0.059618" calcext:value-type="float">
            <text:p>0,059618</text:p>
          </table:table-cell>
          <table:table-cell/>
        </table:table-row>
        <table:table-row table:style-name="ro1">
          <table:table-cell office:value-type="string" calcext:value-type="string">
            <text:p>fetch-522</text:p>
          </table:table-cell>
          <table:table-cell office:value-type="float" office:value="0.060748" calcext:value-type="float">
            <text:p>0,060748</text:p>
          </table:table-cell>
          <table:table-cell/>
        </table:table-row>
        <table:table-row table:style-name="ro1">
          <table:table-cell office:value-type="string" calcext:value-type="string">
            <text:p>fetch-523</text:p>
          </table:table-cell>
          <table:table-cell office:value-type="float" office:value="0.058684" calcext:value-type="float">
            <text:p>0,058684</text:p>
          </table:table-cell>
          <table:table-cell/>
        </table:table-row>
        <table:table-row table:style-name="ro1">
          <table:table-cell office:value-type="string" calcext:value-type="string">
            <text:p>fetch-524</text:p>
          </table:table-cell>
          <table:table-cell office:value-type="float" office:value="0.062681" calcext:value-type="float">
            <text:p>0,062681</text:p>
          </table:table-cell>
          <table:table-cell/>
        </table:table-row>
        <table:table-row table:style-name="ro1">
          <table:table-cell office:value-type="string" calcext:value-type="string">
            <text:p>fetch-525</text:p>
          </table:table-cell>
          <table:table-cell office:value-type="float" office:value="0.059688" calcext:value-type="float">
            <text:p>0,059688</text:p>
          </table:table-cell>
          <table:table-cell/>
        </table:table-row>
        <table:table-row table:style-name="ro1">
          <table:table-cell office:value-type="string" calcext:value-type="string">
            <text:p>fetch-526</text:p>
          </table:table-cell>
          <table:table-cell office:value-type="float" office:value="0.07347" calcext:value-type="float">
            <text:p>0,07347</text:p>
          </table:table-cell>
          <table:table-cell/>
        </table:table-row>
        <table:table-row table:style-name="ro1">
          <table:table-cell office:value-type="string" calcext:value-type="string">
            <text:p>fetch-527</text:p>
          </table:table-cell>
          <table:table-cell office:value-type="float" office:value="0.065914" calcext:value-type="float">
            <text:p>0,065914</text:p>
          </table:table-cell>
          <table:table-cell/>
        </table:table-row>
        <table:table-row table:style-name="ro1">
          <table:table-cell office:value-type="string" calcext:value-type="string">
            <text:p>fetch-528</text:p>
          </table:table-cell>
          <table:table-cell office:value-type="float" office:value="0.058247" calcext:value-type="float">
            <text:p>0,058247</text:p>
          </table:table-cell>
          <table:table-cell/>
        </table:table-row>
        <table:table-row table:style-name="ro1">
          <table:table-cell office:value-type="string" calcext:value-type="string">
            <text:p>fetch-529</text:p>
          </table:table-cell>
          <table:table-cell office:value-type="float" office:value="0.061443" calcext:value-type="float">
            <text:p>0,061443</text:p>
          </table:table-cell>
          <table:table-cell/>
        </table:table-row>
        <table:table-row table:style-name="ro1">
          <table:table-cell office:value-type="string" calcext:value-type="string">
            <text:p>fetch-530</text:p>
          </table:table-cell>
          <table:table-cell office:value-type="float" office:value="0.067558" calcext:value-type="float">
            <text:p>0,067558</text:p>
          </table:table-cell>
          <table:table-cell/>
        </table:table-row>
        <table:table-row table:style-name="ro1">
          <table:table-cell office:value-type="string" calcext:value-type="string">
            <text:p>fetch-531</text:p>
          </table:table-cell>
          <table:table-cell office:value-type="float" office:value="0.074667" calcext:value-type="float">
            <text:p>0,074667</text:p>
          </table:table-cell>
          <table:table-cell/>
        </table:table-row>
        <table:table-row table:style-name="ro1">
          <table:table-cell office:value-type="string" calcext:value-type="string">
            <text:p>fetch-532</text:p>
          </table:table-cell>
          <table:table-cell office:value-type="float" office:value="0.066352" calcext:value-type="float">
            <text:p>0,066352</text:p>
          </table:table-cell>
          <table:table-cell/>
        </table:table-row>
        <table:table-row table:style-name="ro1">
          <table:table-cell office:value-type="string" calcext:value-type="string">
            <text:p>fetch-533</text:p>
          </table:table-cell>
          <table:table-cell office:value-type="float" office:value="0.067495" calcext:value-type="float">
            <text:p>0,067495</text:p>
          </table:table-cell>
          <table:table-cell/>
        </table:table-row>
        <table:table-row table:style-name="ro1">
          <table:table-cell office:value-type="string" calcext:value-type="string">
            <text:p>fetch-534</text:p>
          </table:table-cell>
          <table:table-cell office:value-type="float" office:value="0.065975" calcext:value-type="float">
            <text:p>0,065975</text:p>
          </table:table-cell>
          <table:table-cell/>
        </table:table-row>
        <table:table-row table:style-name="ro1">
          <table:table-cell office:value-type="string" calcext:value-type="string">
            <text:p>fetch-535</text:p>
          </table:table-cell>
          <table:table-cell office:value-type="float" office:value="0.058545" calcext:value-type="float">
            <text:p>0,058545</text:p>
          </table:table-cell>
          <table:table-cell/>
        </table:table-row>
        <table:table-row table:style-name="ro1">
          <table:table-cell office:value-type="string" calcext:value-type="string">
            <text:p>fetch-536</text:p>
          </table:table-cell>
          <table:table-cell office:value-type="float" office:value="0.060742" calcext:value-type="float">
            <text:p>0,060742</text:p>
          </table:table-cell>
          <table:table-cell/>
        </table:table-row>
        <table:table-row table:style-name="ro1">
          <table:table-cell office:value-type="string" calcext:value-type="string">
            <text:p>fetch-537</text:p>
          </table:table-cell>
          <table:table-cell office:value-type="float" office:value="0.063797" calcext:value-type="float">
            <text:p>0,063797</text:p>
          </table:table-cell>
          <table:table-cell/>
        </table:table-row>
        <table:table-row table:style-name="ro1">
          <table:table-cell office:value-type="string" calcext:value-type="string">
            <text:p>fetch-538</text:p>
          </table:table-cell>
          <table:table-cell office:value-type="float" office:value="0.057869" calcext:value-type="float">
            <text:p>0,057869</text:p>
          </table:table-cell>
          <table:table-cell/>
        </table:table-row>
        <table:table-row table:style-name="ro1">
          <table:table-cell office:value-type="string" calcext:value-type="string">
            <text:p>fetch-539</text:p>
          </table:table-cell>
          <table:table-cell office:value-type="float" office:value="0.059632" calcext:value-type="float">
            <text:p>0,059632</text:p>
          </table:table-cell>
          <table:table-cell/>
        </table:table-row>
        <table:table-row table:style-name="ro1">
          <table:table-cell office:value-type="string" calcext:value-type="string">
            <text:p>fetch-540</text:p>
          </table:table-cell>
          <table:table-cell office:value-type="float" office:value="0.058781" calcext:value-type="float">
            <text:p>0,058781</text:p>
          </table:table-cell>
          <table:table-cell/>
        </table:table-row>
        <table:table-row table:style-name="ro1">
          <table:table-cell office:value-type="string" calcext:value-type="string">
            <text:p>fetch-541</text:p>
          </table:table-cell>
          <table:table-cell office:value-type="float" office:value="0.060395" calcext:value-type="float">
            <text:p>0,060395</text:p>
          </table:table-cell>
          <table:table-cell/>
        </table:table-row>
        <table:table-row table:style-name="ro1">
          <table:table-cell office:value-type="string" calcext:value-type="string">
            <text:p>fetch-542</text:p>
          </table:table-cell>
          <table:table-cell office:value-type="float" office:value="0.063853" calcext:value-type="float">
            <text:p>0,063853</text:p>
          </table:table-cell>
          <table:table-cell/>
        </table:table-row>
        <table:table-row table:style-name="ro1">
          <table:table-cell office:value-type="string" calcext:value-type="string">
            <text:p>fetch-543</text:p>
          </table:table-cell>
          <table:table-cell office:value-type="float" office:value="0.058734" calcext:value-type="float">
            <text:p>0,058734</text:p>
          </table:table-cell>
          <table:table-cell/>
        </table:table-row>
        <table:table-row table:style-name="ro1">
          <table:table-cell office:value-type="string" calcext:value-type="string">
            <text:p>fetch-544</text:p>
          </table:table-cell>
          <table:table-cell office:value-type="float" office:value="0.060719" calcext:value-type="float">
            <text:p>0,060719</text:p>
          </table:table-cell>
          <table:table-cell/>
        </table:table-row>
        <table:table-row table:style-name="ro1">
          <table:table-cell office:value-type="string" calcext:value-type="string">
            <text:p>fetch-545</text:p>
          </table:table-cell>
          <table:table-cell office:value-type="float" office:value="0.063617" calcext:value-type="float">
            <text:p>0,063617</text:p>
          </table:table-cell>
          <table:table-cell/>
        </table:table-row>
        <table:table-row table:style-name="ro1">
          <table:table-cell office:value-type="string" calcext:value-type="string">
            <text:p>fetch-546</text:p>
          </table:table-cell>
          <table:table-cell office:value-type="float" office:value="0.06114" calcext:value-type="float">
            <text:p>0,06114</text:p>
          </table:table-cell>
          <table:table-cell/>
        </table:table-row>
        <table:table-row table:style-name="ro1">
          <table:table-cell office:value-type="string" calcext:value-type="string">
            <text:p>fetch-547</text:p>
          </table:table-cell>
          <table:table-cell office:value-type="float" office:value="0.058662" calcext:value-type="float">
            <text:p>0,058662</text:p>
          </table:table-cell>
          <table:table-cell/>
        </table:table-row>
        <table:table-row table:style-name="ro1">
          <table:table-cell office:value-type="string" calcext:value-type="string">
            <text:p>fetch-548</text:p>
          </table:table-cell>
          <table:table-cell office:value-type="float" office:value="0.064913" calcext:value-type="float">
            <text:p>0,064913</text:p>
          </table:table-cell>
          <table:table-cell/>
        </table:table-row>
        <table:table-row table:style-name="ro1">
          <table:table-cell office:value-type="string" calcext:value-type="string">
            <text:p>fetch-549</text:p>
          </table:table-cell>
          <table:table-cell office:value-type="float" office:value="0.065022" calcext:value-type="float">
            <text:p>0,065022</text:p>
          </table:table-cell>
          <table:table-cell/>
        </table:table-row>
        <table:table-row table:style-name="ro1">
          <table:table-cell office:value-type="string" calcext:value-type="string">
            <text:p>fetch-550</text:p>
          </table:table-cell>
          <table:table-cell office:value-type="float" office:value="0.070112" calcext:value-type="float">
            <text:p>0,070112</text:p>
          </table:table-cell>
          <table:table-cell/>
        </table:table-row>
        <table:table-row table:style-name="ro1">
          <table:table-cell office:value-type="string" calcext:value-type="string">
            <text:p>fetch-551</text:p>
          </table:table-cell>
          <table:table-cell office:value-type="float" office:value="0.07096" calcext:value-type="float">
            <text:p>0,07096</text:p>
          </table:table-cell>
          <table:table-cell/>
        </table:table-row>
        <table:table-row table:style-name="ro1">
          <table:table-cell office:value-type="string" calcext:value-type="string">
            <text:p>fetch-552</text:p>
          </table:table-cell>
          <table:table-cell office:value-type="float" office:value="0.066524" calcext:value-type="float">
            <text:p>0,066524</text:p>
          </table:table-cell>
          <table:table-cell/>
        </table:table-row>
        <table:table-row table:style-name="ro1">
          <table:table-cell office:value-type="string" calcext:value-type="string">
            <text:p>fetch-553</text:p>
          </table:table-cell>
          <table:table-cell office:value-type="float" office:value="0.0708" calcext:value-type="float">
            <text:p>0,0708</text:p>
          </table:table-cell>
          <table:table-cell/>
        </table:table-row>
        <table:table-row table:style-name="ro1">
          <table:table-cell office:value-type="string" calcext:value-type="string">
            <text:p>fetch-554</text:p>
          </table:table-cell>
          <table:table-cell office:value-type="float" office:value="0.058956" calcext:value-type="float">
            <text:p>0,058956</text:p>
          </table:table-cell>
          <table:table-cell/>
        </table:table-row>
        <table:table-row table:style-name="ro1">
          <table:table-cell office:value-type="string" calcext:value-type="string">
            <text:p>fetch-555</text:p>
          </table:table-cell>
          <table:table-cell office:value-type="float" office:value="0.064622" calcext:value-type="float">
            <text:p>0,064622</text:p>
          </table:table-cell>
          <table:table-cell/>
        </table:table-row>
        <table:table-row table:style-name="ro1">
          <table:table-cell office:value-type="string" calcext:value-type="string">
            <text:p>fetch-556</text:p>
          </table:table-cell>
          <table:table-cell office:value-type="float" office:value="0.05996" calcext:value-type="float">
            <text:p>0,05996</text:p>
          </table:table-cell>
          <table:table-cell/>
        </table:table-row>
        <table:table-row table:style-name="ro1">
          <table:table-cell office:value-type="string" calcext:value-type="string">
            <text:p>fetch-557</text:p>
          </table:table-cell>
          <table:table-cell office:value-type="float" office:value="0.057195" calcext:value-type="float">
            <text:p>0,057195</text:p>
          </table:table-cell>
          <table:table-cell/>
        </table:table-row>
        <table:table-row table:style-name="ro1">
          <table:table-cell office:value-type="string" calcext:value-type="string">
            <text:p>fetch-558</text:p>
          </table:table-cell>
          <table:table-cell office:value-type="float" office:value="0.062712" calcext:value-type="float">
            <text:p>0,062712</text:p>
          </table:table-cell>
          <table:table-cell/>
        </table:table-row>
        <table:table-row table:style-name="ro1">
          <table:table-cell office:value-type="string" calcext:value-type="string">
            <text:p>fetch-559</text:p>
          </table:table-cell>
          <table:table-cell office:value-type="float" office:value="0.057579" calcext:value-type="float">
            <text:p>0,057579</text:p>
          </table:table-cell>
          <table:table-cell/>
        </table:table-row>
        <table:table-row table:style-name="ro1">
          <table:table-cell office:value-type="string" calcext:value-type="string">
            <text:p>fetch-560</text:p>
          </table:table-cell>
          <table:table-cell office:value-type="float" office:value="0.055332" calcext:value-type="float">
            <text:p>0,055332</text:p>
          </table:table-cell>
          <table:table-cell/>
        </table:table-row>
        <table:table-row table:style-name="ro1">
          <table:table-cell office:value-type="string" calcext:value-type="string">
            <text:p>fetch-561</text:p>
          </table:table-cell>
          <table:table-cell office:value-type="float" office:value="0.061393" calcext:value-type="float">
            <text:p>0,061393</text:p>
          </table:table-cell>
          <table:table-cell/>
        </table:table-row>
        <table:table-row table:style-name="ro1">
          <table:table-cell office:value-type="string" calcext:value-type="string">
            <text:p>fetch-562</text:p>
          </table:table-cell>
          <table:table-cell office:value-type="float" office:value="0.058305" calcext:value-type="float">
            <text:p>0,058305</text:p>
          </table:table-cell>
          <table:table-cell/>
        </table:table-row>
        <table:table-row table:style-name="ro1">
          <table:table-cell office:value-type="string" calcext:value-type="string">
            <text:p>fetch-563</text:p>
          </table:table-cell>
          <table:table-cell office:value-type="float" office:value="0.057455" calcext:value-type="float">
            <text:p>0,057455</text:p>
          </table:table-cell>
          <table:table-cell/>
        </table:table-row>
        <table:table-row table:style-name="ro1">
          <table:table-cell office:value-type="string" calcext:value-type="string">
            <text:p>fetch-564</text:p>
          </table:table-cell>
          <table:table-cell office:value-type="float" office:value="0.06112" calcext:value-type="float">
            <text:p>0,06112</text:p>
          </table:table-cell>
          <table:table-cell/>
        </table:table-row>
        <table:table-row table:style-name="ro1">
          <table:table-cell office:value-type="string" calcext:value-type="string">
            <text:p>fetch-565</text:p>
          </table:table-cell>
          <table:table-cell office:value-type="float" office:value="0.058472" calcext:value-type="float">
            <text:p>0,058472</text:p>
          </table:table-cell>
          <table:table-cell/>
        </table:table-row>
        <table:table-row table:style-name="ro1">
          <table:table-cell office:value-type="string" calcext:value-type="string">
            <text:p>fetch-566</text:p>
          </table:table-cell>
          <table:table-cell office:value-type="float" office:value="0.061865" calcext:value-type="float">
            <text:p>0,061865</text:p>
          </table:table-cell>
          <table:table-cell/>
        </table:table-row>
        <table:table-row table:style-name="ro1">
          <table:table-cell office:value-type="string" calcext:value-type="string">
            <text:p>fetch-567</text:p>
          </table:table-cell>
          <table:table-cell office:value-type="float" office:value="0.058304" calcext:value-type="float">
            <text:p>0,058304</text:p>
          </table:table-cell>
          <table:table-cell/>
        </table:table-row>
        <table:table-row table:style-name="ro1">
          <table:table-cell office:value-type="string" calcext:value-type="string">
            <text:p>fetch-568</text:p>
          </table:table-cell>
          <table:table-cell office:value-type="float" office:value="0.064113" calcext:value-type="float">
            <text:p>0,064113</text:p>
          </table:table-cell>
          <table:table-cell/>
        </table:table-row>
        <table:table-row table:style-name="ro1">
          <table:table-cell office:value-type="string" calcext:value-type="string">
            <text:p>fetch-569</text:p>
          </table:table-cell>
          <table:table-cell office:value-type="float" office:value="0.063222" calcext:value-type="float">
            <text:p>0,063222</text:p>
          </table:table-cell>
          <table:table-cell/>
        </table:table-row>
        <table:table-row table:style-name="ro1">
          <table:table-cell office:value-type="string" calcext:value-type="string">
            <text:p>fetch-570</text:p>
          </table:table-cell>
          <table:table-cell office:value-type="float" office:value="0.057446" calcext:value-type="float">
            <text:p>0,057446</text:p>
          </table:table-cell>
          <table:table-cell/>
        </table:table-row>
        <table:table-row table:style-name="ro1">
          <table:table-cell office:value-type="string" calcext:value-type="string">
            <text:p>fetch-571</text:p>
          </table:table-cell>
          <table:table-cell office:value-type="float" office:value="0.060908" calcext:value-type="float">
            <text:p>0,060908</text:p>
          </table:table-cell>
          <table:table-cell/>
        </table:table-row>
        <table:table-row table:style-name="ro1">
          <table:table-cell office:value-type="string" calcext:value-type="string">
            <text:p>fetch-572</text:p>
          </table:table-cell>
          <table:table-cell office:value-type="float" office:value="0.058686" calcext:value-type="float">
            <text:p>0,058686</text:p>
          </table:table-cell>
          <table:table-cell/>
        </table:table-row>
        <table:table-row table:style-name="ro1">
          <table:table-cell office:value-type="string" calcext:value-type="string">
            <text:p>fetch-573</text:p>
          </table:table-cell>
          <table:table-cell office:value-type="float" office:value="0.057877" calcext:value-type="float">
            <text:p>0,057877</text:p>
          </table:table-cell>
          <table:table-cell/>
        </table:table-row>
        <table:table-row table:style-name="ro1">
          <table:table-cell office:value-type="string" calcext:value-type="string">
            <text:p>fetch-574</text:p>
          </table:table-cell>
          <table:table-cell office:value-type="float" office:value="0.058897" calcext:value-type="float">
            <text:p>0,058897</text:p>
          </table:table-cell>
          <table:table-cell/>
        </table:table-row>
        <table:table-row table:style-name="ro1">
          <table:table-cell office:value-type="string" calcext:value-type="string">
            <text:p>fetch-575</text:p>
          </table:table-cell>
          <table:table-cell office:value-type="float" office:value="0.061155" calcext:value-type="float">
            <text:p>0,061155</text:p>
          </table:table-cell>
          <table:table-cell/>
        </table:table-row>
        <table:table-row table:style-name="ro1">
          <table:table-cell office:value-type="string" calcext:value-type="string">
            <text:p>fetch-576</text:p>
          </table:table-cell>
          <table:table-cell office:value-type="float" office:value="0.056681" calcext:value-type="float">
            <text:p>0,056681</text:p>
          </table:table-cell>
          <table:table-cell/>
        </table:table-row>
        <table:table-row table:style-name="ro1">
          <table:table-cell office:value-type="string" calcext:value-type="string">
            <text:p>fetch-577</text:p>
          </table:table-cell>
          <table:table-cell office:value-type="float" office:value="0.059452" calcext:value-type="float">
            <text:p>0,059452</text:p>
          </table:table-cell>
          <table:table-cell/>
        </table:table-row>
        <table:table-row table:style-name="ro1">
          <table:table-cell office:value-type="string" calcext:value-type="string">
            <text:p>fetch-578</text:p>
          </table:table-cell>
          <table:table-cell office:value-type="float" office:value="0.060046" calcext:value-type="float">
            <text:p>0,060046</text:p>
          </table:table-cell>
          <table:table-cell/>
        </table:table-row>
        <table:table-row table:style-name="ro1">
          <table:table-cell office:value-type="string" calcext:value-type="string">
            <text:p>fetch-579</text:p>
          </table:table-cell>
          <table:table-cell office:value-type="float" office:value="0.061703" calcext:value-type="float">
            <text:p>0,061703</text:p>
          </table:table-cell>
          <table:table-cell/>
        </table:table-row>
        <table:table-row table:style-name="ro1">
          <table:table-cell office:value-type="string" calcext:value-type="string">
            <text:p>fetch-580</text:p>
          </table:table-cell>
          <table:table-cell office:value-type="float" office:value="0.059772" calcext:value-type="float">
            <text:p>0,059772</text:p>
          </table:table-cell>
          <table:table-cell/>
        </table:table-row>
        <table:table-row table:style-name="ro1">
          <table:table-cell office:value-type="string" calcext:value-type="string">
            <text:p>fetch-581</text:p>
          </table:table-cell>
          <table:table-cell office:value-type="float" office:value="0.062637" calcext:value-type="float">
            <text:p>0,062637</text:p>
          </table:table-cell>
          <table:table-cell/>
        </table:table-row>
        <table:table-row table:style-name="ro1">
          <table:table-cell office:value-type="string" calcext:value-type="string">
            <text:p>fetch-582</text:p>
          </table:table-cell>
          <table:table-cell office:value-type="float" office:value="0.061522" calcext:value-type="float">
            <text:p>0,061522</text:p>
          </table:table-cell>
          <table:table-cell/>
        </table:table-row>
        <table:table-row table:style-name="ro1">
          <table:table-cell office:value-type="string" calcext:value-type="string">
            <text:p>fetch-583</text:p>
          </table:table-cell>
          <table:table-cell office:value-type="float" office:value="0.060077" calcext:value-type="float">
            <text:p>0,060077</text:p>
          </table:table-cell>
          <table:table-cell/>
        </table:table-row>
        <table:table-row table:style-name="ro1">
          <table:table-cell office:value-type="string" calcext:value-type="string">
            <text:p>fetch-584</text:p>
          </table:table-cell>
          <table:table-cell office:value-type="float" office:value="0.059374" calcext:value-type="float">
            <text:p>0,059374</text:p>
          </table:table-cell>
          <table:table-cell/>
        </table:table-row>
        <table:table-row table:style-name="ro1">
          <table:table-cell office:value-type="string" calcext:value-type="string">
            <text:p>fetch-585</text:p>
          </table:table-cell>
          <table:table-cell office:value-type="float" office:value="0.058091" calcext:value-type="float">
            <text:p>0,058091</text:p>
          </table:table-cell>
          <table:table-cell/>
        </table:table-row>
        <table:table-row table:style-name="ro1">
          <table:table-cell office:value-type="string" calcext:value-type="string">
            <text:p>fetch-586</text:p>
          </table:table-cell>
          <table:table-cell office:value-type="float" office:value="0.061143" calcext:value-type="float">
            <text:p>0,061143</text:p>
          </table:table-cell>
          <table:table-cell/>
        </table:table-row>
        <table:table-row table:style-name="ro1">
          <table:table-cell office:value-type="string" calcext:value-type="string">
            <text:p>fetch-587</text:p>
          </table:table-cell>
          <table:table-cell office:value-type="float" office:value="0.058488" calcext:value-type="float">
            <text:p>0,058488</text:p>
          </table:table-cell>
          <table:table-cell/>
        </table:table-row>
        <table:table-row table:style-name="ro1">
          <table:table-cell office:value-type="string" calcext:value-type="string">
            <text:p>fetch-588</text:p>
          </table:table-cell>
          <table:table-cell office:value-type="float" office:value="0.061501" calcext:value-type="float">
            <text:p>0,061501</text:p>
          </table:table-cell>
          <table:table-cell/>
        </table:table-row>
        <table:table-row table:style-name="ro1">
          <table:table-cell office:value-type="string" calcext:value-type="string">
            <text:p>fetch-589</text:p>
          </table:table-cell>
          <table:table-cell office:value-type="float" office:value="0.055546" calcext:value-type="float">
            <text:p>0,055546</text:p>
          </table:table-cell>
          <table:table-cell/>
        </table:table-row>
        <table:table-row table:style-name="ro1">
          <table:table-cell office:value-type="string" calcext:value-type="string">
            <text:p>fetch-590</text:p>
          </table:table-cell>
          <table:table-cell office:value-type="float" office:value="0.059317" calcext:value-type="float">
            <text:p>0,059317</text:p>
          </table:table-cell>
          <table:table-cell/>
        </table:table-row>
        <table:table-row table:style-name="ro1">
          <table:table-cell office:value-type="string" calcext:value-type="string">
            <text:p>fetch-591</text:p>
          </table:table-cell>
          <table:table-cell office:value-type="float" office:value="0.059578" calcext:value-type="float">
            <text:p>0,059578</text:p>
          </table:table-cell>
          <table:table-cell/>
        </table:table-row>
        <table:table-row table:style-name="ro1">
          <table:table-cell office:value-type="string" calcext:value-type="string">
            <text:p>fetch-592</text:p>
          </table:table-cell>
          <table:table-cell office:value-type="float" office:value="0.060827" calcext:value-type="float">
            <text:p>0,060827</text:p>
          </table:table-cell>
          <table:table-cell/>
        </table:table-row>
        <table:table-row table:style-name="ro1">
          <table:table-cell office:value-type="string" calcext:value-type="string">
            <text:p>fetch-593</text:p>
          </table:table-cell>
          <table:table-cell office:value-type="float" office:value="0.063087" calcext:value-type="float">
            <text:p>0,063087</text:p>
          </table:table-cell>
          <table:table-cell/>
        </table:table-row>
        <table:table-row table:style-name="ro1">
          <table:table-cell office:value-type="string" calcext:value-type="string">
            <text:p>fetch-594</text:p>
          </table:table-cell>
          <table:table-cell office:value-type="float" office:value="0.059142" calcext:value-type="float">
            <text:p>0,059142</text:p>
          </table:table-cell>
          <table:table-cell/>
        </table:table-row>
        <table:table-row table:style-name="ro1">
          <table:table-cell office:value-type="string" calcext:value-type="string">
            <text:p>fetch-595</text:p>
          </table:table-cell>
          <table:table-cell office:value-type="float" office:value="0.056895" calcext:value-type="float">
            <text:p>0,056895</text:p>
          </table:table-cell>
          <table:table-cell/>
        </table:table-row>
        <table:table-row table:style-name="ro1">
          <table:table-cell office:value-type="string" calcext:value-type="string">
            <text:p>fetch-596</text:p>
          </table:table-cell>
          <table:table-cell office:value-type="float" office:value="0.058438" calcext:value-type="float">
            <text:p>0,058438</text:p>
          </table:table-cell>
          <table:table-cell/>
        </table:table-row>
        <table:table-row table:style-name="ro1">
          <table:table-cell office:value-type="string" calcext:value-type="string">
            <text:p>fetch-597</text:p>
          </table:table-cell>
          <table:table-cell office:value-type="float" office:value="0.058155" calcext:value-type="float">
            <text:p>0,058155</text:p>
          </table:table-cell>
          <table:table-cell/>
        </table:table-row>
        <table:table-row table:style-name="ro1">
          <table:table-cell office:value-type="string" calcext:value-type="string">
            <text:p>fetch-598</text:p>
          </table:table-cell>
          <table:table-cell office:value-type="float" office:value="0.06157" calcext:value-type="float">
            <text:p>0,06157</text:p>
          </table:table-cell>
          <table:table-cell/>
        </table:table-row>
        <table:table-row table:style-name="ro1">
          <table:table-cell office:value-type="string" calcext:value-type="string">
            <text:p>fetch-599</text:p>
          </table:table-cell>
          <table:table-cell office:value-type="float" office:value="0.059077" calcext:value-type="float">
            <text:p>0,059077</text:p>
          </table:table-cell>
          <table:table-cell/>
        </table:table-row>
        <table:table-row table:style-name="ro1">
          <table:table-cell office:value-type="string" calcext:value-type="string">
            <text:p>fetch-600</text:p>
          </table:table-cell>
          <table:table-cell office:value-type="float" office:value="0.061458" calcext:value-type="float">
            <text:p>0,061458</text:p>
          </table:table-cell>
          <table:table-cell/>
        </table:table-row>
        <table:table-row table:style-name="ro1">
          <table:table-cell office:value-type="string" calcext:value-type="string">
            <text:p>fetch-601</text:p>
          </table:table-cell>
          <table:table-cell office:value-type="float" office:value="0.057583" calcext:value-type="float">
            <text:p>0,057583</text:p>
          </table:table-cell>
          <table:table-cell/>
        </table:table-row>
        <table:table-row table:style-name="ro1">
          <table:table-cell office:value-type="string" calcext:value-type="string">
            <text:p>fetch-602</text:p>
          </table:table-cell>
          <table:table-cell office:value-type="float" office:value="0.057184" calcext:value-type="float">
            <text:p>0,057184</text:p>
          </table:table-cell>
          <table:table-cell/>
        </table:table-row>
        <table:table-row table:style-name="ro1">
          <table:table-cell office:value-type="string" calcext:value-type="string">
            <text:p>fetch-603</text:p>
          </table:table-cell>
          <table:table-cell office:value-type="float" office:value="0.060095" calcext:value-type="float">
            <text:p>0,060095</text:p>
          </table:table-cell>
          <table:table-cell/>
        </table:table-row>
        <table:table-row table:style-name="ro1">
          <table:table-cell office:value-type="string" calcext:value-type="string">
            <text:p>fetch-604</text:p>
          </table:table-cell>
          <table:table-cell office:value-type="float" office:value="0.055679" calcext:value-type="float">
            <text:p>0,055679</text:p>
          </table:table-cell>
          <table:table-cell/>
        </table:table-row>
        <table:table-row table:style-name="ro1">
          <table:table-cell office:value-type="string" calcext:value-type="string">
            <text:p>fetch-605</text:p>
          </table:table-cell>
          <table:table-cell office:value-type="float" office:value="0.054236" calcext:value-type="float">
            <text:p>0,054236</text:p>
          </table:table-cell>
          <table:table-cell/>
        </table:table-row>
        <table:table-row table:style-name="ro1">
          <table:table-cell office:value-type="string" calcext:value-type="string">
            <text:p>fetch-606</text:p>
          </table:table-cell>
          <table:table-cell office:value-type="float" office:value="0.060479" calcext:value-type="float">
            <text:p>0,060479</text:p>
          </table:table-cell>
          <table:table-cell/>
        </table:table-row>
        <table:table-row table:style-name="ro1">
          <table:table-cell office:value-type="string" calcext:value-type="string">
            <text:p>fetch-607</text:p>
          </table:table-cell>
          <table:table-cell office:value-type="float" office:value="0.083844" calcext:value-type="float">
            <text:p>0,083844</text:p>
          </table:table-cell>
          <table:table-cell/>
        </table:table-row>
        <table:table-row table:style-name="ro1">
          <table:table-cell office:value-type="string" calcext:value-type="string">
            <text:p>fetch-608</text:p>
          </table:table-cell>
          <table:table-cell office:value-type="float" office:value="0.068335" calcext:value-type="float">
            <text:p>0,068335</text:p>
          </table:table-cell>
          <table:table-cell/>
        </table:table-row>
        <table:table-row table:style-name="ro1">
          <table:table-cell office:value-type="string" calcext:value-type="string">
            <text:p>fetch-609</text:p>
          </table:table-cell>
          <table:table-cell office:value-type="float" office:value="0.065742" calcext:value-type="float">
            <text:p>0,065742</text:p>
          </table:table-cell>
          <table:table-cell/>
        </table:table-row>
        <table:table-row table:style-name="ro1">
          <table:table-cell office:value-type="string" calcext:value-type="string">
            <text:p>fetch-610</text:p>
          </table:table-cell>
          <table:table-cell office:value-type="float" office:value="0.069646" calcext:value-type="float">
            <text:p>0,069646</text:p>
          </table:table-cell>
          <table:table-cell/>
        </table:table-row>
        <table:table-row table:style-name="ro1">
          <table:table-cell office:value-type="string" calcext:value-type="string">
            <text:p>fetch-611</text:p>
          </table:table-cell>
          <table:table-cell office:value-type="float" office:value="0.075787" calcext:value-type="float">
            <text:p>0,075787</text:p>
          </table:table-cell>
          <table:table-cell/>
        </table:table-row>
        <table:table-row table:style-name="ro1">
          <table:table-cell office:value-type="string" calcext:value-type="string">
            <text:p>fetch-612</text:p>
          </table:table-cell>
          <table:table-cell office:value-type="float" office:value="0.066781" calcext:value-type="float">
            <text:p>0,066781</text:p>
          </table:table-cell>
          <table:table-cell/>
        </table:table-row>
        <table:table-row table:style-name="ro1">
          <table:table-cell office:value-type="string" calcext:value-type="string">
            <text:p>fetch-613</text:p>
          </table:table-cell>
          <table:table-cell office:value-type="float" office:value="0.06232" calcext:value-type="float">
            <text:p>0,06232</text:p>
          </table:table-cell>
          <table:table-cell/>
        </table:table-row>
        <table:table-row table:style-name="ro1">
          <table:table-cell office:value-type="string" calcext:value-type="string">
            <text:p>fetch-614</text:p>
          </table:table-cell>
          <table:table-cell office:value-type="float" office:value="0.06418" calcext:value-type="float">
            <text:p>0,06418</text:p>
          </table:table-cell>
          <table:table-cell/>
        </table:table-row>
        <table:table-row table:style-name="ro1">
          <table:table-cell office:value-type="string" calcext:value-type="string">
            <text:p>fetch-615</text:p>
          </table:table-cell>
          <table:table-cell office:value-type="float" office:value="0.059557" calcext:value-type="float">
            <text:p>0,059557</text:p>
          </table:table-cell>
          <table:table-cell/>
        </table:table-row>
        <table:table-row table:style-name="ro1">
          <table:table-cell office:value-type="string" calcext:value-type="string">
            <text:p>fetch-616</text:p>
          </table:table-cell>
          <table:table-cell office:value-type="float" office:value="0.054992" calcext:value-type="float">
            <text:p>0,054992</text:p>
          </table:table-cell>
          <table:table-cell/>
        </table:table-row>
        <table:table-row table:style-name="ro1">
          <table:table-cell office:value-type="string" calcext:value-type="string">
            <text:p>fetch-617</text:p>
          </table:table-cell>
          <table:table-cell office:value-type="float" office:value="0.056714" calcext:value-type="float">
            <text:p>0,056714</text:p>
          </table:table-cell>
          <table:table-cell/>
        </table:table-row>
        <table:table-row table:style-name="ro1">
          <table:table-cell office:value-type="string" calcext:value-type="string">
            <text:p>fetch-618</text:p>
          </table:table-cell>
          <table:table-cell office:value-type="float" office:value="0.057687" calcext:value-type="float">
            <text:p>0,057687</text:p>
          </table:table-cell>
          <table:table-cell/>
        </table:table-row>
        <table:table-row table:style-name="ro1">
          <table:table-cell office:value-type="string" calcext:value-type="string">
            <text:p>fetch-619</text:p>
          </table:table-cell>
          <table:table-cell office:value-type="float" office:value="0.05709" calcext:value-type="float">
            <text:p>0,05709</text:p>
          </table:table-cell>
          <table:table-cell/>
        </table:table-row>
        <table:table-row table:style-name="ro1">
          <table:table-cell office:value-type="string" calcext:value-type="string">
            <text:p>fetch-620</text:p>
          </table:table-cell>
          <table:table-cell office:value-type="float" office:value="0.058381" calcext:value-type="float">
            <text:p>0,058381</text:p>
          </table:table-cell>
          <table:table-cell/>
        </table:table-row>
        <table:table-row table:style-name="ro1">
          <table:table-cell office:value-type="string" calcext:value-type="string">
            <text:p>fetch-621</text:p>
          </table:table-cell>
          <table:table-cell office:value-type="float" office:value="0.093252" calcext:value-type="float">
            <text:p>0,093252</text:p>
          </table:table-cell>
          <table:table-cell/>
        </table:table-row>
        <table:table-row table:style-name="ro1">
          <table:table-cell office:value-type="string" calcext:value-type="string">
            <text:p>fetch-622</text:p>
          </table:table-cell>
          <table:table-cell office:value-type="float" office:value="0.058964" calcext:value-type="float">
            <text:p>0,058964</text:p>
          </table:table-cell>
          <table:table-cell/>
        </table:table-row>
        <table:table-row table:style-name="ro1">
          <table:table-cell office:value-type="string" calcext:value-type="string">
            <text:p>fetch-623</text:p>
          </table:table-cell>
          <table:table-cell office:value-type="float" office:value="0.081064" calcext:value-type="float">
            <text:p>0,081064</text:p>
          </table:table-cell>
          <table:table-cell/>
        </table:table-row>
        <table:table-row table:style-name="ro1">
          <table:table-cell office:value-type="string" calcext:value-type="string">
            <text:p>fetch-624</text:p>
          </table:table-cell>
          <table:table-cell office:value-type="float" office:value="0.080725" calcext:value-type="float">
            <text:p>0,080725</text:p>
          </table:table-cell>
          <table:table-cell/>
        </table:table-row>
        <table:table-row table:style-name="ro1">
          <table:table-cell office:value-type="string" calcext:value-type="string">
            <text:p>fetch-625</text:p>
          </table:table-cell>
          <table:table-cell office:value-type="float" office:value="0.073953" calcext:value-type="float">
            <text:p>0,073953</text:p>
          </table:table-cell>
          <table:table-cell/>
        </table:table-row>
        <table:table-row table:style-name="ro1">
          <table:table-cell office:value-type="string" calcext:value-type="string">
            <text:p>fetch-626</text:p>
          </table:table-cell>
          <table:table-cell office:value-type="float" office:value="0.069469" calcext:value-type="float">
            <text:p>0,069469</text:p>
          </table:table-cell>
          <table:table-cell/>
        </table:table-row>
        <table:table-row table:style-name="ro1">
          <table:table-cell office:value-type="string" calcext:value-type="string">
            <text:p>fetch-627</text:p>
          </table:table-cell>
          <table:table-cell office:value-type="float" office:value="0.072831" calcext:value-type="float">
            <text:p>0,072831</text:p>
          </table:table-cell>
          <table:table-cell/>
        </table:table-row>
        <table:table-row table:style-name="ro1">
          <table:table-cell office:value-type="string" calcext:value-type="string">
            <text:p>fetch-628</text:p>
          </table:table-cell>
          <table:table-cell office:value-type="float" office:value="0.071252" calcext:value-type="float">
            <text:p>0,071252</text:p>
          </table:table-cell>
          <table:table-cell/>
        </table:table-row>
        <table:table-row table:style-name="ro1">
          <table:table-cell office:value-type="string" calcext:value-type="string">
            <text:p>fetch-629</text:p>
          </table:table-cell>
          <table:table-cell office:value-type="float" office:value="0.060361" calcext:value-type="float">
            <text:p>0,060361</text:p>
          </table:table-cell>
          <table:table-cell/>
        </table:table-row>
        <table:table-row table:style-name="ro1">
          <table:table-cell office:value-type="string" calcext:value-type="string">
            <text:p>fetch-630</text:p>
          </table:table-cell>
          <table:table-cell office:value-type="float" office:value="0.058767" calcext:value-type="float">
            <text:p>0,058767</text:p>
          </table:table-cell>
          <table:table-cell/>
        </table:table-row>
        <table:table-row table:style-name="ro1">
          <table:table-cell office:value-type="string" calcext:value-type="string">
            <text:p>fetch-631</text:p>
          </table:table-cell>
          <table:table-cell office:value-type="float" office:value="0.058946" calcext:value-type="float">
            <text:p>0,058946</text:p>
          </table:table-cell>
          <table:table-cell/>
        </table:table-row>
        <table:table-row table:style-name="ro1">
          <table:table-cell office:value-type="string" calcext:value-type="string">
            <text:p>fetch-632</text:p>
          </table:table-cell>
          <table:table-cell office:value-type="float" office:value="0.059222" calcext:value-type="float">
            <text:p>0,059222</text:p>
          </table:table-cell>
          <table:table-cell/>
        </table:table-row>
        <table:table-row table:style-name="ro1">
          <table:table-cell office:value-type="string" calcext:value-type="string">
            <text:p>fetch-633</text:p>
          </table:table-cell>
          <table:table-cell office:value-type="float" office:value="0.062054" calcext:value-type="float">
            <text:p>0,062054</text:p>
          </table:table-cell>
          <table:table-cell/>
        </table:table-row>
        <table:table-row table:style-name="ro1">
          <table:table-cell office:value-type="string" calcext:value-type="string">
            <text:p>fetch-634</text:p>
          </table:table-cell>
          <table:table-cell office:value-type="float" office:value="0.072762" calcext:value-type="float">
            <text:p>0,072762</text:p>
          </table:table-cell>
          <table:table-cell/>
        </table:table-row>
        <table:table-row table:style-name="ro1">
          <table:table-cell office:value-type="string" calcext:value-type="string">
            <text:p>fetch-635</text:p>
          </table:table-cell>
          <table:table-cell office:value-type="float" office:value="0.072965" calcext:value-type="float">
            <text:p>0,072965</text:p>
          </table:table-cell>
          <table:table-cell/>
        </table:table-row>
        <table:table-row table:style-name="ro1">
          <table:table-cell office:value-type="string" calcext:value-type="string">
            <text:p>fetch-636</text:p>
          </table:table-cell>
          <table:table-cell office:value-type="float" office:value="0.074215" calcext:value-type="float">
            <text:p>0,074215</text:p>
          </table:table-cell>
          <table:table-cell/>
        </table:table-row>
        <table:table-row table:style-name="ro1">
          <table:table-cell office:value-type="string" calcext:value-type="string">
            <text:p>fetch-637</text:p>
          </table:table-cell>
          <table:table-cell office:value-type="float" office:value="0.068411" calcext:value-type="float">
            <text:p>0,068411</text:p>
          </table:table-cell>
          <table:table-cell/>
        </table:table-row>
        <table:table-row table:style-name="ro1">
          <table:table-cell office:value-type="string" calcext:value-type="string">
            <text:p>fetch-638</text:p>
          </table:table-cell>
          <table:table-cell office:value-type="float" office:value="0.0658" calcext:value-type="float">
            <text:p>0,0658</text:p>
          </table:table-cell>
          <table:table-cell/>
        </table:table-row>
        <table:table-row table:style-name="ro1">
          <table:table-cell office:value-type="string" calcext:value-type="string">
            <text:p>fetch-639</text:p>
          </table:table-cell>
          <table:table-cell office:value-type="float" office:value="0.066421" calcext:value-type="float">
            <text:p>0,066421</text:p>
          </table:table-cell>
          <table:table-cell/>
        </table:table-row>
        <table:table-row table:style-name="ro1">
          <table:table-cell office:value-type="string" calcext:value-type="string">
            <text:p>fetch-640</text:p>
          </table:table-cell>
          <table:table-cell office:value-type="float" office:value="0.06272" calcext:value-type="float">
            <text:p>0,06272</text:p>
          </table:table-cell>
          <table:table-cell/>
        </table:table-row>
        <table:table-row table:style-name="ro1">
          <table:table-cell office:value-type="string" calcext:value-type="string">
            <text:p>fetch-641</text:p>
          </table:table-cell>
          <table:table-cell office:value-type="float" office:value="0.069144" calcext:value-type="float">
            <text:p>0,069144</text:p>
          </table:table-cell>
          <table:table-cell/>
        </table:table-row>
        <table:table-row table:style-name="ro1">
          <table:table-cell office:value-type="string" calcext:value-type="string">
            <text:p>fetch-642</text:p>
          </table:table-cell>
          <table:table-cell office:value-type="float" office:value="0.065288" calcext:value-type="float">
            <text:p>0,065288</text:p>
          </table:table-cell>
          <table:table-cell/>
        </table:table-row>
        <table:table-row table:style-name="ro1">
          <table:table-cell office:value-type="string" calcext:value-type="string">
            <text:p>fetch-643</text:p>
          </table:table-cell>
          <table:table-cell office:value-type="float" office:value="0.076469" calcext:value-type="float">
            <text:p>0,076469</text:p>
          </table:table-cell>
          <table:table-cell/>
        </table:table-row>
        <table:table-row table:style-name="ro1">
          <table:table-cell office:value-type="string" calcext:value-type="string">
            <text:p>fetch-644</text:p>
          </table:table-cell>
          <table:table-cell office:value-type="float" office:value="0.075975" calcext:value-type="float">
            <text:p>0,075975</text:p>
          </table:table-cell>
          <table:table-cell/>
        </table:table-row>
        <table:table-row table:style-name="ro1">
          <table:table-cell office:value-type="string" calcext:value-type="string">
            <text:p>fetch-645</text:p>
          </table:table-cell>
          <table:table-cell office:value-type="float" office:value="0.063591" calcext:value-type="float">
            <text:p>0,063591</text:p>
          </table:table-cell>
          <table:table-cell/>
        </table:table-row>
        <table:table-row table:style-name="ro1">
          <table:table-cell office:value-type="string" calcext:value-type="string">
            <text:p>fetch-646</text:p>
          </table:table-cell>
          <table:table-cell office:value-type="float" office:value="0.064777" calcext:value-type="float">
            <text:p>0,064777</text:p>
          </table:table-cell>
          <table:table-cell/>
        </table:table-row>
        <table:table-row table:style-name="ro1">
          <table:table-cell office:value-type="string" calcext:value-type="string">
            <text:p>fetch-647</text:p>
          </table:table-cell>
          <table:table-cell office:value-type="float" office:value="0.060184" calcext:value-type="float">
            <text:p>0,060184</text:p>
          </table:table-cell>
          <table:table-cell/>
        </table:table-row>
        <table:table-row table:style-name="ro1">
          <table:table-cell office:value-type="string" calcext:value-type="string">
            <text:p>fetch-648</text:p>
          </table:table-cell>
          <table:table-cell office:value-type="float" office:value="0.06144" calcext:value-type="float">
            <text:p>0,06144</text:p>
          </table:table-cell>
          <table:table-cell/>
        </table:table-row>
        <table:table-row table:style-name="ro1">
          <table:table-cell office:value-type="string" calcext:value-type="string">
            <text:p>fetch-649</text:p>
          </table:table-cell>
          <table:table-cell office:value-type="float" office:value="0.057007" calcext:value-type="float">
            <text:p>0,057007</text:p>
          </table:table-cell>
          <table:table-cell/>
        </table:table-row>
        <table:table-row table:style-name="ro1">
          <table:table-cell office:value-type="string" calcext:value-type="string">
            <text:p>fetch-650</text:p>
          </table:table-cell>
          <table:table-cell office:value-type="float" office:value="0.067604" calcext:value-type="float">
            <text:p>0,067604</text:p>
          </table:table-cell>
          <table:table-cell/>
        </table:table-row>
        <table:table-row table:style-name="ro1">
          <table:table-cell office:value-type="string" calcext:value-type="string">
            <text:p>fetch-651</text:p>
          </table:table-cell>
          <table:table-cell office:value-type="float" office:value="0.063971" calcext:value-type="float">
            <text:p>0,063971</text:p>
          </table:table-cell>
          <table:table-cell/>
        </table:table-row>
        <table:table-row table:style-name="ro1">
          <table:table-cell office:value-type="string" calcext:value-type="string">
            <text:p>fetch-652</text:p>
          </table:table-cell>
          <table:table-cell office:value-type="float" office:value="0.067984" calcext:value-type="float">
            <text:p>0,067984</text:p>
          </table:table-cell>
          <table:table-cell/>
        </table:table-row>
        <table:table-row table:style-name="ro1">
          <table:table-cell office:value-type="string" calcext:value-type="string">
            <text:p>fetch-653</text:p>
          </table:table-cell>
          <table:table-cell office:value-type="float" office:value="0.066588" calcext:value-type="float">
            <text:p>0,066588</text:p>
          </table:table-cell>
          <table:table-cell/>
        </table:table-row>
        <table:table-row table:style-name="ro1">
          <table:table-cell office:value-type="string" calcext:value-type="string">
            <text:p>fetch-654</text:p>
          </table:table-cell>
          <table:table-cell office:value-type="float" office:value="0.059809" calcext:value-type="float">
            <text:p>0,059809</text:p>
          </table:table-cell>
          <table:table-cell/>
        </table:table-row>
        <table:table-row table:style-name="ro1">
          <table:table-cell office:value-type="string" calcext:value-type="string">
            <text:p>fetch-655</text:p>
          </table:table-cell>
          <table:table-cell office:value-type="float" office:value="0.058576" calcext:value-type="float">
            <text:p>0,058576</text:p>
          </table:table-cell>
          <table:table-cell/>
        </table:table-row>
        <table:table-row table:style-name="ro1">
          <table:table-cell office:value-type="string" calcext:value-type="string">
            <text:p>fetch-656</text:p>
          </table:table-cell>
          <table:table-cell office:value-type="float" office:value="0.061776" calcext:value-type="float">
            <text:p>0,061776</text:p>
          </table:table-cell>
          <table:table-cell/>
        </table:table-row>
        <table:table-row table:style-name="ro1">
          <table:table-cell office:value-type="string" calcext:value-type="string">
            <text:p>fetch-657</text:p>
          </table:table-cell>
          <table:table-cell office:value-type="float" office:value="0.068961" calcext:value-type="float">
            <text:p>0,068961</text:p>
          </table:table-cell>
          <table:table-cell/>
        </table:table-row>
        <table:table-row table:style-name="ro1">
          <table:table-cell office:value-type="string" calcext:value-type="string">
            <text:p>fetch-658</text:p>
          </table:table-cell>
          <table:table-cell office:value-type="float" office:value="0.079228" calcext:value-type="float">
            <text:p>0,079228</text:p>
          </table:table-cell>
          <table:table-cell/>
        </table:table-row>
        <table:table-row table:style-name="ro1">
          <table:table-cell office:value-type="string" calcext:value-type="string">
            <text:p>fetch-659</text:p>
          </table:table-cell>
          <table:table-cell office:value-type="float" office:value="0.071768" calcext:value-type="float">
            <text:p>0,071768</text:p>
          </table:table-cell>
          <table:table-cell/>
        </table:table-row>
        <table:table-row table:style-name="ro1">
          <table:table-cell office:value-type="string" calcext:value-type="string">
            <text:p>fetch-660</text:p>
          </table:table-cell>
          <table:table-cell office:value-type="float" office:value="0.068219" calcext:value-type="float">
            <text:p>0,068219</text:p>
          </table:table-cell>
          <table:table-cell/>
        </table:table-row>
        <table:table-row table:style-name="ro1">
          <table:table-cell office:value-type="string" calcext:value-type="string">
            <text:p>fetch-661</text:p>
          </table:table-cell>
          <table:table-cell office:value-type="float" office:value="0.080382" calcext:value-type="float">
            <text:p>0,080382</text:p>
          </table:table-cell>
          <table:table-cell/>
        </table:table-row>
        <table:table-row table:style-name="ro1">
          <table:table-cell office:value-type="string" calcext:value-type="string">
            <text:p>fetch-662</text:p>
          </table:table-cell>
          <table:table-cell office:value-type="float" office:value="0.070752" calcext:value-type="float">
            <text:p>0,070752</text:p>
          </table:table-cell>
          <table:table-cell/>
        </table:table-row>
        <table:table-row table:style-name="ro1">
          <table:table-cell office:value-type="string" calcext:value-type="string">
            <text:p>fetch-663</text:p>
          </table:table-cell>
          <table:table-cell office:value-type="float" office:value="0.074636" calcext:value-type="float">
            <text:p>0,074636</text:p>
          </table:table-cell>
          <table:table-cell/>
        </table:table-row>
        <table:table-row table:style-name="ro1">
          <table:table-cell office:value-type="string" calcext:value-type="string">
            <text:p>fetch-664</text:p>
          </table:table-cell>
          <table:table-cell office:value-type="float" office:value="0.083079" calcext:value-type="float">
            <text:p>0,083079</text:p>
          </table:table-cell>
          <table:table-cell/>
        </table:table-row>
        <table:table-row table:style-name="ro1">
          <table:table-cell office:value-type="string" calcext:value-type="string">
            <text:p>fetch-665</text:p>
          </table:table-cell>
          <table:table-cell office:value-type="float" office:value="0.059899" calcext:value-type="float">
            <text:p>0,059899</text:p>
          </table:table-cell>
          <table:table-cell/>
        </table:table-row>
        <table:table-row table:style-name="ro1">
          <table:table-cell office:value-type="string" calcext:value-type="string">
            <text:p>fetch-666</text:p>
          </table:table-cell>
          <table:table-cell office:value-type="float" office:value="0.065745" calcext:value-type="float">
            <text:p>0,065745</text:p>
          </table:table-cell>
          <table:table-cell/>
        </table:table-row>
        <table:table-row table:style-name="ro1">
          <table:table-cell office:value-type="string" calcext:value-type="string">
            <text:p>fetch-667</text:p>
          </table:table-cell>
          <table:table-cell office:value-type="float" office:value="0.061184" calcext:value-type="float">
            <text:p>0,061184</text:p>
          </table:table-cell>
          <table:table-cell/>
        </table:table-row>
        <table:table-row table:style-name="ro1">
          <table:table-cell office:value-type="string" calcext:value-type="string">
            <text:p>fetch-668</text:p>
          </table:table-cell>
          <table:table-cell office:value-type="float" office:value="0.056068" calcext:value-type="float">
            <text:p>0,056068</text:p>
          </table:table-cell>
          <table:table-cell/>
        </table:table-row>
        <table:table-row table:style-name="ro1">
          <table:table-cell office:value-type="string" calcext:value-type="string">
            <text:p>fetch-669</text:p>
          </table:table-cell>
          <table:table-cell office:value-type="float" office:value="0.058505" calcext:value-type="float">
            <text:p>0,058505</text:p>
          </table:table-cell>
          <table:table-cell/>
        </table:table-row>
        <table:table-row table:style-name="ro1">
          <table:table-cell office:value-type="string" calcext:value-type="string">
            <text:p>fetch-670</text:p>
          </table:table-cell>
          <table:table-cell office:value-type="float" office:value="0.063046" calcext:value-type="float">
            <text:p>0,063046</text:p>
          </table:table-cell>
          <table:table-cell/>
        </table:table-row>
        <table:table-row table:style-name="ro1">
          <table:table-cell office:value-type="string" calcext:value-type="string">
            <text:p>fetch-671</text:p>
          </table:table-cell>
          <table:table-cell office:value-type="float" office:value="0.08119" calcext:value-type="float">
            <text:p>0,08119</text:p>
          </table:table-cell>
          <table:table-cell/>
        </table:table-row>
        <table:table-row table:style-name="ro1">
          <table:table-cell office:value-type="string" calcext:value-type="string">
            <text:p>fetch-672</text:p>
          </table:table-cell>
          <table:table-cell office:value-type="float" office:value="0.067802" calcext:value-type="float">
            <text:p>0,067802</text:p>
          </table:table-cell>
          <table:table-cell/>
        </table:table-row>
        <table:table-row table:style-name="ro1">
          <table:table-cell office:value-type="string" calcext:value-type="string">
            <text:p>fetch-673</text:p>
          </table:table-cell>
          <table:table-cell office:value-type="float" office:value="0.076016" calcext:value-type="float">
            <text:p>0,076016</text:p>
          </table:table-cell>
          <table:table-cell/>
        </table:table-row>
        <table:table-row table:style-name="ro1">
          <table:table-cell office:value-type="string" calcext:value-type="string">
            <text:p>fetch-674</text:p>
          </table:table-cell>
          <table:table-cell office:value-type="float" office:value="0.06327" calcext:value-type="float">
            <text:p>0,06327</text:p>
          </table:table-cell>
          <table:table-cell/>
        </table:table-row>
        <table:table-row table:style-name="ro1">
          <table:table-cell office:value-type="string" calcext:value-type="string">
            <text:p>fetch-675</text:p>
          </table:table-cell>
          <table:table-cell office:value-type="float" office:value="0.071388" calcext:value-type="float">
            <text:p>0,071388</text:p>
          </table:table-cell>
          <table:table-cell/>
        </table:table-row>
        <table:table-row table:style-name="ro1">
          <table:table-cell office:value-type="string" calcext:value-type="string">
            <text:p>fetch-676</text:p>
          </table:table-cell>
          <table:table-cell office:value-type="float" office:value="0.0734" calcext:value-type="float">
            <text:p>0,0734</text:p>
          </table:table-cell>
          <table:table-cell/>
        </table:table-row>
        <table:table-row table:style-name="ro1">
          <table:table-cell office:value-type="string" calcext:value-type="string">
            <text:p>fetch-677</text:p>
          </table:table-cell>
          <table:table-cell office:value-type="float" office:value="0.0704" calcext:value-type="float">
            <text:p>0,0704</text:p>
          </table:table-cell>
          <table:table-cell/>
        </table:table-row>
        <table:table-row table:style-name="ro1">
          <table:table-cell office:value-type="string" calcext:value-type="string">
            <text:p>fetch-678</text:p>
          </table:table-cell>
          <table:table-cell office:value-type="float" office:value="0.067496" calcext:value-type="float">
            <text:p>0,067496</text:p>
          </table:table-cell>
          <table:table-cell/>
        </table:table-row>
        <table:table-row table:style-name="ro1">
          <table:table-cell office:value-type="string" calcext:value-type="string">
            <text:p>fetch-679</text:p>
          </table:table-cell>
          <table:table-cell office:value-type="float" office:value="0.063747" calcext:value-type="float">
            <text:p>0,063747</text:p>
          </table:table-cell>
          <table:table-cell/>
        </table:table-row>
        <table:table-row table:style-name="ro1">
          <table:table-cell office:value-type="string" calcext:value-type="string">
            <text:p>fetch-680</text:p>
          </table:table-cell>
          <table:table-cell office:value-type="float" office:value="0.074298" calcext:value-type="float">
            <text:p>0,074298</text:p>
          </table:table-cell>
          <table:table-cell/>
        </table:table-row>
        <table:table-row table:style-name="ro1">
          <table:table-cell office:value-type="string" calcext:value-type="string">
            <text:p>fetch-681</text:p>
          </table:table-cell>
          <table:table-cell office:value-type="float" office:value="0.063251" calcext:value-type="float">
            <text:p>0,063251</text:p>
          </table:table-cell>
          <table:table-cell/>
        </table:table-row>
        <table:table-row table:style-name="ro1">
          <table:table-cell office:value-type="string" calcext:value-type="string">
            <text:p>fetch-682</text:p>
          </table:table-cell>
          <table:table-cell office:value-type="float" office:value="0.068368" calcext:value-type="float">
            <text:p>0,068368</text:p>
          </table:table-cell>
          <table:table-cell/>
        </table:table-row>
        <table:table-row table:style-name="ro1">
          <table:table-cell office:value-type="string" calcext:value-type="string">
            <text:p>fetch-683</text:p>
          </table:table-cell>
          <table:table-cell office:value-type="float" office:value="0.069755" calcext:value-type="float">
            <text:p>0,069755</text:p>
          </table:table-cell>
          <table:table-cell/>
        </table:table-row>
        <table:table-row table:style-name="ro1">
          <table:table-cell office:value-type="string" calcext:value-type="string">
            <text:p>fetch-684</text:p>
          </table:table-cell>
          <table:table-cell office:value-type="float" office:value="0.066379" calcext:value-type="float">
            <text:p>0,066379</text:p>
          </table:table-cell>
          <table:table-cell/>
        </table:table-row>
        <table:table-row table:style-name="ro1">
          <table:table-cell office:value-type="string" calcext:value-type="string">
            <text:p>fetch-685</text:p>
          </table:table-cell>
          <table:table-cell office:value-type="float" office:value="0.067208" calcext:value-type="float">
            <text:p>0,067208</text:p>
          </table:table-cell>
          <table:table-cell/>
        </table:table-row>
        <table:table-row table:style-name="ro1">
          <table:table-cell office:value-type="string" calcext:value-type="string">
            <text:p>fetch-686</text:p>
          </table:table-cell>
          <table:table-cell office:value-type="float" office:value="0.063292" calcext:value-type="float">
            <text:p>0,063292</text:p>
          </table:table-cell>
          <table:table-cell/>
        </table:table-row>
        <table:table-row table:style-name="ro1">
          <table:table-cell office:value-type="string" calcext:value-type="string">
            <text:p>fetch-687</text:p>
          </table:table-cell>
          <table:table-cell office:value-type="float" office:value="0.062422" calcext:value-type="float">
            <text:p>0,062422</text:p>
          </table:table-cell>
          <table:table-cell/>
        </table:table-row>
        <table:table-row table:style-name="ro1">
          <table:table-cell office:value-type="string" calcext:value-type="string">
            <text:p>fetch-688</text:p>
          </table:table-cell>
          <table:table-cell office:value-type="float" office:value="0.061399" calcext:value-type="float">
            <text:p>0,061399</text:p>
          </table:table-cell>
          <table:table-cell/>
        </table:table-row>
        <table:table-row table:style-name="ro1">
          <table:table-cell office:value-type="string" calcext:value-type="string">
            <text:p>fetch-689</text:p>
          </table:table-cell>
          <table:table-cell office:value-type="float" office:value="0.06673" calcext:value-type="float">
            <text:p>0,06673</text:p>
          </table:table-cell>
          <table:table-cell/>
        </table:table-row>
        <table:table-row table:style-name="ro1">
          <table:table-cell office:value-type="string" calcext:value-type="string">
            <text:p>fetch-690</text:p>
          </table:table-cell>
          <table:table-cell office:value-type="float" office:value="0.069321" calcext:value-type="float">
            <text:p>0,069321</text:p>
          </table:table-cell>
          <table:table-cell/>
        </table:table-row>
        <table:table-row table:style-name="ro1">
          <table:table-cell office:value-type="string" calcext:value-type="string">
            <text:p>fetch-691</text:p>
          </table:table-cell>
          <table:table-cell office:value-type="float" office:value="0.0682" calcext:value-type="float">
            <text:p>0,0682</text:p>
          </table:table-cell>
          <table:table-cell/>
        </table:table-row>
        <table:table-row table:style-name="ro1">
          <table:table-cell office:value-type="string" calcext:value-type="string">
            <text:p>fetch-692</text:p>
          </table:table-cell>
          <table:table-cell office:value-type="float" office:value="0.067011" calcext:value-type="float">
            <text:p>0,067011</text:p>
          </table:table-cell>
          <table:table-cell/>
        </table:table-row>
        <table:table-row table:style-name="ro1">
          <table:table-cell office:value-type="string" calcext:value-type="string">
            <text:p>fetch-693</text:p>
          </table:table-cell>
          <table:table-cell office:value-type="float" office:value="0.054775" calcext:value-type="float">
            <text:p>0,054775</text:p>
          </table:table-cell>
          <table:table-cell/>
        </table:table-row>
        <table:table-row table:style-name="ro1">
          <table:table-cell office:value-type="string" calcext:value-type="string">
            <text:p>fetch-694</text:p>
          </table:table-cell>
          <table:table-cell office:value-type="float" office:value="0.069725" calcext:value-type="float">
            <text:p>0,069725</text:p>
          </table:table-cell>
          <table:table-cell/>
        </table:table-row>
        <table:table-row table:style-name="ro1">
          <table:table-cell office:value-type="string" calcext:value-type="string">
            <text:p>fetch-695</text:p>
          </table:table-cell>
          <table:table-cell office:value-type="float" office:value="0.073831" calcext:value-type="float">
            <text:p>0,073831</text:p>
          </table:table-cell>
          <table:table-cell/>
        </table:table-row>
        <table:table-row table:style-name="ro1">
          <table:table-cell office:value-type="string" calcext:value-type="string">
            <text:p>fetch-696</text:p>
          </table:table-cell>
          <table:table-cell office:value-type="float" office:value="0.068916" calcext:value-type="float">
            <text:p>0,068916</text:p>
          </table:table-cell>
          <table:table-cell/>
        </table:table-row>
        <table:table-row table:style-name="ro1">
          <table:table-cell office:value-type="string" calcext:value-type="string">
            <text:p>fetch-697</text:p>
          </table:table-cell>
          <table:table-cell office:value-type="float" office:value="0.067714" calcext:value-type="float">
            <text:p>0,067714</text:p>
          </table:table-cell>
          <table:table-cell/>
        </table:table-row>
        <table:table-row table:style-name="ro1">
          <table:table-cell office:value-type="string" calcext:value-type="string">
            <text:p>fetch-698</text:p>
          </table:table-cell>
          <table:table-cell office:value-type="float" office:value="0.071604" calcext:value-type="float">
            <text:p>0,071604</text:p>
          </table:table-cell>
          <table:table-cell/>
        </table:table-row>
        <table:table-row table:style-name="ro1">
          <table:table-cell office:value-type="string" calcext:value-type="string">
            <text:p>fetch-699</text:p>
          </table:table-cell>
          <table:table-cell office:value-type="float" office:value="0.061077" calcext:value-type="float">
            <text:p>0,061077</text:p>
          </table:table-cell>
          <table:table-cell/>
        </table:table-row>
        <table:table-row table:style-name="ro1">
          <table:table-cell office:value-type="string" calcext:value-type="string">
            <text:p>fetch-700</text:p>
          </table:table-cell>
          <table:table-cell office:value-type="float" office:value="0.059846" calcext:value-type="float">
            <text:p>0,059846</text:p>
          </table:table-cell>
          <table:table-cell/>
        </table:table-row>
        <table:table-row table:style-name="ro1">
          <table:table-cell office:value-type="string" calcext:value-type="string">
            <text:p>fetch-701</text:p>
          </table:table-cell>
          <table:table-cell office:value-type="float" office:value="0.071707" calcext:value-type="float">
            <text:p>0,071707</text:p>
          </table:table-cell>
          <table:table-cell/>
        </table:table-row>
        <table:table-row table:style-name="ro1">
          <table:table-cell office:value-type="string" calcext:value-type="string">
            <text:p>fetch-702</text:p>
          </table:table-cell>
          <table:table-cell office:value-type="float" office:value="0.075331" calcext:value-type="float">
            <text:p>0,075331</text:p>
          </table:table-cell>
          <table:table-cell/>
        </table:table-row>
        <table:table-row table:style-name="ro1">
          <table:table-cell office:value-type="string" calcext:value-type="string">
            <text:p>fetch-703</text:p>
          </table:table-cell>
          <table:table-cell office:value-type="float" office:value="0.07117" calcext:value-type="float">
            <text:p>0,07117</text:p>
          </table:table-cell>
          <table:table-cell/>
        </table:table-row>
        <table:table-row table:style-name="ro1">
          <table:table-cell office:value-type="string" calcext:value-type="string">
            <text:p>fetch-704</text:p>
          </table:table-cell>
          <table:table-cell office:value-type="float" office:value="0.067495" calcext:value-type="float">
            <text:p>0,067495</text:p>
          </table:table-cell>
          <table:table-cell/>
        </table:table-row>
        <table:table-row table:style-name="ro1">
          <table:table-cell office:value-type="string" calcext:value-type="string">
            <text:p>fetch-705</text:p>
          </table:table-cell>
          <table:table-cell office:value-type="float" office:value="0.0609" calcext:value-type="float">
            <text:p>0,0609</text:p>
          </table:table-cell>
          <table:table-cell/>
        </table:table-row>
        <table:table-row table:style-name="ro1">
          <table:table-cell office:value-type="string" calcext:value-type="string">
            <text:p>fetch-706</text:p>
          </table:table-cell>
          <table:table-cell office:value-type="float" office:value="0.062486" calcext:value-type="float">
            <text:p>0,062486</text:p>
          </table:table-cell>
          <table:table-cell/>
        </table:table-row>
        <table:table-row table:style-name="ro1">
          <table:table-cell office:value-type="string" calcext:value-type="string">
            <text:p>fetch-707</text:p>
          </table:table-cell>
          <table:table-cell office:value-type="float" office:value="0.062548" calcext:value-type="float">
            <text:p>0,062548</text:p>
          </table:table-cell>
          <table:table-cell/>
        </table:table-row>
        <table:table-row table:style-name="ro1">
          <table:table-cell office:value-type="string" calcext:value-type="string">
            <text:p>fetch-708</text:p>
          </table:table-cell>
          <table:table-cell office:value-type="float" office:value="0.059834" calcext:value-type="float">
            <text:p>0,059834</text:p>
          </table:table-cell>
          <table:table-cell/>
        </table:table-row>
        <table:table-row table:style-name="ro1">
          <table:table-cell office:value-type="string" calcext:value-type="string">
            <text:p>fetch-709</text:p>
          </table:table-cell>
          <table:table-cell office:value-type="float" office:value="0.067858" calcext:value-type="float">
            <text:p>0,067858</text:p>
          </table:table-cell>
          <table:table-cell/>
        </table:table-row>
        <table:table-row table:style-name="ro1">
          <table:table-cell office:value-type="string" calcext:value-type="string">
            <text:p>fetch-710</text:p>
          </table:table-cell>
          <table:table-cell office:value-type="float" office:value="0.069539" calcext:value-type="float">
            <text:p>0,069539</text:p>
          </table:table-cell>
          <table:table-cell/>
        </table:table-row>
        <table:table-row table:style-name="ro1">
          <table:table-cell office:value-type="string" calcext:value-type="string">
            <text:p>fetch-711</text:p>
          </table:table-cell>
          <table:table-cell office:value-type="float" office:value="0.065425" calcext:value-type="float">
            <text:p>0,065425</text:p>
          </table:table-cell>
          <table:table-cell/>
        </table:table-row>
        <table:table-row table:style-name="ro1">
          <table:table-cell office:value-type="string" calcext:value-type="string">
            <text:p>fetch-712</text:p>
          </table:table-cell>
          <table:table-cell office:value-type="float" office:value="0.067451" calcext:value-type="float">
            <text:p>0,067451</text:p>
          </table:table-cell>
          <table:table-cell/>
        </table:table-row>
        <table:table-row table:style-name="ro1">
          <table:table-cell office:value-type="string" calcext:value-type="string">
            <text:p>fetch-713</text:p>
          </table:table-cell>
          <table:table-cell office:value-type="float" office:value="0.067254" calcext:value-type="float">
            <text:p>0,067254</text:p>
          </table:table-cell>
          <table:table-cell/>
        </table:table-row>
        <table:table-row table:style-name="ro1">
          <table:table-cell office:value-type="string" calcext:value-type="string">
            <text:p>fetch-714</text:p>
          </table:table-cell>
          <table:table-cell office:value-type="float" office:value="0.062849" calcext:value-type="float">
            <text:p>0,062849</text:p>
          </table:table-cell>
          <table:table-cell/>
        </table:table-row>
        <table:table-row table:style-name="ro1">
          <table:table-cell office:value-type="string" calcext:value-type="string">
            <text:p>fetch-715</text:p>
          </table:table-cell>
          <table:table-cell office:value-type="float" office:value="0.059274" calcext:value-type="float">
            <text:p>0,059274</text:p>
          </table:table-cell>
          <table:table-cell/>
        </table:table-row>
        <table:table-row table:style-name="ro1">
          <table:table-cell office:value-type="string" calcext:value-type="string">
            <text:p>fetch-716</text:p>
          </table:table-cell>
          <table:table-cell office:value-type="float" office:value="0.069938" calcext:value-type="float">
            <text:p>0,069938</text:p>
          </table:table-cell>
          <table:table-cell/>
        </table:table-row>
        <table:table-row table:style-name="ro1">
          <table:table-cell office:value-type="string" calcext:value-type="string">
            <text:p>fetch-717</text:p>
          </table:table-cell>
          <table:table-cell office:value-type="float" office:value="0.072728" calcext:value-type="float">
            <text:p>0,072728</text:p>
          </table:table-cell>
          <table:table-cell/>
        </table:table-row>
        <table:table-row table:style-name="ro1">
          <table:table-cell office:value-type="string" calcext:value-type="string">
            <text:p>fetch-718</text:p>
          </table:table-cell>
          <table:table-cell office:value-type="float" office:value="0.073535" calcext:value-type="float">
            <text:p>0,073535</text:p>
          </table:table-cell>
          <table:table-cell/>
        </table:table-row>
        <table:table-row table:style-name="ro1">
          <table:table-cell office:value-type="string" calcext:value-type="string">
            <text:p>fetch-719</text:p>
          </table:table-cell>
          <table:table-cell office:value-type="float" office:value="0.066863" calcext:value-type="float">
            <text:p>0,066863</text:p>
          </table:table-cell>
          <table:table-cell/>
        </table:table-row>
        <table:table-row table:style-name="ro1">
          <table:table-cell office:value-type="string" calcext:value-type="string">
            <text:p>fetch-720</text:p>
          </table:table-cell>
          <table:table-cell office:value-type="float" office:value="0.069593" calcext:value-type="float">
            <text:p>0,069593</text:p>
          </table:table-cell>
          <table:table-cell/>
        </table:table-row>
        <table:table-row table:style-name="ro1">
          <table:table-cell office:value-type="string" calcext:value-type="string">
            <text:p>fetch-721</text:p>
          </table:table-cell>
          <table:table-cell office:value-type="float" office:value="0.061122" calcext:value-type="float">
            <text:p>0,061122</text:p>
          </table:table-cell>
          <table:table-cell/>
        </table:table-row>
        <table:table-row table:style-name="ro1">
          <table:table-cell office:value-type="string" calcext:value-type="string">
            <text:p>fetch-722</text:p>
          </table:table-cell>
          <table:table-cell office:value-type="float" office:value="0.056948" calcext:value-type="float">
            <text:p>0,056948</text:p>
          </table:table-cell>
          <table:table-cell/>
        </table:table-row>
        <table:table-row table:style-name="ro1">
          <table:table-cell office:value-type="string" calcext:value-type="string">
            <text:p>fetch-723</text:p>
          </table:table-cell>
          <table:table-cell office:value-type="float" office:value="0.059304" calcext:value-type="float">
            <text:p>0,059304</text:p>
          </table:table-cell>
          <table:table-cell/>
        </table:table-row>
        <table:table-row table:style-name="ro1">
          <table:table-cell office:value-type="string" calcext:value-type="string">
            <text:p>fetch-724</text:p>
          </table:table-cell>
          <table:table-cell office:value-type="float" office:value="0.058782" calcext:value-type="float">
            <text:p>0,058782</text:p>
          </table:table-cell>
          <table:table-cell/>
        </table:table-row>
        <table:table-row table:style-name="ro1">
          <table:table-cell office:value-type="string" calcext:value-type="string">
            <text:p>fetch-725</text:p>
          </table:table-cell>
          <table:table-cell office:value-type="float" office:value="0.056903" calcext:value-type="float">
            <text:p>0,056903</text:p>
          </table:table-cell>
          <table:table-cell/>
        </table:table-row>
        <table:table-row table:style-name="ro1">
          <table:table-cell office:value-type="string" calcext:value-type="string">
            <text:p>fetch-726</text:p>
          </table:table-cell>
          <table:table-cell office:value-type="float" office:value="0.064976" calcext:value-type="float">
            <text:p>0,064976</text:p>
          </table:table-cell>
          <table:table-cell/>
        </table:table-row>
        <table:table-row table:style-name="ro1">
          <table:table-cell office:value-type="string" calcext:value-type="string">
            <text:p>fetch-727</text:p>
          </table:table-cell>
          <table:table-cell office:value-type="float" office:value="0.058035" calcext:value-type="float">
            <text:p>0,058035</text:p>
          </table:table-cell>
          <table:table-cell/>
        </table:table-row>
        <table:table-row table:style-name="ro1">
          <table:table-cell office:value-type="string" calcext:value-type="string">
            <text:p>fetch-728</text:p>
          </table:table-cell>
          <table:table-cell office:value-type="float" office:value="0.059506" calcext:value-type="float">
            <text:p>0,059506</text:p>
          </table:table-cell>
          <table:table-cell/>
        </table:table-row>
        <table:table-row table:style-name="ro1">
          <table:table-cell office:value-type="string" calcext:value-type="string">
            <text:p>fetch-729</text:p>
          </table:table-cell>
          <table:table-cell office:value-type="float" office:value="0.073583" calcext:value-type="float">
            <text:p>0,073583</text:p>
          </table:table-cell>
          <table:table-cell/>
        </table:table-row>
        <table:table-row table:style-name="ro1">
          <table:table-cell office:value-type="string" calcext:value-type="string">
            <text:p>fetch-730</text:p>
          </table:table-cell>
          <table:table-cell office:value-type="float" office:value="0.070574" calcext:value-type="float">
            <text:p>0,070574</text:p>
          </table:table-cell>
          <table:table-cell/>
        </table:table-row>
        <table:table-row table:style-name="ro1">
          <table:table-cell office:value-type="string" calcext:value-type="string">
            <text:p>fetch-731</text:p>
          </table:table-cell>
          <table:table-cell office:value-type="float" office:value="0.06497" calcext:value-type="float">
            <text:p>0,06497</text:p>
          </table:table-cell>
          <table:table-cell/>
        </table:table-row>
        <table:table-row table:style-name="ro1">
          <table:table-cell office:value-type="string" calcext:value-type="string">
            <text:p>fetch-732</text:p>
          </table:table-cell>
          <table:table-cell office:value-type="float" office:value="0.062625" calcext:value-type="float">
            <text:p>0,062625</text:p>
          </table:table-cell>
          <table:table-cell/>
        </table:table-row>
        <table:table-row table:style-name="ro1">
          <table:table-cell office:value-type="string" calcext:value-type="string">
            <text:p>fetch-733</text:p>
          </table:table-cell>
          <table:table-cell office:value-type="float" office:value="0.057879" calcext:value-type="float">
            <text:p>0,057879</text:p>
          </table:table-cell>
          <table:table-cell/>
        </table:table-row>
        <table:table-row table:style-name="ro1">
          <table:table-cell office:value-type="string" calcext:value-type="string">
            <text:p>fetch-734</text:p>
          </table:table-cell>
          <table:table-cell office:value-type="float" office:value="0.063213" calcext:value-type="float">
            <text:p>0,063213</text:p>
          </table:table-cell>
          <table:table-cell/>
        </table:table-row>
        <table:table-row table:style-name="ro1">
          <table:table-cell office:value-type="string" calcext:value-type="string">
            <text:p>fetch-735</text:p>
          </table:table-cell>
          <table:table-cell office:value-type="float" office:value="0.062235" calcext:value-type="float">
            <text:p>0,062235</text:p>
          </table:table-cell>
          <table:table-cell/>
        </table:table-row>
        <table:table-row table:style-name="ro1">
          <table:table-cell office:value-type="string" calcext:value-type="string">
            <text:p>fetch-736</text:p>
          </table:table-cell>
          <table:table-cell office:value-type="float" office:value="0.056217" calcext:value-type="float">
            <text:p>0,056217</text:p>
          </table:table-cell>
          <table:table-cell/>
        </table:table-row>
        <table:table-row table:style-name="ro1">
          <table:table-cell office:value-type="string" calcext:value-type="string">
            <text:p>fetch-737</text:p>
          </table:table-cell>
          <table:table-cell office:value-type="float" office:value="0.064964" calcext:value-type="float">
            <text:p>0,064964</text:p>
          </table:table-cell>
          <table:table-cell/>
        </table:table-row>
        <table:table-row table:style-name="ro1">
          <table:table-cell office:value-type="string" calcext:value-type="string">
            <text:p>fetch-738</text:p>
          </table:table-cell>
          <table:table-cell office:value-type="float" office:value="0.07394" calcext:value-type="float">
            <text:p>0,07394</text:p>
          </table:table-cell>
          <table:table-cell/>
        </table:table-row>
        <table:table-row table:style-name="ro1">
          <table:table-cell office:value-type="string" calcext:value-type="string">
            <text:p>fetch-739</text:p>
          </table:table-cell>
          <table:table-cell office:value-type="float" office:value="0.072945" calcext:value-type="float">
            <text:p>0,072945</text:p>
          </table:table-cell>
          <table:table-cell/>
        </table:table-row>
        <table:table-row table:style-name="ro1">
          <table:table-cell office:value-type="string" calcext:value-type="string">
            <text:p>fetch-740</text:p>
          </table:table-cell>
          <table:table-cell office:value-type="float" office:value="0.060219" calcext:value-type="float">
            <text:p>0,060219</text:p>
          </table:table-cell>
          <table:table-cell/>
        </table:table-row>
        <table:table-row table:style-name="ro1">
          <table:table-cell office:value-type="string" calcext:value-type="string">
            <text:p>fetch-741</text:p>
          </table:table-cell>
          <table:table-cell office:value-type="float" office:value="0.063055" calcext:value-type="float">
            <text:p>0,063055</text:p>
          </table:table-cell>
          <table:table-cell/>
        </table:table-row>
        <table:table-row table:style-name="ro1">
          <table:table-cell office:value-type="string" calcext:value-type="string">
            <text:p>fetch-742</text:p>
          </table:table-cell>
          <table:table-cell office:value-type="float" office:value="0.062505" calcext:value-type="float">
            <text:p>0,062505</text:p>
          </table:table-cell>
          <table:table-cell/>
        </table:table-row>
        <table:table-row table:style-name="ro1">
          <table:table-cell office:value-type="string" calcext:value-type="string">
            <text:p>fetch-743</text:p>
          </table:table-cell>
          <table:table-cell office:value-type="float" office:value="0.067397" calcext:value-type="float">
            <text:p>0,067397</text:p>
          </table:table-cell>
          <table:table-cell/>
        </table:table-row>
        <table:table-row table:style-name="ro1">
          <table:table-cell office:value-type="string" calcext:value-type="string">
            <text:p>fetch-744</text:p>
          </table:table-cell>
          <table:table-cell office:value-type="float" office:value="0.077561" calcext:value-type="float">
            <text:p>0,077561</text:p>
          </table:table-cell>
          <table:table-cell/>
        </table:table-row>
        <table:table-row table:style-name="ro1">
          <table:table-cell office:value-type="string" calcext:value-type="string">
            <text:p>fetch-745</text:p>
          </table:table-cell>
          <table:table-cell office:value-type="float" office:value="0.067221" calcext:value-type="float">
            <text:p>0,067221</text:p>
          </table:table-cell>
          <table:table-cell/>
        </table:table-row>
        <table:table-row table:style-name="ro1">
          <table:table-cell office:value-type="string" calcext:value-type="string">
            <text:p>fetch-746</text:p>
          </table:table-cell>
          <table:table-cell office:value-type="float" office:value="0.062075" calcext:value-type="float">
            <text:p>0,062075</text:p>
          </table:table-cell>
          <table:table-cell/>
        </table:table-row>
        <table:table-row table:style-name="ro1">
          <table:table-cell office:value-type="string" calcext:value-type="string">
            <text:p>fetch-747</text:p>
          </table:table-cell>
          <table:table-cell office:value-type="float" office:value="0.059646" calcext:value-type="float">
            <text:p>0,059646</text:p>
          </table:table-cell>
          <table:table-cell/>
        </table:table-row>
        <table:table-row table:style-name="ro1">
          <table:table-cell office:value-type="string" calcext:value-type="string">
            <text:p>fetch-748</text:p>
          </table:table-cell>
          <table:table-cell office:value-type="float" office:value="0.075714" calcext:value-type="float">
            <text:p>0,075714</text:p>
          </table:table-cell>
          <table:table-cell/>
        </table:table-row>
        <table:table-row table:style-name="ro1">
          <table:table-cell office:value-type="string" calcext:value-type="string">
            <text:p>fetch-749</text:p>
          </table:table-cell>
          <table:table-cell office:value-type="float" office:value="0.072551" calcext:value-type="float">
            <text:p>0,072551</text:p>
          </table:table-cell>
          <table:table-cell/>
        </table:table-row>
        <table:table-row table:style-name="ro1">
          <table:table-cell office:value-type="string" calcext:value-type="string">
            <text:p>fetch-750</text:p>
          </table:table-cell>
          <table:table-cell office:value-type="float" office:value="0.069561" calcext:value-type="float">
            <text:p>0,069561</text:p>
          </table:table-cell>
          <table:table-cell/>
        </table:table-row>
        <table:table-row table:style-name="ro1">
          <table:table-cell office:value-type="string" calcext:value-type="string">
            <text:p>fetch-751</text:p>
          </table:table-cell>
          <table:table-cell office:value-type="float" office:value="0.070663" calcext:value-type="float">
            <text:p>0,070663</text:p>
          </table:table-cell>
          <table:table-cell/>
        </table:table-row>
        <table:table-row table:style-name="ro1">
          <table:table-cell office:value-type="string" calcext:value-type="string">
            <text:p>fetch-752</text:p>
          </table:table-cell>
          <table:table-cell office:value-type="float" office:value="0.070411" calcext:value-type="float">
            <text:p>0,070411</text:p>
          </table:table-cell>
          <table:table-cell/>
        </table:table-row>
        <table:table-row table:style-name="ro1">
          <table:table-cell office:value-type="string" calcext:value-type="string">
            <text:p>fetch-753</text:p>
          </table:table-cell>
          <table:table-cell office:value-type="float" office:value="0.062047" calcext:value-type="float">
            <text:p>0,062047</text:p>
          </table:table-cell>
          <table:table-cell/>
        </table:table-row>
        <table:table-row table:style-name="ro1">
          <table:table-cell office:value-type="string" calcext:value-type="string">
            <text:p>fetch-754</text:p>
          </table:table-cell>
          <table:table-cell office:value-type="float" office:value="0.060385" calcext:value-type="float">
            <text:p>0,060385</text:p>
          </table:table-cell>
          <table:table-cell/>
        </table:table-row>
        <table:table-row table:style-name="ro1">
          <table:table-cell office:value-type="string" calcext:value-type="string">
            <text:p>fetch-755</text:p>
          </table:table-cell>
          <table:table-cell office:value-type="float" office:value="0.071696" calcext:value-type="float">
            <text:p>0,071696</text:p>
          </table:table-cell>
          <table:table-cell/>
        </table:table-row>
        <table:table-row table:style-name="ro1">
          <table:table-cell office:value-type="string" calcext:value-type="string">
            <text:p>fetch-756</text:p>
          </table:table-cell>
          <table:table-cell office:value-type="float" office:value="0.082825" calcext:value-type="float">
            <text:p>0,082825</text:p>
          </table:table-cell>
          <table:table-cell/>
        </table:table-row>
        <table:table-row table:style-name="ro1">
          <table:table-cell office:value-type="string" calcext:value-type="string">
            <text:p>fetch-757</text:p>
          </table:table-cell>
          <table:table-cell office:value-type="float" office:value="0.062349" calcext:value-type="float">
            <text:p>0,062349</text:p>
          </table:table-cell>
          <table:table-cell/>
        </table:table-row>
        <table:table-row table:style-name="ro1">
          <table:table-cell office:value-type="string" calcext:value-type="string">
            <text:p>fetch-758</text:p>
          </table:table-cell>
          <table:table-cell office:value-type="float" office:value="0.064919" calcext:value-type="float">
            <text:p>0,064919</text:p>
          </table:table-cell>
          <table:table-cell/>
        </table:table-row>
        <table:table-row table:style-name="ro1">
          <table:table-cell office:value-type="string" calcext:value-type="string">
            <text:p>fetch-759</text:p>
          </table:table-cell>
          <table:table-cell office:value-type="float" office:value="0.060681" calcext:value-type="float">
            <text:p>0,060681</text:p>
          </table:table-cell>
          <table:table-cell/>
        </table:table-row>
        <table:table-row table:style-name="ro1">
          <table:table-cell office:value-type="string" calcext:value-type="string">
            <text:p>fetch-760</text:p>
          </table:table-cell>
          <table:table-cell office:value-type="float" office:value="0.061726" calcext:value-type="float">
            <text:p>0,061726</text:p>
          </table:table-cell>
          <table:table-cell/>
        </table:table-row>
        <table:table-row table:style-name="ro1">
          <table:table-cell office:value-type="string" calcext:value-type="string">
            <text:p>fetch-761</text:p>
          </table:table-cell>
          <table:table-cell office:value-type="float" office:value="0.056947" calcext:value-type="float">
            <text:p>0,056947</text:p>
          </table:table-cell>
          <table:table-cell/>
        </table:table-row>
        <table:table-row table:style-name="ro1">
          <table:table-cell office:value-type="string" calcext:value-type="string">
            <text:p>fetch-762</text:p>
          </table:table-cell>
          <table:table-cell office:value-type="float" office:value="0.056583" calcext:value-type="float">
            <text:p>0,056583</text:p>
          </table:table-cell>
          <table:table-cell/>
        </table:table-row>
        <table:table-row table:style-name="ro1">
          <table:table-cell office:value-type="string" calcext:value-type="string">
            <text:p>fetch-763</text:p>
          </table:table-cell>
          <table:table-cell office:value-type="float" office:value="0.060578" calcext:value-type="float">
            <text:p>0,060578</text:p>
          </table:table-cell>
          <table:table-cell/>
        </table:table-row>
        <table:table-row table:style-name="ro1">
          <table:table-cell office:value-type="string" calcext:value-type="string">
            <text:p>fetch-764</text:p>
          </table:table-cell>
          <table:table-cell office:value-type="float" office:value="0.057936" calcext:value-type="float">
            <text:p>0,057936</text:p>
          </table:table-cell>
          <table:table-cell/>
        </table:table-row>
        <table:table-row table:style-name="ro1">
          <table:table-cell office:value-type="string" calcext:value-type="string">
            <text:p>fetch-765</text:p>
          </table:table-cell>
          <table:table-cell office:value-type="float" office:value="0.06108" calcext:value-type="float">
            <text:p>0,06108</text:p>
          </table:table-cell>
          <table:table-cell/>
        </table:table-row>
        <table:table-row table:style-name="ro1">
          <table:table-cell office:value-type="string" calcext:value-type="string">
            <text:p>fetch-766</text:p>
          </table:table-cell>
          <table:table-cell office:value-type="float" office:value="0.056682" calcext:value-type="float">
            <text:p>0,056682</text:p>
          </table:table-cell>
          <table:table-cell/>
        </table:table-row>
        <table:table-row table:style-name="ro1">
          <table:table-cell office:value-type="string" calcext:value-type="string">
            <text:p>fetch-767</text:p>
          </table:table-cell>
          <table:table-cell office:value-type="float" office:value="0.0585" calcext:value-type="float">
            <text:p>0,0585</text:p>
          </table:table-cell>
          <table:table-cell/>
        </table:table-row>
        <table:table-row table:style-name="ro1">
          <table:table-cell office:value-type="string" calcext:value-type="string">
            <text:p>fetch-768</text:p>
          </table:table-cell>
          <table:table-cell office:value-type="float" office:value="0.060993" calcext:value-type="float">
            <text:p>0,060993</text:p>
          </table:table-cell>
          <table:table-cell/>
        </table:table-row>
        <table:table-row table:style-name="ro1">
          <table:table-cell office:value-type="string" calcext:value-type="string">
            <text:p>fetch-769</text:p>
          </table:table-cell>
          <table:table-cell office:value-type="float" office:value="0.061813" calcext:value-type="float">
            <text:p>0,061813</text:p>
          </table:table-cell>
          <table:table-cell/>
        </table:table-row>
        <table:table-row table:style-name="ro1">
          <table:table-cell office:value-type="string" calcext:value-type="string">
            <text:p>fetch-770</text:p>
          </table:table-cell>
          <table:table-cell office:value-type="float" office:value="0.069326" calcext:value-type="float">
            <text:p>0,069326</text:p>
          </table:table-cell>
          <table:table-cell/>
        </table:table-row>
        <table:table-row table:style-name="ro1">
          <table:table-cell office:value-type="string" calcext:value-type="string">
            <text:p>fetch-771</text:p>
          </table:table-cell>
          <table:table-cell office:value-type="float" office:value="0.075748" calcext:value-type="float">
            <text:p>0,075748</text:p>
          </table:table-cell>
          <table:table-cell/>
        </table:table-row>
        <table:table-row table:style-name="ro1">
          <table:table-cell office:value-type="string" calcext:value-type="string">
            <text:p>fetch-772</text:p>
          </table:table-cell>
          <table:table-cell office:value-type="float" office:value="0.06888" calcext:value-type="float">
            <text:p>0,06888</text:p>
          </table:table-cell>
          <table:table-cell/>
        </table:table-row>
        <table:table-row table:style-name="ro1">
          <table:table-cell office:value-type="string" calcext:value-type="string">
            <text:p>fetch-773</text:p>
          </table:table-cell>
          <table:table-cell office:value-type="float" office:value="0.064784" calcext:value-type="float">
            <text:p>0,064784</text:p>
          </table:table-cell>
          <table:table-cell/>
        </table:table-row>
        <table:table-row table:style-name="ro1">
          <table:table-cell office:value-type="string" calcext:value-type="string">
            <text:p>fetch-774</text:p>
          </table:table-cell>
          <table:table-cell office:value-type="float" office:value="0.067244" calcext:value-type="float">
            <text:p>0,067244</text:p>
          </table:table-cell>
          <table:table-cell/>
        </table:table-row>
        <table:table-row table:style-name="ro1">
          <table:table-cell office:value-type="string" calcext:value-type="string">
            <text:p>fetch-775</text:p>
          </table:table-cell>
          <table:table-cell office:value-type="float" office:value="0.063402" calcext:value-type="float">
            <text:p>0,063402</text:p>
          </table:table-cell>
          <table:table-cell/>
        </table:table-row>
        <table:table-row table:style-name="ro1">
          <table:table-cell office:value-type="string" calcext:value-type="string">
            <text:p>fetch-776</text:p>
          </table:table-cell>
          <table:table-cell office:value-type="float" office:value="0.058974" calcext:value-type="float">
            <text:p>0,058974</text:p>
          </table:table-cell>
          <table:table-cell/>
        </table:table-row>
        <table:table-row table:style-name="ro1">
          <table:table-cell office:value-type="string" calcext:value-type="string">
            <text:p>fetch-777</text:p>
          </table:table-cell>
          <table:table-cell office:value-type="float" office:value="0.059778" calcext:value-type="float">
            <text:p>0,059778</text:p>
          </table:table-cell>
          <table:table-cell/>
        </table:table-row>
        <table:table-row table:style-name="ro1">
          <table:table-cell office:value-type="string" calcext:value-type="string">
            <text:p>fetch-778</text:p>
          </table:table-cell>
          <table:table-cell office:value-type="float" office:value="0.057374" calcext:value-type="float">
            <text:p>0,057374</text:p>
          </table:table-cell>
          <table:table-cell/>
        </table:table-row>
        <table:table-row table:style-name="ro1">
          <table:table-cell office:value-type="string" calcext:value-type="string">
            <text:p>fetch-779</text:p>
          </table:table-cell>
          <table:table-cell office:value-type="float" office:value="0.062892" calcext:value-type="float">
            <text:p>0,062892</text:p>
          </table:table-cell>
          <table:table-cell/>
        </table:table-row>
        <table:table-row table:style-name="ro1">
          <table:table-cell office:value-type="string" calcext:value-type="string">
            <text:p>fetch-780</text:p>
          </table:table-cell>
          <table:table-cell office:value-type="float" office:value="0.058697" calcext:value-type="float">
            <text:p>0,058697</text:p>
          </table:table-cell>
          <table:table-cell/>
        </table:table-row>
        <table:table-row table:style-name="ro1">
          <table:table-cell office:value-type="string" calcext:value-type="string">
            <text:p>fetch-781</text:p>
          </table:table-cell>
          <table:table-cell office:value-type="float" office:value="0.057148" calcext:value-type="float">
            <text:p>0,057148</text:p>
          </table:table-cell>
          <table:table-cell/>
        </table:table-row>
        <table:table-row table:style-name="ro1">
          <table:table-cell office:value-type="string" calcext:value-type="string">
            <text:p>fetch-782</text:p>
          </table:table-cell>
          <table:table-cell office:value-type="float" office:value="0.065976" calcext:value-type="float">
            <text:p>0,065976</text:p>
          </table:table-cell>
          <table:table-cell/>
        </table:table-row>
        <table:table-row table:style-name="ro1">
          <table:table-cell office:value-type="string" calcext:value-type="string">
            <text:p>fetch-783</text:p>
          </table:table-cell>
          <table:table-cell office:value-type="float" office:value="0.05698" calcext:value-type="float">
            <text:p>0,05698</text:p>
          </table:table-cell>
          <table:table-cell/>
        </table:table-row>
        <table:table-row table:style-name="ro1">
          <table:table-cell office:value-type="string" calcext:value-type="string">
            <text:p>fetch-784</text:p>
          </table:table-cell>
          <table:table-cell office:value-type="float" office:value="0.057728" calcext:value-type="float">
            <text:p>0,057728</text:p>
          </table:table-cell>
          <table:table-cell/>
        </table:table-row>
        <table:table-row table:style-name="ro1">
          <table:table-cell office:value-type="string" calcext:value-type="string">
            <text:p>fetch-785</text:p>
          </table:table-cell>
          <table:table-cell office:value-type="float" office:value="0.062269" calcext:value-type="float">
            <text:p>0,062269</text:p>
          </table:table-cell>
          <table:table-cell/>
        </table:table-row>
        <table:table-row table:style-name="ro1">
          <table:table-cell office:value-type="string" calcext:value-type="string">
            <text:p>fetch-786</text:p>
          </table:table-cell>
          <table:table-cell office:value-type="float" office:value="0.057734" calcext:value-type="float">
            <text:p>0,057734</text:p>
          </table:table-cell>
          <table:table-cell/>
        </table:table-row>
        <table:table-row table:style-name="ro1">
          <table:table-cell office:value-type="string" calcext:value-type="string">
            <text:p>fetch-787</text:p>
          </table:table-cell>
          <table:table-cell office:value-type="float" office:value="0.05608" calcext:value-type="float">
            <text:p>0,05608</text:p>
          </table:table-cell>
          <table:table-cell/>
        </table:table-row>
        <table:table-row table:style-name="ro1">
          <table:table-cell office:value-type="string" calcext:value-type="string">
            <text:p>fetch-788</text:p>
          </table:table-cell>
          <table:table-cell office:value-type="float" office:value="0.073327" calcext:value-type="float">
            <text:p>0,073327</text:p>
          </table:table-cell>
          <table:table-cell/>
        </table:table-row>
        <table:table-row table:style-name="ro1">
          <table:table-cell office:value-type="string" calcext:value-type="string">
            <text:p>fetch-789</text:p>
          </table:table-cell>
          <table:table-cell office:value-type="float" office:value="0.066778" calcext:value-type="float">
            <text:p>0,066778</text:p>
          </table:table-cell>
          <table:table-cell/>
        </table:table-row>
        <table:table-row table:style-name="ro1">
          <table:table-cell office:value-type="string" calcext:value-type="string">
            <text:p>fetch-790</text:p>
          </table:table-cell>
          <table:table-cell office:value-type="float" office:value="0.067157" calcext:value-type="float">
            <text:p>0,067157</text:p>
          </table:table-cell>
          <table:table-cell/>
        </table:table-row>
        <table:table-row table:style-name="ro1">
          <table:table-cell office:value-type="string" calcext:value-type="string">
            <text:p>fetch-791</text:p>
          </table:table-cell>
          <table:table-cell office:value-type="float" office:value="0.06888" calcext:value-type="float">
            <text:p>0,06888</text:p>
          </table:table-cell>
          <table:table-cell/>
        </table:table-row>
        <table:table-row table:style-name="ro1">
          <table:table-cell office:value-type="string" calcext:value-type="string">
            <text:p>fetch-792</text:p>
          </table:table-cell>
          <table:table-cell office:value-type="float" office:value="0.066353" calcext:value-type="float">
            <text:p>0,066353</text:p>
          </table:table-cell>
          <table:table-cell/>
        </table:table-row>
        <table:table-row table:style-name="ro1">
          <table:table-cell office:value-type="string" calcext:value-type="string">
            <text:p>fetch-793</text:p>
          </table:table-cell>
          <table:table-cell office:value-type="float" office:value="0.063541" calcext:value-type="float">
            <text:p>0,063541</text:p>
          </table:table-cell>
          <table:table-cell/>
        </table:table-row>
        <table:table-row table:style-name="ro1">
          <table:table-cell office:value-type="string" calcext:value-type="string">
            <text:p>fetch-794</text:p>
          </table:table-cell>
          <table:table-cell office:value-type="float" office:value="0.066765" calcext:value-type="float">
            <text:p>0,066765</text:p>
          </table:table-cell>
          <table:table-cell/>
        </table:table-row>
        <table:table-row table:style-name="ro1">
          <table:table-cell office:value-type="string" calcext:value-type="string">
            <text:p>fetch-795</text:p>
          </table:table-cell>
          <table:table-cell office:value-type="float" office:value="0.070685" calcext:value-type="float">
            <text:p>0,070685</text:p>
          </table:table-cell>
          <table:table-cell/>
        </table:table-row>
        <table:table-row table:style-name="ro1">
          <table:table-cell office:value-type="string" calcext:value-type="string">
            <text:p>fetch-796</text:p>
          </table:table-cell>
          <table:table-cell office:value-type="float" office:value="0.066239" calcext:value-type="float">
            <text:p>0,066239</text:p>
          </table:table-cell>
          <table:table-cell/>
        </table:table-row>
        <table:table-row table:style-name="ro1">
          <table:table-cell office:value-type="string" calcext:value-type="string">
            <text:p>fetch-797</text:p>
          </table:table-cell>
          <table:table-cell office:value-type="float" office:value="0.067855" calcext:value-type="float">
            <text:p>0,067855</text:p>
          </table:table-cell>
          <table:table-cell/>
        </table:table-row>
        <table:table-row table:style-name="ro1">
          <table:table-cell office:value-type="string" calcext:value-type="string">
            <text:p>fetch-798</text:p>
          </table:table-cell>
          <table:table-cell office:value-type="float" office:value="0.062694" calcext:value-type="float">
            <text:p>0,062694</text:p>
          </table:table-cell>
          <table:table-cell/>
        </table:table-row>
        <table:table-row table:style-name="ro1">
          <table:table-cell office:value-type="string" calcext:value-type="string">
            <text:p>fetch-799</text:p>
          </table:table-cell>
          <table:table-cell office:value-type="float" office:value="0.071307" calcext:value-type="float">
            <text:p>0,071307</text:p>
          </table:table-cell>
          <table:table-cell/>
        </table:table-row>
        <table:table-row table:style-name="ro1">
          <table:table-cell office:value-type="string" calcext:value-type="string">
            <text:p>fetch-800</text:p>
          </table:table-cell>
          <table:table-cell office:value-type="float" office:value="0.076627" calcext:value-type="float">
            <text:p>0,076627</text:p>
          </table:table-cell>
          <table:table-cell/>
        </table:table-row>
        <table:table-row table:style-name="ro1">
          <table:table-cell office:value-type="string" calcext:value-type="string">
            <text:p>fetch-801</text:p>
          </table:table-cell>
          <table:table-cell office:value-type="float" office:value="0.066125" calcext:value-type="float">
            <text:p>0,066125</text:p>
          </table:table-cell>
          <table:table-cell/>
        </table:table-row>
        <table:table-row table:style-name="ro1">
          <table:table-cell office:value-type="string" calcext:value-type="string">
            <text:p>fetch-802</text:p>
          </table:table-cell>
          <table:table-cell office:value-type="float" office:value="0.081416" calcext:value-type="float">
            <text:p>0,081416</text:p>
          </table:table-cell>
          <table:table-cell/>
        </table:table-row>
        <table:table-row table:style-name="ro1">
          <table:table-cell office:value-type="string" calcext:value-type="string">
            <text:p>fetch-803</text:p>
          </table:table-cell>
          <table:table-cell office:value-type="float" office:value="0.066226" calcext:value-type="float">
            <text:p>0,066226</text:p>
          </table:table-cell>
          <table:table-cell/>
        </table:table-row>
        <table:table-row table:style-name="ro1">
          <table:table-cell office:value-type="string" calcext:value-type="string">
            <text:p>fetch-804</text:p>
          </table:table-cell>
          <table:table-cell office:value-type="float" office:value="0.05652" calcext:value-type="float">
            <text:p>0,05652</text:p>
          </table:table-cell>
          <table:table-cell/>
        </table:table-row>
        <table:table-row table:style-name="ro1">
          <table:table-cell office:value-type="string" calcext:value-type="string">
            <text:p>fetch-805</text:p>
          </table:table-cell>
          <table:table-cell office:value-type="float" office:value="0.059955" calcext:value-type="float">
            <text:p>0,059955</text:p>
          </table:table-cell>
          <table:table-cell/>
        </table:table-row>
        <table:table-row table:style-name="ro1">
          <table:table-cell office:value-type="string" calcext:value-type="string">
            <text:p>fetch-806</text:p>
          </table:table-cell>
          <table:table-cell office:value-type="float" office:value="0.076024" calcext:value-type="float">
            <text:p>0,076024</text:p>
          </table:table-cell>
          <table:table-cell/>
        </table:table-row>
        <table:table-row table:style-name="ro1">
          <table:table-cell office:value-type="string" calcext:value-type="string">
            <text:p>fetch-807</text:p>
          </table:table-cell>
          <table:table-cell office:value-type="float" office:value="0.069087" calcext:value-type="float">
            <text:p>0,069087</text:p>
          </table:table-cell>
          <table:table-cell/>
        </table:table-row>
        <table:table-row table:style-name="ro1">
          <table:table-cell office:value-type="string" calcext:value-type="string">
            <text:p>fetch-808</text:p>
          </table:table-cell>
          <table:table-cell office:value-type="float" office:value="0.073846" calcext:value-type="float">
            <text:p>0,073846</text:p>
          </table:table-cell>
          <table:table-cell/>
        </table:table-row>
        <table:table-row table:style-name="ro1">
          <table:table-cell office:value-type="string" calcext:value-type="string">
            <text:p>fetch-809</text:p>
          </table:table-cell>
          <table:table-cell office:value-type="float" office:value="0.064796" calcext:value-type="float">
            <text:p>0,064796</text:p>
          </table:table-cell>
          <table:table-cell/>
        </table:table-row>
        <table:table-row table:style-name="ro1">
          <table:table-cell office:value-type="string" calcext:value-type="string">
            <text:p>fetch-810</text:p>
          </table:table-cell>
          <table:table-cell office:value-type="float" office:value="0.057087" calcext:value-type="float">
            <text:p>0,057087</text:p>
          </table:table-cell>
          <table:table-cell/>
        </table:table-row>
        <table:table-row table:style-name="ro1">
          <table:table-cell office:value-type="string" calcext:value-type="string">
            <text:p>fetch-811</text:p>
          </table:table-cell>
          <table:table-cell office:value-type="float" office:value="0.067918" calcext:value-type="float">
            <text:p>0,067918</text:p>
          </table:table-cell>
          <table:table-cell/>
        </table:table-row>
        <table:table-row table:style-name="ro1">
          <table:table-cell office:value-type="string" calcext:value-type="string">
            <text:p>fetch-812</text:p>
          </table:table-cell>
          <table:table-cell office:value-type="float" office:value="0.069659" calcext:value-type="float">
            <text:p>0,069659</text:p>
          </table:table-cell>
          <table:table-cell/>
        </table:table-row>
        <table:table-row table:style-name="ro1">
          <table:table-cell office:value-type="string" calcext:value-type="string">
            <text:p>fetch-813</text:p>
          </table:table-cell>
          <table:table-cell office:value-type="float" office:value="0.07339" calcext:value-type="float">
            <text:p>0,07339</text:p>
          </table:table-cell>
          <table:table-cell/>
        </table:table-row>
        <table:table-row table:style-name="ro1">
          <table:table-cell office:value-type="string" calcext:value-type="string">
            <text:p>fetch-814</text:p>
          </table:table-cell>
          <table:table-cell office:value-type="float" office:value="0.068798" calcext:value-type="float">
            <text:p>0,068798</text:p>
          </table:table-cell>
          <table:table-cell/>
        </table:table-row>
        <table:table-row table:style-name="ro1">
          <table:table-cell office:value-type="string" calcext:value-type="string">
            <text:p>fetch-815</text:p>
          </table:table-cell>
          <table:table-cell office:value-type="float" office:value="0.070617" calcext:value-type="float">
            <text:p>0,070617</text:p>
          </table:table-cell>
          <table:table-cell/>
        </table:table-row>
        <table:table-row table:style-name="ro1">
          <table:table-cell office:value-type="string" calcext:value-type="string">
            <text:p>fetch-816</text:p>
          </table:table-cell>
          <table:table-cell office:value-type="float" office:value="0.063751" calcext:value-type="float">
            <text:p>0,063751</text:p>
          </table:table-cell>
          <table:table-cell/>
        </table:table-row>
        <table:table-row table:style-name="ro1">
          <table:table-cell office:value-type="string" calcext:value-type="string">
            <text:p>fetch-817</text:p>
          </table:table-cell>
          <table:table-cell office:value-type="float" office:value="0.058679" calcext:value-type="float">
            <text:p>0,058679</text:p>
          </table:table-cell>
          <table:table-cell/>
        </table:table-row>
        <table:table-row table:style-name="ro1">
          <table:table-cell office:value-type="string" calcext:value-type="string">
            <text:p>fetch-818</text:p>
          </table:table-cell>
          <table:table-cell office:value-type="float" office:value="0.06107" calcext:value-type="float">
            <text:p>0,06107</text:p>
          </table:table-cell>
          <table:table-cell/>
        </table:table-row>
        <table:table-row table:style-name="ro1">
          <table:table-cell office:value-type="string" calcext:value-type="string">
            <text:p>fetch-819</text:p>
          </table:table-cell>
          <table:table-cell office:value-type="float" office:value="0.058235" calcext:value-type="float">
            <text:p>0,058235</text:p>
          </table:table-cell>
          <table:table-cell/>
        </table:table-row>
        <table:table-row table:style-name="ro1">
          <table:table-cell office:value-type="string" calcext:value-type="string">
            <text:p>fetch-820</text:p>
          </table:table-cell>
          <table:table-cell office:value-type="float" office:value="0.063291" calcext:value-type="float">
            <text:p>0,063291</text:p>
          </table:table-cell>
          <table:table-cell/>
        </table:table-row>
        <table:table-row table:style-name="ro1">
          <table:table-cell office:value-type="string" calcext:value-type="string">
            <text:p>fetch-821</text:p>
          </table:table-cell>
          <table:table-cell office:value-type="float" office:value="0.057979" calcext:value-type="float">
            <text:p>0,057979</text:p>
          </table:table-cell>
          <table:table-cell/>
        </table:table-row>
        <table:table-row table:style-name="ro1">
          <table:table-cell office:value-type="string" calcext:value-type="string">
            <text:p>fetch-822</text:p>
          </table:table-cell>
          <table:table-cell office:value-type="float" office:value="0.058783" calcext:value-type="float">
            <text:p>0,058783</text:p>
          </table:table-cell>
          <table:table-cell/>
        </table:table-row>
        <table:table-row table:style-name="ro1">
          <table:table-cell office:value-type="string" calcext:value-type="string">
            <text:p>fetch-823</text:p>
          </table:table-cell>
          <table:table-cell office:value-type="float" office:value="0.059607" calcext:value-type="float">
            <text:p>0,059607</text:p>
          </table:table-cell>
          <table:table-cell/>
        </table:table-row>
        <table:table-row table:style-name="ro1">
          <table:table-cell office:value-type="string" calcext:value-type="string">
            <text:p>fetch-824</text:p>
          </table:table-cell>
          <table:table-cell office:value-type="float" office:value="0.058028" calcext:value-type="float">
            <text:p>0,058028</text:p>
          </table:table-cell>
          <table:table-cell/>
        </table:table-row>
        <table:table-row table:style-name="ro1">
          <table:table-cell office:value-type="string" calcext:value-type="string">
            <text:p>fetch-825</text:p>
          </table:table-cell>
          <table:table-cell office:value-type="float" office:value="0.059651" calcext:value-type="float">
            <text:p>0,059651</text:p>
          </table:table-cell>
          <table:table-cell/>
        </table:table-row>
        <table:table-row table:style-name="ro1">
          <table:table-cell office:value-type="string" calcext:value-type="string">
            <text:p>fetch-826</text:p>
          </table:table-cell>
          <table:table-cell office:value-type="float" office:value="0.056649" calcext:value-type="float">
            <text:p>0,056649</text:p>
          </table:table-cell>
          <table:table-cell/>
        </table:table-row>
        <table:table-row table:style-name="ro1">
          <table:table-cell office:value-type="string" calcext:value-type="string">
            <text:p>fetch-827</text:p>
          </table:table-cell>
          <table:table-cell office:value-type="float" office:value="0.066959" calcext:value-type="float">
            <text:p>0,066959</text:p>
          </table:table-cell>
          <table:table-cell/>
        </table:table-row>
        <table:table-row table:style-name="ro1">
          <table:table-cell office:value-type="string" calcext:value-type="string">
            <text:p>fetch-828</text:p>
          </table:table-cell>
          <table:table-cell office:value-type="float" office:value="0.071267" calcext:value-type="float">
            <text:p>0,071267</text:p>
          </table:table-cell>
          <table:table-cell/>
        </table:table-row>
        <table:table-row table:style-name="ro1">
          <table:table-cell office:value-type="string" calcext:value-type="string">
            <text:p>fetch-829</text:p>
          </table:table-cell>
          <table:table-cell office:value-type="float" office:value="0.072267" calcext:value-type="float">
            <text:p>0,072267</text:p>
          </table:table-cell>
          <table:table-cell/>
        </table:table-row>
        <table:table-row table:style-name="ro1">
          <table:table-cell office:value-type="string" calcext:value-type="string">
            <text:p>fetch-830</text:p>
          </table:table-cell>
          <table:table-cell office:value-type="float" office:value="0.072172" calcext:value-type="float">
            <text:p>0,072172</text:p>
          </table:table-cell>
          <table:table-cell/>
        </table:table-row>
        <table:table-row table:style-name="ro1">
          <table:table-cell office:value-type="string" calcext:value-type="string">
            <text:p>fetch-831</text:p>
          </table:table-cell>
          <table:table-cell office:value-type="float" office:value="0.064338" calcext:value-type="float">
            <text:p>0,064338</text:p>
          </table:table-cell>
          <table:table-cell/>
        </table:table-row>
        <table:table-row table:style-name="ro1">
          <table:table-cell office:value-type="string" calcext:value-type="string">
            <text:p>fetch-832</text:p>
          </table:table-cell>
          <table:table-cell office:value-type="float" office:value="0.060946" calcext:value-type="float">
            <text:p>0,060946</text:p>
          </table:table-cell>
          <table:table-cell/>
        </table:table-row>
        <table:table-row table:style-name="ro1">
          <table:table-cell office:value-type="string" calcext:value-type="string">
            <text:p>fetch-833</text:p>
          </table:table-cell>
          <table:table-cell office:value-type="float" office:value="0.064595" calcext:value-type="float">
            <text:p>0,064595</text:p>
          </table:table-cell>
          <table:table-cell/>
        </table:table-row>
        <table:table-row table:style-name="ro1">
          <table:table-cell office:value-type="string" calcext:value-type="string">
            <text:p>fetch-834</text:p>
          </table:table-cell>
          <table:table-cell office:value-type="float" office:value="0.0741" calcext:value-type="float">
            <text:p>0,0741</text:p>
          </table:table-cell>
          <table:table-cell/>
        </table:table-row>
        <table:table-row table:style-name="ro1">
          <table:table-cell office:value-type="string" calcext:value-type="string">
            <text:p>fetch-835</text:p>
          </table:table-cell>
          <table:table-cell office:value-type="float" office:value="0.077581" calcext:value-type="float">
            <text:p>0,077581</text:p>
          </table:table-cell>
          <table:table-cell/>
        </table:table-row>
        <table:table-row table:style-name="ro1">
          <table:table-cell office:value-type="string" calcext:value-type="string">
            <text:p>fetch-836</text:p>
          </table:table-cell>
          <table:table-cell office:value-type="float" office:value="0.067484" calcext:value-type="float">
            <text:p>0,067484</text:p>
          </table:table-cell>
          <table:table-cell/>
        </table:table-row>
        <table:table-row table:style-name="ro1">
          <table:table-cell office:value-type="string" calcext:value-type="string">
            <text:p>fetch-837</text:p>
          </table:table-cell>
          <table:table-cell office:value-type="float" office:value="0.064588" calcext:value-type="float">
            <text:p>0,064588</text:p>
          </table:table-cell>
          <table:table-cell/>
        </table:table-row>
        <table:table-row table:style-name="ro1">
          <table:table-cell office:value-type="string" calcext:value-type="string">
            <text:p>fetch-838</text:p>
          </table:table-cell>
          <table:table-cell office:value-type="float" office:value="0.062853" calcext:value-type="float">
            <text:p>0,062853</text:p>
          </table:table-cell>
          <table:table-cell/>
        </table:table-row>
        <table:table-row table:style-name="ro1">
          <table:table-cell office:value-type="string" calcext:value-type="string">
            <text:p>fetch-839</text:p>
          </table:table-cell>
          <table:table-cell office:value-type="float" office:value="0.075955" calcext:value-type="float">
            <text:p>0,075955</text:p>
          </table:table-cell>
          <table:table-cell/>
        </table:table-row>
        <table:table-row table:style-name="ro1">
          <table:table-cell office:value-type="string" calcext:value-type="string">
            <text:p>fetch-840</text:p>
          </table:table-cell>
          <table:table-cell office:value-type="float" office:value="0.072002" calcext:value-type="float">
            <text:p>0,072002</text:p>
          </table:table-cell>
          <table:table-cell/>
        </table:table-row>
        <table:table-row table:style-name="ro1">
          <table:table-cell office:value-type="string" calcext:value-type="string">
            <text:p>fetch-841</text:p>
          </table:table-cell>
          <table:table-cell office:value-type="float" office:value="0.067033" calcext:value-type="float">
            <text:p>0,067033</text:p>
          </table:table-cell>
          <table:table-cell/>
        </table:table-row>
        <table:table-row table:style-name="ro1">
          <table:table-cell office:value-type="string" calcext:value-type="string">
            <text:p>fetch-842</text:p>
          </table:table-cell>
          <table:table-cell office:value-type="float" office:value="0.104198" calcext:value-type="float">
            <text:p>0,104198</text:p>
          </table:table-cell>
          <table:table-cell/>
        </table:table-row>
        <table:table-row table:style-name="ro1">
          <table:table-cell office:value-type="string" calcext:value-type="string">
            <text:p>fetch-843</text:p>
          </table:table-cell>
          <table:table-cell office:value-type="float" office:value="0.060578" calcext:value-type="float">
            <text:p>0,060578</text:p>
          </table:table-cell>
          <table:table-cell/>
        </table:table-row>
        <table:table-row table:style-name="ro1">
          <table:table-cell office:value-type="string" calcext:value-type="string">
            <text:p>fetch-844</text:p>
          </table:table-cell>
          <table:table-cell office:value-type="float" office:value="0.082323" calcext:value-type="float">
            <text:p>0,082323</text:p>
          </table:table-cell>
          <table:table-cell/>
        </table:table-row>
        <table:table-row table:style-name="ro1">
          <table:table-cell office:value-type="string" calcext:value-type="string">
            <text:p>fetch-845</text:p>
          </table:table-cell>
          <table:table-cell office:value-type="float" office:value="0.065903" calcext:value-type="float">
            <text:p>0,065903</text:p>
          </table:table-cell>
          <table:table-cell/>
        </table:table-row>
        <table:table-row table:style-name="ro1">
          <table:table-cell office:value-type="string" calcext:value-type="string">
            <text:p>fetch-846</text:p>
          </table:table-cell>
          <table:table-cell office:value-type="float" office:value="0.068046" calcext:value-type="float">
            <text:p>0,068046</text:p>
          </table:table-cell>
          <table:table-cell/>
        </table:table-row>
        <table:table-row table:style-name="ro1">
          <table:table-cell office:value-type="string" calcext:value-type="string">
            <text:p>fetch-847</text:p>
          </table:table-cell>
          <table:table-cell office:value-type="float" office:value="0.070559" calcext:value-type="float">
            <text:p>0,070559</text:p>
          </table:table-cell>
          <table:table-cell/>
        </table:table-row>
        <table:table-row table:style-name="ro1">
          <table:table-cell office:value-type="string" calcext:value-type="string">
            <text:p>fetch-848</text:p>
          </table:table-cell>
          <table:table-cell office:value-type="float" office:value="0.063715" calcext:value-type="float">
            <text:p>0,063715</text:p>
          </table:table-cell>
          <table:table-cell/>
        </table:table-row>
        <table:table-row table:style-name="ro1">
          <table:table-cell office:value-type="string" calcext:value-type="string">
            <text:p>fetch-849</text:p>
          </table:table-cell>
          <table:table-cell office:value-type="float" office:value="0.0635" calcext:value-type="float">
            <text:p>0,0635</text:p>
          </table:table-cell>
          <table:table-cell/>
        </table:table-row>
        <table:table-row table:style-name="ro1">
          <table:table-cell office:value-type="string" calcext:value-type="string">
            <text:p>fetch-850</text:p>
          </table:table-cell>
          <table:table-cell office:value-type="float" office:value="0.065659" calcext:value-type="float">
            <text:p>0,065659</text:p>
          </table:table-cell>
          <table:table-cell/>
        </table:table-row>
        <table:table-row table:style-name="ro1">
          <table:table-cell office:value-type="string" calcext:value-type="string">
            <text:p>fetch-851</text:p>
          </table:table-cell>
          <table:table-cell office:value-type="float" office:value="0.066456" calcext:value-type="float">
            <text:p>0,066456</text:p>
          </table:table-cell>
          <table:table-cell/>
        </table:table-row>
        <table:table-row table:style-name="ro1">
          <table:table-cell office:value-type="string" calcext:value-type="string">
            <text:p>fetch-852</text:p>
          </table:table-cell>
          <table:table-cell office:value-type="float" office:value="0.066143" calcext:value-type="float">
            <text:p>0,066143</text:p>
          </table:table-cell>
          <table:table-cell/>
        </table:table-row>
        <table:table-row table:style-name="ro1">
          <table:table-cell office:value-type="string" calcext:value-type="string">
            <text:p>fetch-853</text:p>
          </table:table-cell>
          <table:table-cell office:value-type="float" office:value="0.071232" calcext:value-type="float">
            <text:p>0,071232</text:p>
          </table:table-cell>
          <table:table-cell/>
        </table:table-row>
        <table:table-row table:style-name="ro1">
          <table:table-cell office:value-type="string" calcext:value-type="string">
            <text:p>fetch-854</text:p>
          </table:table-cell>
          <table:table-cell office:value-type="float" office:value="0.070441" calcext:value-type="float">
            <text:p>0,070441</text:p>
          </table:table-cell>
          <table:table-cell/>
        </table:table-row>
        <table:table-row table:style-name="ro1">
          <table:table-cell office:value-type="string" calcext:value-type="string">
            <text:p>fetch-855</text:p>
          </table:table-cell>
          <table:table-cell office:value-type="float" office:value="0.063103" calcext:value-type="float">
            <text:p>0,063103</text:p>
          </table:table-cell>
          <table:table-cell/>
        </table:table-row>
        <table:table-row table:style-name="ro1">
          <table:table-cell office:value-type="string" calcext:value-type="string">
            <text:p>fetch-856</text:p>
          </table:table-cell>
          <table:table-cell office:value-type="float" office:value="0.067085" calcext:value-type="float">
            <text:p>0,067085</text:p>
          </table:table-cell>
          <table:table-cell/>
        </table:table-row>
        <table:table-row table:style-name="ro1">
          <table:table-cell office:value-type="string" calcext:value-type="string">
            <text:p>fetch-857</text:p>
          </table:table-cell>
          <table:table-cell office:value-type="float" office:value="0.058409" calcext:value-type="float">
            <text:p>0,058409</text:p>
          </table:table-cell>
          <table:table-cell/>
        </table:table-row>
        <table:table-row table:style-name="ro1">
          <table:table-cell office:value-type="string" calcext:value-type="string">
            <text:p>fetch-858</text:p>
          </table:table-cell>
          <table:table-cell office:value-type="float" office:value="0.058395" calcext:value-type="float">
            <text:p>0,058395</text:p>
          </table:table-cell>
          <table:table-cell/>
        </table:table-row>
        <table:table-row table:style-name="ro1">
          <table:table-cell office:value-type="string" calcext:value-type="string">
            <text:p>fetch-859</text:p>
          </table:table-cell>
          <table:table-cell office:value-type="float" office:value="0.058867" calcext:value-type="float">
            <text:p>0,058867</text:p>
          </table:table-cell>
          <table:table-cell/>
        </table:table-row>
        <table:table-row table:style-name="ro1">
          <table:table-cell office:value-type="string" calcext:value-type="string">
            <text:p>fetch-860</text:p>
          </table:table-cell>
          <table:table-cell office:value-type="float" office:value="0.058977" calcext:value-type="float">
            <text:p>0,058977</text:p>
          </table:table-cell>
          <table:table-cell/>
        </table:table-row>
        <table:table-row table:style-name="ro1">
          <table:table-cell office:value-type="string" calcext:value-type="string">
            <text:p>fetch-861</text:p>
          </table:table-cell>
          <table:table-cell office:value-type="float" office:value="0.056224" calcext:value-type="float">
            <text:p>0,056224</text:p>
          </table:table-cell>
          <table:table-cell/>
        </table:table-row>
        <table:table-row table:style-name="ro1">
          <table:table-cell office:value-type="string" calcext:value-type="string">
            <text:p>fetch-862</text:p>
          </table:table-cell>
          <table:table-cell office:value-type="float" office:value="0.060851" calcext:value-type="float">
            <text:p>0,060851</text:p>
          </table:table-cell>
          <table:table-cell/>
        </table:table-row>
        <table:table-row table:style-name="ro1">
          <table:table-cell office:value-type="string" calcext:value-type="string">
            <text:p>fetch-863</text:p>
          </table:table-cell>
          <table:table-cell office:value-type="float" office:value="0.067921" calcext:value-type="float">
            <text:p>0,067921</text:p>
          </table:table-cell>
          <table:table-cell/>
        </table:table-row>
        <table:table-row table:style-name="ro1">
          <table:table-cell office:value-type="string" calcext:value-type="string">
            <text:p>fetch-864</text:p>
          </table:table-cell>
          <table:table-cell office:value-type="float" office:value="0.060184" calcext:value-type="float">
            <text:p>0,060184</text:p>
          </table:table-cell>
          <table:table-cell/>
        </table:table-row>
        <table:table-row table:style-name="ro1">
          <table:table-cell office:value-type="string" calcext:value-type="string">
            <text:p>fetch-865</text:p>
          </table:table-cell>
          <table:table-cell office:value-type="float" office:value="0.055604" calcext:value-type="float">
            <text:p>0,055604</text:p>
          </table:table-cell>
          <table:table-cell/>
        </table:table-row>
        <table:table-row table:style-name="ro1">
          <table:table-cell office:value-type="string" calcext:value-type="string">
            <text:p>fetch-866</text:p>
          </table:table-cell>
          <table:table-cell office:value-type="float" office:value="0.058278" calcext:value-type="float">
            <text:p>0,058278</text:p>
          </table:table-cell>
          <table:table-cell/>
        </table:table-row>
        <table:table-row table:style-name="ro1">
          <table:table-cell office:value-type="string" calcext:value-type="string">
            <text:p>fetch-867</text:p>
          </table:table-cell>
          <table:table-cell office:value-type="float" office:value="0.055074" calcext:value-type="float">
            <text:p>0,055074</text:p>
          </table:table-cell>
          <table:table-cell/>
        </table:table-row>
        <table:table-row table:style-name="ro1">
          <table:table-cell office:value-type="string" calcext:value-type="string">
            <text:p>fetch-868</text:p>
          </table:table-cell>
          <table:table-cell office:value-type="float" office:value="0.0578" calcext:value-type="float">
            <text:p>0,0578</text:p>
          </table:table-cell>
          <table:table-cell/>
        </table:table-row>
        <table:table-row table:style-name="ro1">
          <table:table-cell office:value-type="string" calcext:value-type="string">
            <text:p>fetch-869</text:p>
          </table:table-cell>
          <table:table-cell office:value-type="float" office:value="0.057852" calcext:value-type="float">
            <text:p>0,057852</text:p>
          </table:table-cell>
          <table:table-cell/>
        </table:table-row>
        <table:table-row table:style-name="ro1">
          <table:table-cell office:value-type="string" calcext:value-type="string">
            <text:p>fetch-870</text:p>
          </table:table-cell>
          <table:table-cell office:value-type="float" office:value="0.060496" calcext:value-type="float">
            <text:p>0,060496</text:p>
          </table:table-cell>
          <table:table-cell/>
        </table:table-row>
        <table:table-row table:style-name="ro1">
          <table:table-cell office:value-type="string" calcext:value-type="string">
            <text:p>fetch-871</text:p>
          </table:table-cell>
          <table:table-cell office:value-type="float" office:value="0.066171" calcext:value-type="float">
            <text:p>0,066171</text:p>
          </table:table-cell>
          <table:table-cell/>
        </table:table-row>
        <table:table-row table:style-name="ro1">
          <table:table-cell office:value-type="string" calcext:value-type="string">
            <text:p>fetch-872</text:p>
          </table:table-cell>
          <table:table-cell office:value-type="float" office:value="0.059283" calcext:value-type="float">
            <text:p>0,059283</text:p>
          </table:table-cell>
          <table:table-cell/>
        </table:table-row>
        <table:table-row table:style-name="ro1">
          <table:table-cell office:value-type="string" calcext:value-type="string">
            <text:p>fetch-873</text:p>
          </table:table-cell>
          <table:table-cell office:value-type="float" office:value="0.055854" calcext:value-type="float">
            <text:p>0,055854</text:p>
          </table:table-cell>
          <table:table-cell/>
        </table:table-row>
        <table:table-row table:style-name="ro1">
          <table:table-cell office:value-type="string" calcext:value-type="string">
            <text:p>fetch-874</text:p>
          </table:table-cell>
          <table:table-cell office:value-type="float" office:value="0.057205" calcext:value-type="float">
            <text:p>0,057205</text:p>
          </table:table-cell>
          <table:table-cell/>
        </table:table-row>
        <table:table-row table:style-name="ro1">
          <table:table-cell office:value-type="string" calcext:value-type="string">
            <text:p>fetch-875</text:p>
          </table:table-cell>
          <table:table-cell office:value-type="float" office:value="0.05918" calcext:value-type="float">
            <text:p>0,05918</text:p>
          </table:table-cell>
          <table:table-cell/>
        </table:table-row>
        <table:table-row table:style-name="ro1">
          <table:table-cell office:value-type="string" calcext:value-type="string">
            <text:p>fetch-876</text:p>
          </table:table-cell>
          <table:table-cell office:value-type="float" office:value="0.062217" calcext:value-type="float">
            <text:p>0,062217</text:p>
          </table:table-cell>
          <table:table-cell/>
        </table:table-row>
        <table:table-row table:style-name="ro1">
          <table:table-cell office:value-type="string" calcext:value-type="string">
            <text:p>fetch-877</text:p>
          </table:table-cell>
          <table:table-cell office:value-type="float" office:value="0.059318" calcext:value-type="float">
            <text:p>0,059318</text:p>
          </table:table-cell>
          <table:table-cell/>
        </table:table-row>
        <table:table-row table:style-name="ro1">
          <table:table-cell office:value-type="string" calcext:value-type="string">
            <text:p>fetch-878</text:p>
          </table:table-cell>
          <table:table-cell office:value-type="float" office:value="0.060112" calcext:value-type="float">
            <text:p>0,060112</text:p>
          </table:table-cell>
          <table:table-cell/>
        </table:table-row>
        <table:table-row table:style-name="ro1">
          <table:table-cell office:value-type="string" calcext:value-type="string">
            <text:p>fetch-879</text:p>
          </table:table-cell>
          <table:table-cell office:value-type="float" office:value="0.05881" calcext:value-type="float">
            <text:p>0,05881</text:p>
          </table:table-cell>
          <table:table-cell/>
        </table:table-row>
        <table:table-row table:style-name="ro1">
          <table:table-cell office:value-type="string" calcext:value-type="string">
            <text:p>fetch-880</text:p>
          </table:table-cell>
          <table:table-cell office:value-type="float" office:value="0.060646" calcext:value-type="float">
            <text:p>0,060646</text:p>
          </table:table-cell>
          <table:table-cell/>
        </table:table-row>
        <table:table-row table:style-name="ro1">
          <table:table-cell office:value-type="string" calcext:value-type="string">
            <text:p>fetch-881</text:p>
          </table:table-cell>
          <table:table-cell office:value-type="float" office:value="0.056586" calcext:value-type="float">
            <text:p>0,056586</text:p>
          </table:table-cell>
          <table:table-cell/>
        </table:table-row>
        <table:table-row table:style-name="ro1">
          <table:table-cell office:value-type="string" calcext:value-type="string">
            <text:p>fetch-882</text:p>
          </table:table-cell>
          <table:table-cell office:value-type="float" office:value="0.056136" calcext:value-type="float">
            <text:p>0,056136</text:p>
          </table:table-cell>
          <table:table-cell/>
        </table:table-row>
        <table:table-row table:style-name="ro1">
          <table:table-cell office:value-type="string" calcext:value-type="string">
            <text:p>fetch-883</text:p>
          </table:table-cell>
          <table:table-cell office:value-type="float" office:value="0.061041" calcext:value-type="float">
            <text:p>0,061041</text:p>
          </table:table-cell>
          <table:table-cell/>
        </table:table-row>
        <table:table-row table:style-name="ro1">
          <table:table-cell office:value-type="string" calcext:value-type="string">
            <text:p>fetch-884</text:p>
          </table:table-cell>
          <table:table-cell office:value-type="float" office:value="0.062961" calcext:value-type="float">
            <text:p>0,062961</text:p>
          </table:table-cell>
          <table:table-cell/>
        </table:table-row>
        <table:table-row table:style-name="ro1">
          <table:table-cell office:value-type="string" calcext:value-type="string">
            <text:p>fetch-885</text:p>
          </table:table-cell>
          <table:table-cell office:value-type="float" office:value="0.057499" calcext:value-type="float">
            <text:p>0,057499</text:p>
          </table:table-cell>
          <table:table-cell/>
        </table:table-row>
        <table:table-row table:style-name="ro1">
          <table:table-cell office:value-type="string" calcext:value-type="string">
            <text:p>fetch-886</text:p>
          </table:table-cell>
          <table:table-cell office:value-type="float" office:value="0.056087" calcext:value-type="float">
            <text:p>0,056087</text:p>
          </table:table-cell>
          <table:table-cell/>
        </table:table-row>
        <table:table-row table:style-name="ro1">
          <table:table-cell office:value-type="string" calcext:value-type="string">
            <text:p>fetch-887</text:p>
          </table:table-cell>
          <table:table-cell office:value-type="float" office:value="0.064068" calcext:value-type="float">
            <text:p>0,064068</text:p>
          </table:table-cell>
          <table:table-cell/>
        </table:table-row>
        <table:table-row table:style-name="ro1">
          <table:table-cell office:value-type="string" calcext:value-type="string">
            <text:p>fetch-888</text:p>
          </table:table-cell>
          <table:table-cell office:value-type="float" office:value="0.065287" calcext:value-type="float">
            <text:p>0,065287</text:p>
          </table:table-cell>
          <table:table-cell/>
        </table:table-row>
        <table:table-row table:style-name="ro1">
          <table:table-cell office:value-type="string" calcext:value-type="string">
            <text:p>fetch-889</text:p>
          </table:table-cell>
          <table:table-cell office:value-type="float" office:value="0.068416" calcext:value-type="float">
            <text:p>0,068416</text:p>
          </table:table-cell>
          <table:table-cell/>
        </table:table-row>
        <table:table-row table:style-name="ro1">
          <table:table-cell office:value-type="string" calcext:value-type="string">
            <text:p>fetch-890</text:p>
          </table:table-cell>
          <table:table-cell office:value-type="float" office:value="0.058652" calcext:value-type="float">
            <text:p>0,058652</text:p>
          </table:table-cell>
          <table:table-cell/>
        </table:table-row>
        <table:table-row table:style-name="ro1">
          <table:table-cell office:value-type="string" calcext:value-type="string">
            <text:p>fetch-891</text:p>
          </table:table-cell>
          <table:table-cell office:value-type="float" office:value="0.059404" calcext:value-type="float">
            <text:p>0,059404</text:p>
          </table:table-cell>
          <table:table-cell/>
        </table:table-row>
        <table:table-row table:style-name="ro1">
          <table:table-cell office:value-type="string" calcext:value-type="string">
            <text:p>fetch-892</text:p>
          </table:table-cell>
          <table:table-cell office:value-type="float" office:value="0.05884" calcext:value-type="float">
            <text:p>0,05884</text:p>
          </table:table-cell>
          <table:table-cell/>
        </table:table-row>
        <table:table-row table:style-name="ro1">
          <table:table-cell office:value-type="string" calcext:value-type="string">
            <text:p>fetch-893</text:p>
          </table:table-cell>
          <table:table-cell office:value-type="float" office:value="0.057682" calcext:value-type="float">
            <text:p>0,057682</text:p>
          </table:table-cell>
          <table:table-cell/>
        </table:table-row>
        <table:table-row table:style-name="ro1">
          <table:table-cell office:value-type="string" calcext:value-type="string">
            <text:p>fetch-894</text:p>
          </table:table-cell>
          <table:table-cell office:value-type="float" office:value="0.060526" calcext:value-type="float">
            <text:p>0,060526</text:p>
          </table:table-cell>
          <table:table-cell/>
        </table:table-row>
        <table:table-row table:style-name="ro1">
          <table:table-cell office:value-type="string" calcext:value-type="string">
            <text:p>fetch-895</text:p>
          </table:table-cell>
          <table:table-cell office:value-type="float" office:value="0.05811" calcext:value-type="float">
            <text:p>0,05811</text:p>
          </table:table-cell>
          <table:table-cell/>
        </table:table-row>
        <table:table-row table:style-name="ro1">
          <table:table-cell office:value-type="string" calcext:value-type="string">
            <text:p>fetch-896</text:p>
          </table:table-cell>
          <table:table-cell office:value-type="float" office:value="0.060084" calcext:value-type="float">
            <text:p>0,060084</text:p>
          </table:table-cell>
          <table:table-cell/>
        </table:table-row>
        <table:table-row table:style-name="ro1">
          <table:table-cell office:value-type="string" calcext:value-type="string">
            <text:p>fetch-897</text:p>
          </table:table-cell>
          <table:table-cell office:value-type="float" office:value="0.061962" calcext:value-type="float">
            <text:p>0,061962</text:p>
          </table:table-cell>
          <table:table-cell/>
        </table:table-row>
        <table:table-row table:style-name="ro1">
          <table:table-cell office:value-type="string" calcext:value-type="string">
            <text:p>fetch-898</text:p>
          </table:table-cell>
          <table:table-cell office:value-type="float" office:value="0.059048" calcext:value-type="float">
            <text:p>0,059048</text:p>
          </table:table-cell>
          <table:table-cell/>
        </table:table-row>
        <table:table-row table:style-name="ro1">
          <table:table-cell office:value-type="string" calcext:value-type="string">
            <text:p>fetch-899</text:p>
          </table:table-cell>
          <table:table-cell office:value-type="float" office:value="0.061002" calcext:value-type="float">
            <text:p>0,061002</text:p>
          </table:table-cell>
          <table:table-cell/>
        </table:table-row>
        <table:table-row table:style-name="ro1">
          <table:table-cell office:value-type="string" calcext:value-type="string">
            <text:p>fetch-900</text:p>
          </table:table-cell>
          <table:table-cell office:value-type="float" office:value="0.057129" calcext:value-type="float">
            <text:p>0,057129</text:p>
          </table:table-cell>
          <table:table-cell/>
        </table:table-row>
        <table:table-row table:style-name="ro1">
          <table:table-cell office:value-type="string" calcext:value-type="string">
            <text:p>fetch-901</text:p>
          </table:table-cell>
          <table:table-cell office:value-type="float" office:value="0.079331" calcext:value-type="float">
            <text:p>0,079331</text:p>
          </table:table-cell>
          <table:table-cell/>
        </table:table-row>
        <table:table-row table:style-name="ro1">
          <table:table-cell office:value-type="string" calcext:value-type="string">
            <text:p>fetch-902</text:p>
          </table:table-cell>
          <table:table-cell office:value-type="float" office:value="0.070649" calcext:value-type="float">
            <text:p>0,070649</text:p>
          </table:table-cell>
          <table:table-cell/>
        </table:table-row>
        <table:table-row table:style-name="ro1">
          <table:table-cell office:value-type="string" calcext:value-type="string">
            <text:p>fetch-903</text:p>
          </table:table-cell>
          <table:table-cell office:value-type="float" office:value="0.059995" calcext:value-type="float">
            <text:p>0,059995</text:p>
          </table:table-cell>
          <table:table-cell/>
        </table:table-row>
        <table:table-row table:style-name="ro1">
          <table:table-cell office:value-type="string" calcext:value-type="string">
            <text:p>fetch-904</text:p>
          </table:table-cell>
          <table:table-cell office:value-type="float" office:value="0.058787" calcext:value-type="float">
            <text:p>0,058787</text:p>
          </table:table-cell>
          <table:table-cell/>
        </table:table-row>
        <table:table-row table:style-name="ro1">
          <table:table-cell office:value-type="string" calcext:value-type="string">
            <text:p>fetch-905</text:p>
          </table:table-cell>
          <table:table-cell office:value-type="float" office:value="0.067507" calcext:value-type="float">
            <text:p>0,067507</text:p>
          </table:table-cell>
          <table:table-cell/>
        </table:table-row>
        <table:table-row table:style-name="ro1">
          <table:table-cell office:value-type="string" calcext:value-type="string">
            <text:p>fetch-906</text:p>
          </table:table-cell>
          <table:table-cell office:value-type="float" office:value="0.065751" calcext:value-type="float">
            <text:p>0,065751</text:p>
          </table:table-cell>
          <table:table-cell/>
        </table:table-row>
        <table:table-row table:style-name="ro1">
          <table:table-cell office:value-type="string" calcext:value-type="string">
            <text:p>fetch-907</text:p>
          </table:table-cell>
          <table:table-cell office:value-type="float" office:value="0.069678" calcext:value-type="float">
            <text:p>0,069678</text:p>
          </table:table-cell>
          <table:table-cell/>
        </table:table-row>
        <table:table-row table:style-name="ro1">
          <table:table-cell office:value-type="string" calcext:value-type="string">
            <text:p>fetch-908</text:p>
          </table:table-cell>
          <table:table-cell office:value-type="float" office:value="0.06788" calcext:value-type="float">
            <text:p>0,06788</text:p>
          </table:table-cell>
          <table:table-cell/>
        </table:table-row>
        <table:table-row table:style-name="ro1">
          <table:table-cell office:value-type="string" calcext:value-type="string">
            <text:p>fetch-909</text:p>
          </table:table-cell>
          <table:table-cell office:value-type="float" office:value="0.060642" calcext:value-type="float">
            <text:p>0,060642</text:p>
          </table:table-cell>
          <table:table-cell/>
        </table:table-row>
        <table:table-row table:style-name="ro1">
          <table:table-cell office:value-type="string" calcext:value-type="string">
            <text:p>fetch-910</text:p>
          </table:table-cell>
          <table:table-cell office:value-type="float" office:value="0.060744" calcext:value-type="float">
            <text:p>0,060744</text:p>
          </table:table-cell>
          <table:table-cell/>
        </table:table-row>
        <table:table-row table:style-name="ro1">
          <table:table-cell office:value-type="string" calcext:value-type="string">
            <text:p>fetch-911</text:p>
          </table:table-cell>
          <table:table-cell office:value-type="float" office:value="0.061845" calcext:value-type="float">
            <text:p>0,061845</text:p>
          </table:table-cell>
          <table:table-cell/>
        </table:table-row>
        <table:table-row table:style-name="ro1">
          <table:table-cell office:value-type="string" calcext:value-type="string">
            <text:p>fetch-912</text:p>
          </table:table-cell>
          <table:table-cell office:value-type="float" office:value="0.061892" calcext:value-type="float">
            <text:p>0,061892</text:p>
          </table:table-cell>
          <table:table-cell/>
        </table:table-row>
        <table:table-row table:style-name="ro1">
          <table:table-cell office:value-type="string" calcext:value-type="string">
            <text:p>fetch-913</text:p>
          </table:table-cell>
          <table:table-cell office:value-type="float" office:value="0.064684" calcext:value-type="float">
            <text:p>0,064684</text:p>
          </table:table-cell>
          <table:table-cell/>
        </table:table-row>
        <table:table-row table:style-name="ro1">
          <table:table-cell office:value-type="string" calcext:value-type="string">
            <text:p>fetch-914</text:p>
          </table:table-cell>
          <table:table-cell office:value-type="float" office:value="0.08207" calcext:value-type="float">
            <text:p>0,08207</text:p>
          </table:table-cell>
          <table:table-cell/>
        </table:table-row>
        <table:table-row table:style-name="ro1">
          <table:table-cell office:value-type="string" calcext:value-type="string">
            <text:p>fetch-915</text:p>
          </table:table-cell>
          <table:table-cell office:value-type="float" office:value="0.072206" calcext:value-type="float">
            <text:p>0,072206</text:p>
          </table:table-cell>
          <table:table-cell/>
        </table:table-row>
        <table:table-row table:style-name="ro1">
          <table:table-cell office:value-type="string" calcext:value-type="string">
            <text:p>fetch-916</text:p>
          </table:table-cell>
          <table:table-cell office:value-type="float" office:value="0.07103" calcext:value-type="float">
            <text:p>0,07103</text:p>
          </table:table-cell>
          <table:table-cell/>
        </table:table-row>
        <table:table-row table:style-name="ro1">
          <table:table-cell office:value-type="string" calcext:value-type="string">
            <text:p>fetch-917</text:p>
          </table:table-cell>
          <table:table-cell office:value-type="float" office:value="0.068541" calcext:value-type="float">
            <text:p>0,068541</text:p>
          </table:table-cell>
          <table:table-cell/>
        </table:table-row>
        <table:table-row table:style-name="ro1">
          <table:table-cell office:value-type="string" calcext:value-type="string">
            <text:p>fetch-918</text:p>
          </table:table-cell>
          <table:table-cell office:value-type="float" office:value="0.066364" calcext:value-type="float">
            <text:p>0,066364</text:p>
          </table:table-cell>
          <table:table-cell/>
        </table:table-row>
        <table:table-row table:style-name="ro1">
          <table:table-cell office:value-type="string" calcext:value-type="string">
            <text:p>fetch-919</text:p>
          </table:table-cell>
          <table:table-cell office:value-type="float" office:value="0.076127" calcext:value-type="float">
            <text:p>0,076127</text:p>
          </table:table-cell>
          <table:table-cell/>
        </table:table-row>
        <table:table-row table:style-name="ro1">
          <table:table-cell office:value-type="string" calcext:value-type="string">
            <text:p>fetch-920</text:p>
          </table:table-cell>
          <table:table-cell office:value-type="float" office:value="0.065361" calcext:value-type="float">
            <text:p>0,065361</text:p>
          </table:table-cell>
          <table:table-cell/>
        </table:table-row>
        <table:table-row table:style-name="ro1">
          <table:table-cell office:value-type="string" calcext:value-type="string">
            <text:p>fetch-921</text:p>
          </table:table-cell>
          <table:table-cell office:value-type="float" office:value="0.058025" calcext:value-type="float">
            <text:p>0,058025</text:p>
          </table:table-cell>
          <table:table-cell/>
        </table:table-row>
        <table:table-row table:style-name="ro1">
          <table:table-cell office:value-type="string" calcext:value-type="string">
            <text:p>fetch-922</text:p>
          </table:table-cell>
          <table:table-cell office:value-type="float" office:value="0.058953" calcext:value-type="float">
            <text:p>0,058953</text:p>
          </table:table-cell>
          <table:table-cell/>
        </table:table-row>
        <table:table-row table:style-name="ro1">
          <table:table-cell office:value-type="string" calcext:value-type="string">
            <text:p>fetch-923</text:p>
          </table:table-cell>
          <table:table-cell office:value-type="float" office:value="0.05722" calcext:value-type="float">
            <text:p>0,05722</text:p>
          </table:table-cell>
          <table:table-cell/>
        </table:table-row>
        <table:table-row table:style-name="ro1">
          <table:table-cell office:value-type="string" calcext:value-type="string">
            <text:p>fetch-924</text:p>
          </table:table-cell>
          <table:table-cell office:value-type="float" office:value="0.057579" calcext:value-type="float">
            <text:p>0,057579</text:p>
          </table:table-cell>
          <table:table-cell/>
        </table:table-row>
        <table:table-row table:style-name="ro1">
          <table:table-cell office:value-type="string" calcext:value-type="string">
            <text:p>fetch-925</text:p>
          </table:table-cell>
          <table:table-cell office:value-type="float" office:value="0.057604" calcext:value-type="float">
            <text:p>0,057604</text:p>
          </table:table-cell>
          <table:table-cell/>
        </table:table-row>
        <table:table-row table:style-name="ro1">
          <table:table-cell office:value-type="string" calcext:value-type="string">
            <text:p>fetch-926</text:p>
          </table:table-cell>
          <table:table-cell office:value-type="float" office:value="0.063276" calcext:value-type="float">
            <text:p>0,063276</text:p>
          </table:table-cell>
          <table:table-cell/>
        </table:table-row>
        <table:table-row table:style-name="ro1">
          <table:table-cell office:value-type="string" calcext:value-type="string">
            <text:p>fetch-927</text:p>
          </table:table-cell>
          <table:table-cell office:value-type="float" office:value="0.070316" calcext:value-type="float">
            <text:p>0,070316</text:p>
          </table:table-cell>
          <table:table-cell/>
        </table:table-row>
        <table:table-row table:style-name="ro1">
          <table:table-cell office:value-type="string" calcext:value-type="string">
            <text:p>fetch-928</text:p>
          </table:table-cell>
          <table:table-cell office:value-type="float" office:value="0.067646" calcext:value-type="float">
            <text:p>0,067646</text:p>
          </table:table-cell>
          <table:table-cell/>
        </table:table-row>
        <table:table-row table:style-name="ro1">
          <table:table-cell office:value-type="string" calcext:value-type="string">
            <text:p>fetch-929</text:p>
          </table:table-cell>
          <table:table-cell office:value-type="float" office:value="0.070158" calcext:value-type="float">
            <text:p>0,070158</text:p>
          </table:table-cell>
          <table:table-cell/>
        </table:table-row>
        <table:table-row table:style-name="ro1">
          <table:table-cell office:value-type="string" calcext:value-type="string">
            <text:p>fetch-930</text:p>
          </table:table-cell>
          <table:table-cell office:value-type="float" office:value="0.061566" calcext:value-type="float">
            <text:p>0,061566</text:p>
          </table:table-cell>
          <table:table-cell/>
        </table:table-row>
        <table:table-row table:style-name="ro1">
          <table:table-cell office:value-type="string" calcext:value-type="string">
            <text:p>fetch-931</text:p>
          </table:table-cell>
          <table:table-cell office:value-type="float" office:value="0.065253" calcext:value-type="float">
            <text:p>0,065253</text:p>
          </table:table-cell>
          <table:table-cell/>
        </table:table-row>
        <table:table-row table:style-name="ro1">
          <table:table-cell office:value-type="string" calcext:value-type="string">
            <text:p>fetch-932</text:p>
          </table:table-cell>
          <table:table-cell office:value-type="float" office:value="0.059501" calcext:value-type="float">
            <text:p>0,059501</text:p>
          </table:table-cell>
          <table:table-cell/>
        </table:table-row>
        <table:table-row table:style-name="ro1">
          <table:table-cell office:value-type="string" calcext:value-type="string">
            <text:p>fetch-933</text:p>
          </table:table-cell>
          <table:table-cell office:value-type="float" office:value="0.063176" calcext:value-type="float">
            <text:p>0,063176</text:p>
          </table:table-cell>
          <table:table-cell/>
        </table:table-row>
        <table:table-row table:style-name="ro1">
          <table:table-cell office:value-type="string" calcext:value-type="string">
            <text:p>fetch-934</text:p>
          </table:table-cell>
          <table:table-cell office:value-type="float" office:value="0.060316" calcext:value-type="float">
            <text:p>0,060316</text:p>
          </table:table-cell>
          <table:table-cell/>
        </table:table-row>
        <table:table-row table:style-name="ro1">
          <table:table-cell office:value-type="string" calcext:value-type="string">
            <text:p>fetch-935</text:p>
          </table:table-cell>
          <table:table-cell office:value-type="float" office:value="0.061735" calcext:value-type="float">
            <text:p>0,061735</text:p>
          </table:table-cell>
          <table:table-cell/>
        </table:table-row>
        <table:table-row table:style-name="ro1">
          <table:table-cell office:value-type="string" calcext:value-type="string">
            <text:p>fetch-936</text:p>
          </table:table-cell>
          <table:table-cell office:value-type="float" office:value="0.272003" calcext:value-type="float">
            <text:p>0,272003</text:p>
          </table:table-cell>
          <table:table-cell/>
        </table:table-row>
        <table:table-row table:style-name="ro1">
          <table:table-cell office:value-type="string" calcext:value-type="string">
            <text:p>fetch-937</text:p>
          </table:table-cell>
          <table:table-cell office:value-type="float" office:value="0.222272" calcext:value-type="float">
            <text:p>0,222272</text:p>
          </table:table-cell>
          <table:table-cell/>
        </table:table-row>
        <table:table-row table:style-name="ro1">
          <table:table-cell office:value-type="string" calcext:value-type="string">
            <text:p>fetch-938</text:p>
          </table:table-cell>
          <table:table-cell office:value-type="float" office:value="0.155565" calcext:value-type="float">
            <text:p>0,155565</text:p>
          </table:table-cell>
          <table:table-cell/>
        </table:table-row>
        <table:table-row table:style-name="ro1">
          <table:table-cell office:value-type="string" calcext:value-type="string">
            <text:p>fetch-939</text:p>
          </table:table-cell>
          <table:table-cell office:value-type="float" office:value="0.054862" calcext:value-type="float">
            <text:p>0,054862</text:p>
          </table:table-cell>
          <table:table-cell/>
        </table:table-row>
        <table:table-row table:style-name="ro1">
          <table:table-cell office:value-type="string" calcext:value-type="string">
            <text:p>fetch-940</text:p>
          </table:table-cell>
          <table:table-cell office:value-type="float" office:value="0.060002" calcext:value-type="float">
            <text:p>0,060002</text:p>
          </table:table-cell>
          <table:table-cell/>
        </table:table-row>
        <table:table-row table:style-name="ro1">
          <table:table-cell office:value-type="string" calcext:value-type="string">
            <text:p>fetch-941</text:p>
          </table:table-cell>
          <table:table-cell office:value-type="float" office:value="0.069192" calcext:value-type="float">
            <text:p>0,069192</text:p>
          </table:table-cell>
          <table:table-cell/>
        </table:table-row>
        <table:table-row table:style-name="ro1">
          <table:table-cell office:value-type="string" calcext:value-type="string">
            <text:p>fetch-942</text:p>
          </table:table-cell>
          <table:table-cell office:value-type="float" office:value="0.058414" calcext:value-type="float">
            <text:p>0,058414</text:p>
          </table:table-cell>
          <table:table-cell/>
        </table:table-row>
        <table:table-row table:style-name="ro1">
          <table:table-cell office:value-type="string" calcext:value-type="string">
            <text:p>fetch-943</text:p>
          </table:table-cell>
          <table:table-cell office:value-type="float" office:value="0.05545" calcext:value-type="float">
            <text:p>0,05545</text:p>
          </table:table-cell>
          <table:table-cell/>
        </table:table-row>
        <table:table-row table:style-name="ro1">
          <table:table-cell office:value-type="string" calcext:value-type="string">
            <text:p>fetch-944</text:p>
          </table:table-cell>
          <table:table-cell office:value-type="float" office:value="0.060629" calcext:value-type="float">
            <text:p>0,060629</text:p>
          </table:table-cell>
          <table:table-cell/>
        </table:table-row>
        <table:table-row table:style-name="ro1">
          <table:table-cell office:value-type="string" calcext:value-type="string">
            <text:p>fetch-945</text:p>
          </table:table-cell>
          <table:table-cell office:value-type="float" office:value="0.059236" calcext:value-type="float">
            <text:p>0,059236</text:p>
          </table:table-cell>
          <table:table-cell/>
        </table:table-row>
        <table:table-row table:style-name="ro1">
          <table:table-cell office:value-type="string" calcext:value-type="string">
            <text:p>fetch-946</text:p>
          </table:table-cell>
          <table:table-cell office:value-type="float" office:value="0.058894" calcext:value-type="float">
            <text:p>0,058894</text:p>
          </table:table-cell>
          <table:table-cell/>
        </table:table-row>
        <table:table-row table:style-name="ro1">
          <table:table-cell office:value-type="string" calcext:value-type="string">
            <text:p>fetch-947</text:p>
          </table:table-cell>
          <table:table-cell office:value-type="float" office:value="0.059186" calcext:value-type="float">
            <text:p>0,059186</text:p>
          </table:table-cell>
          <table:table-cell/>
        </table:table-row>
        <table:table-row table:style-name="ro1">
          <table:table-cell office:value-type="string" calcext:value-type="string">
            <text:p>fetch-948</text:p>
          </table:table-cell>
          <table:table-cell office:value-type="float" office:value="0.061359" calcext:value-type="float">
            <text:p>0,061359</text:p>
          </table:table-cell>
          <table:table-cell/>
        </table:table-row>
        <table:table-row table:style-name="ro1">
          <table:table-cell office:value-type="string" calcext:value-type="string">
            <text:p>fetch-949</text:p>
          </table:table-cell>
          <table:table-cell office:value-type="float" office:value="0.059889" calcext:value-type="float">
            <text:p>0,059889</text:p>
          </table:table-cell>
          <table:table-cell/>
        </table:table-row>
        <table:table-row table:style-name="ro1">
          <table:table-cell office:value-type="string" calcext:value-type="string">
            <text:p>fetch-950</text:p>
          </table:table-cell>
          <table:table-cell office:value-type="float" office:value="0.055619" calcext:value-type="float">
            <text:p>0,055619</text:p>
          </table:table-cell>
          <table:table-cell/>
        </table:table-row>
        <table:table-row table:style-name="ro1">
          <table:table-cell office:value-type="string" calcext:value-type="string">
            <text:p>fetch-951</text:p>
          </table:table-cell>
          <table:table-cell office:value-type="float" office:value="0.059386" calcext:value-type="float">
            <text:p>0,059386</text:p>
          </table:table-cell>
          <table:table-cell/>
        </table:table-row>
        <table:table-row table:style-name="ro1">
          <table:table-cell office:value-type="string" calcext:value-type="string">
            <text:p>fetch-952</text:p>
          </table:table-cell>
          <table:table-cell office:value-type="float" office:value="0.059384" calcext:value-type="float">
            <text:p>0,059384</text:p>
          </table:table-cell>
          <table:table-cell/>
        </table:table-row>
        <table:table-row table:style-name="ro1">
          <table:table-cell office:value-type="string" calcext:value-type="string">
            <text:p>fetch-953</text:p>
          </table:table-cell>
          <table:table-cell office:value-type="float" office:value="0.057542" calcext:value-type="float">
            <text:p>0,057542</text:p>
          </table:table-cell>
          <table:table-cell/>
        </table:table-row>
        <table:table-row table:style-name="ro1">
          <table:table-cell office:value-type="string" calcext:value-type="string">
            <text:p>fetch-954</text:p>
          </table:table-cell>
          <table:table-cell office:value-type="float" office:value="0.053925" calcext:value-type="float">
            <text:p>0,053925</text:p>
          </table:table-cell>
          <table:table-cell/>
        </table:table-row>
        <table:table-row table:style-name="ro1">
          <table:table-cell office:value-type="string" calcext:value-type="string">
            <text:p>fetch-955</text:p>
          </table:table-cell>
          <table:table-cell office:value-type="float" office:value="0.057599" calcext:value-type="float">
            <text:p>0,057599</text:p>
          </table:table-cell>
          <table:table-cell/>
        </table:table-row>
        <table:table-row table:style-name="ro1">
          <table:table-cell office:value-type="string" calcext:value-type="string">
            <text:p>fetch-956</text:p>
          </table:table-cell>
          <table:table-cell office:value-type="float" office:value="0.05684" calcext:value-type="float">
            <text:p>0,05684</text:p>
          </table:table-cell>
          <table:table-cell/>
        </table:table-row>
        <table:table-row table:style-name="ro1">
          <table:table-cell office:value-type="string" calcext:value-type="string">
            <text:p>fetch-957</text:p>
          </table:table-cell>
          <table:table-cell office:value-type="float" office:value="0.057159" calcext:value-type="float">
            <text:p>0,057159</text:p>
          </table:table-cell>
          <table:table-cell/>
        </table:table-row>
        <table:table-row table:style-name="ro1">
          <table:table-cell office:value-type="string" calcext:value-type="string">
            <text:p>fetch-958</text:p>
          </table:table-cell>
          <table:table-cell office:value-type="float" office:value="0.05812" calcext:value-type="float">
            <text:p>0,05812</text:p>
          </table:table-cell>
          <table:table-cell/>
        </table:table-row>
        <table:table-row table:style-name="ro1">
          <table:table-cell office:value-type="string" calcext:value-type="string">
            <text:p>fetch-959</text:p>
          </table:table-cell>
          <table:table-cell office:value-type="float" office:value="0.055834" calcext:value-type="float">
            <text:p>0,055834</text:p>
          </table:table-cell>
          <table:table-cell/>
        </table:table-row>
        <table:table-row table:style-name="ro1">
          <table:table-cell office:value-type="string" calcext:value-type="string">
            <text:p>fetch-960</text:p>
          </table:table-cell>
          <table:table-cell office:value-type="float" office:value="0.057499" calcext:value-type="float">
            <text:p>0,057499</text:p>
          </table:table-cell>
          <table:table-cell/>
        </table:table-row>
        <table:table-row table:style-name="ro1">
          <table:table-cell office:value-type="string" calcext:value-type="string">
            <text:p>fetch-961</text:p>
          </table:table-cell>
          <table:table-cell office:value-type="float" office:value="0.055553" calcext:value-type="float">
            <text:p>0,055553</text:p>
          </table:table-cell>
          <table:table-cell/>
        </table:table-row>
        <table:table-row table:style-name="ro1">
          <table:table-cell office:value-type="string" calcext:value-type="string">
            <text:p>fetch-962</text:p>
          </table:table-cell>
          <table:table-cell office:value-type="float" office:value="0.057756" calcext:value-type="float">
            <text:p>0,057756</text:p>
          </table:table-cell>
          <table:table-cell/>
        </table:table-row>
        <table:table-row table:style-name="ro1">
          <table:table-cell office:value-type="string" calcext:value-type="string">
            <text:p>fetch-963</text:p>
          </table:table-cell>
          <table:table-cell office:value-type="float" office:value="0.061035" calcext:value-type="float">
            <text:p>0,061035</text:p>
          </table:table-cell>
          <table:table-cell/>
        </table:table-row>
        <table:table-row table:style-name="ro1">
          <table:table-cell office:value-type="string" calcext:value-type="string">
            <text:p>fetch-964</text:p>
          </table:table-cell>
          <table:table-cell office:value-type="float" office:value="0.057705" calcext:value-type="float">
            <text:p>0,057705</text:p>
          </table:table-cell>
          <table:table-cell/>
        </table:table-row>
        <table:table-row table:style-name="ro1">
          <table:table-cell office:value-type="string" calcext:value-type="string">
            <text:p>fetch-965</text:p>
          </table:table-cell>
          <table:table-cell office:value-type="float" office:value="0.056331" calcext:value-type="float">
            <text:p>0,056331</text:p>
          </table:table-cell>
          <table:table-cell/>
        </table:table-row>
        <table:table-row table:style-name="ro1">
          <table:table-cell office:value-type="string" calcext:value-type="string">
            <text:p>fetch-966</text:p>
          </table:table-cell>
          <table:table-cell office:value-type="float" office:value="0.05527" calcext:value-type="float">
            <text:p>0,05527</text:p>
          </table:table-cell>
          <table:table-cell/>
        </table:table-row>
        <table:table-row table:style-name="ro1">
          <table:table-cell office:value-type="string" calcext:value-type="string">
            <text:p>fetch-967</text:p>
          </table:table-cell>
          <table:table-cell office:value-type="float" office:value="0.060134" calcext:value-type="float">
            <text:p>0,060134</text:p>
          </table:table-cell>
          <table:table-cell/>
        </table:table-row>
        <table:table-row table:style-name="ro1">
          <table:table-cell office:value-type="string" calcext:value-type="string">
            <text:p>fetch-968</text:p>
          </table:table-cell>
          <table:table-cell office:value-type="float" office:value="0.056199" calcext:value-type="float">
            <text:p>0,056199</text:p>
          </table:table-cell>
          <table:table-cell/>
        </table:table-row>
        <table:table-row table:style-name="ro1">
          <table:table-cell office:value-type="string" calcext:value-type="string">
            <text:p>fetch-969</text:p>
          </table:table-cell>
          <table:table-cell office:value-type="float" office:value="0.057076" calcext:value-type="float">
            <text:p>0,057076</text:p>
          </table:table-cell>
          <table:table-cell/>
        </table:table-row>
        <table:table-row table:style-name="ro1">
          <table:table-cell office:value-type="string" calcext:value-type="string">
            <text:p>fetch-970</text:p>
          </table:table-cell>
          <table:table-cell office:value-type="float" office:value="0.061918" calcext:value-type="float">
            <text:p>0,061918</text:p>
          </table:table-cell>
          <table:table-cell/>
        </table:table-row>
        <table:table-row table:style-name="ro1">
          <table:table-cell office:value-type="string" calcext:value-type="string">
            <text:p>fetch-971</text:p>
          </table:table-cell>
          <table:table-cell office:value-type="float" office:value="0.061439" calcext:value-type="float">
            <text:p>0,061439</text:p>
          </table:table-cell>
          <table:table-cell/>
        </table:table-row>
        <table:table-row table:style-name="ro1">
          <table:table-cell office:value-type="string" calcext:value-type="string">
            <text:p>fetch-972</text:p>
          </table:table-cell>
          <table:table-cell office:value-type="float" office:value="0.058472" calcext:value-type="float">
            <text:p>0,058472</text:p>
          </table:table-cell>
          <table:table-cell/>
        </table:table-row>
        <table:table-row table:style-name="ro1">
          <table:table-cell office:value-type="string" calcext:value-type="string">
            <text:p>fetch-973</text:p>
          </table:table-cell>
          <table:table-cell office:value-type="float" office:value="0.055888" calcext:value-type="float">
            <text:p>0,055888</text:p>
          </table:table-cell>
          <table:table-cell/>
        </table:table-row>
        <table:table-row table:style-name="ro1">
          <table:table-cell office:value-type="string" calcext:value-type="string">
            <text:p>fetch-974</text:p>
          </table:table-cell>
          <table:table-cell office:value-type="float" office:value="0.057411" calcext:value-type="float">
            <text:p>0,057411</text:p>
          </table:table-cell>
          <table:table-cell/>
        </table:table-row>
        <table:table-row table:style-name="ro1">
          <table:table-cell office:value-type="string" calcext:value-type="string">
            <text:p>fetch-975</text:p>
          </table:table-cell>
          <table:table-cell office:value-type="float" office:value="0.063598" calcext:value-type="float">
            <text:p>0,063598</text:p>
          </table:table-cell>
          <table:table-cell/>
        </table:table-row>
        <table:table-row table:style-name="ro1">
          <table:table-cell office:value-type="string" calcext:value-type="string">
            <text:p>fetch-976</text:p>
          </table:table-cell>
          <table:table-cell office:value-type="float" office:value="0.058882" calcext:value-type="float">
            <text:p>0,058882</text:p>
          </table:table-cell>
          <table:table-cell/>
        </table:table-row>
        <table:table-row table:style-name="ro1">
          <table:table-cell office:value-type="string" calcext:value-type="string">
            <text:p>fetch-977</text:p>
          </table:table-cell>
          <table:table-cell office:value-type="float" office:value="0.057195" calcext:value-type="float">
            <text:p>0,057195</text:p>
          </table:table-cell>
          <table:table-cell/>
        </table:table-row>
        <table:table-row table:style-name="ro1">
          <table:table-cell office:value-type="string" calcext:value-type="string">
            <text:p>fetch-978</text:p>
          </table:table-cell>
          <table:table-cell office:value-type="float" office:value="0.057368" calcext:value-type="float">
            <text:p>0,057368</text:p>
          </table:table-cell>
          <table:table-cell/>
        </table:table-row>
        <table:table-row table:style-name="ro1">
          <table:table-cell office:value-type="string" calcext:value-type="string">
            <text:p>fetch-979</text:p>
          </table:table-cell>
          <table:table-cell office:value-type="float" office:value="0.060739" calcext:value-type="float">
            <text:p>0,060739</text:p>
          </table:table-cell>
          <table:table-cell/>
        </table:table-row>
        <table:table-row table:style-name="ro1">
          <table:table-cell office:value-type="string" calcext:value-type="string">
            <text:p>fetch-980</text:p>
          </table:table-cell>
          <table:table-cell office:value-type="float" office:value="0.062422" calcext:value-type="float">
            <text:p>0,062422</text:p>
          </table:table-cell>
          <table:table-cell/>
        </table:table-row>
        <table:table-row table:style-name="ro1">
          <table:table-cell office:value-type="string" calcext:value-type="string">
            <text:p>fetch-981</text:p>
          </table:table-cell>
          <table:table-cell office:value-type="float" office:value="0.055609" calcext:value-type="float">
            <text:p>0,055609</text:p>
          </table:table-cell>
          <table:table-cell/>
        </table:table-row>
        <table:table-row table:style-name="ro1">
          <table:table-cell office:value-type="string" calcext:value-type="string">
            <text:p>fetch-982</text:p>
          </table:table-cell>
          <table:table-cell office:value-type="float" office:value="0.056961" calcext:value-type="float">
            <text:p>0,056961</text:p>
          </table:table-cell>
          <table:table-cell/>
        </table:table-row>
        <table:table-row table:style-name="ro1">
          <table:table-cell office:value-type="string" calcext:value-type="string">
            <text:p>fetch-983</text:p>
          </table:table-cell>
          <table:table-cell office:value-type="float" office:value="0.05904" calcext:value-type="float">
            <text:p>0,05904</text:p>
          </table:table-cell>
          <table:table-cell/>
        </table:table-row>
        <table:table-row table:style-name="ro1">
          <table:table-cell office:value-type="string" calcext:value-type="string">
            <text:p>fetch-984</text:p>
          </table:table-cell>
          <table:table-cell office:value-type="float" office:value="0.059361" calcext:value-type="float">
            <text:p>0,059361</text:p>
          </table:table-cell>
          <table:table-cell/>
        </table:table-row>
        <table:table-row table:style-name="ro1">
          <table:table-cell office:value-type="string" calcext:value-type="string">
            <text:p>fetch-985</text:p>
          </table:table-cell>
          <table:table-cell office:value-type="float" office:value="0.059969" calcext:value-type="float">
            <text:p>0,059969</text:p>
          </table:table-cell>
          <table:table-cell/>
        </table:table-row>
        <table:table-row table:style-name="ro1">
          <table:table-cell office:value-type="string" calcext:value-type="string">
            <text:p>fetch-986</text:p>
          </table:table-cell>
          <table:table-cell office:value-type="float" office:value="0.054921" calcext:value-type="float">
            <text:p>0,054921</text:p>
          </table:table-cell>
          <table:table-cell/>
        </table:table-row>
        <table:table-row table:style-name="ro1">
          <table:table-cell office:value-type="string" calcext:value-type="string">
            <text:p>fetch-987</text:p>
          </table:table-cell>
          <table:table-cell office:value-type="float" office:value="0.064805" calcext:value-type="float">
            <text:p>0,064805</text:p>
          </table:table-cell>
          <table:table-cell/>
        </table:table-row>
        <table:table-row table:style-name="ro1">
          <table:table-cell office:value-type="string" calcext:value-type="string">
            <text:p>fetch-988</text:p>
          </table:table-cell>
          <table:table-cell office:value-type="float" office:value="0.072921" calcext:value-type="float">
            <text:p>0,072921</text:p>
          </table:table-cell>
          <table:table-cell/>
        </table:table-row>
        <table:table-row table:style-name="ro1">
          <table:table-cell office:value-type="string" calcext:value-type="string">
            <text:p>fetch-989</text:p>
          </table:table-cell>
          <table:table-cell office:value-type="float" office:value="0.056811" calcext:value-type="float">
            <text:p>0,056811</text:p>
          </table:table-cell>
          <table:table-cell/>
        </table:table-row>
        <table:table-row table:style-name="ro1">
          <table:table-cell office:value-type="string" calcext:value-type="string">
            <text:p>fetch-990</text:p>
          </table:table-cell>
          <table:table-cell office:value-type="float" office:value="0.073333" calcext:value-type="float">
            <text:p>0,073333</text:p>
          </table:table-cell>
          <table:table-cell/>
        </table:table-row>
        <table:table-row table:style-name="ro1">
          <table:table-cell office:value-type="string" calcext:value-type="string">
            <text:p>fetch-991</text:p>
          </table:table-cell>
          <table:table-cell office:value-type="float" office:value="0.057635" calcext:value-type="float">
            <text:p>0,057635</text:p>
          </table:table-cell>
          <table:table-cell/>
        </table:table-row>
        <table:table-row table:style-name="ro1">
          <table:table-cell office:value-type="string" calcext:value-type="string">
            <text:p>fetch-992</text:p>
          </table:table-cell>
          <table:table-cell office:value-type="float" office:value="0.06273" calcext:value-type="float">
            <text:p>0,06273</text:p>
          </table:table-cell>
          <table:table-cell/>
        </table:table-row>
        <table:table-row table:style-name="ro1">
          <table:table-cell office:value-type="string" calcext:value-type="string">
            <text:p>fetch-993</text:p>
          </table:table-cell>
          <table:table-cell office:value-type="float" office:value="0.05878" calcext:value-type="float">
            <text:p>0,05878</text:p>
          </table:table-cell>
          <table:table-cell/>
        </table:table-row>
        <table:table-row table:style-name="ro1">
          <table:table-cell office:value-type="string" calcext:value-type="string">
            <text:p>fetch-994</text:p>
          </table:table-cell>
          <table:table-cell office:value-type="float" office:value="0.061773" calcext:value-type="float">
            <text:p>0,061773</text:p>
          </table:table-cell>
          <table:table-cell/>
        </table:table-row>
        <table:table-row table:style-name="ro1">
          <table:table-cell office:value-type="string" calcext:value-type="string">
            <text:p>fetch-995</text:p>
          </table:table-cell>
          <table:table-cell office:value-type="float" office:value="0.05752" calcext:value-type="float">
            <text:p>0,05752</text:p>
          </table:table-cell>
          <table:table-cell/>
        </table:table-row>
        <table:table-row table:style-name="ro1">
          <table:table-cell office:value-type="string" calcext:value-type="string">
            <text:p>fetch-996</text:p>
          </table:table-cell>
          <table:table-cell office:value-type="float" office:value="0.058373" calcext:value-type="float">
            <text:p>0,058373</text:p>
          </table:table-cell>
          <table:table-cell/>
        </table:table-row>
        <table:table-row table:style-name="ro1">
          <table:table-cell office:value-type="string" calcext:value-type="string">
            <text:p>fetch-997</text:p>
          </table:table-cell>
          <table:table-cell office:value-type="float" office:value="0.06156" calcext:value-type="float">
            <text:p>0,06156</text:p>
          </table:table-cell>
          <table:table-cell/>
        </table:table-row>
        <table:table-row table:style-name="ro1">
          <table:table-cell office:value-type="string" calcext:value-type="string">
            <text:p>fetch-998</text:p>
          </table:table-cell>
          <table:table-cell office:value-type="float" office:value="0.06198" calcext:value-type="float">
            <text:p>0,06198</text:p>
          </table:table-cell>
          <table:table-cell/>
        </table:table-row>
        <table:table-row table:style-name="ro1">
          <table:table-cell office:value-type="string" calcext:value-type="string">
            <text:p>fetch-999</text:p>
          </table:table-cell>
          <table:table-cell office:value-type="float" office:value="0.056649" calcext:value-type="float">
            <text:p>0,0566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15T19:29:11.819006192</dc:date>
    <meta:editing-duration>PT3M38S</meta:editing-duration>
    <meta:editing-cycles>1</meta:editing-cycles>
    <meta:document-statistic meta:table-count="1" meta:cell-count="2003" meta:object-count="0"/>
    <meta:generator>LibreOffice/6.4.1.2$Linux_X86_64 LibreOffice_project/e1ad903d8acbc5f5b474f1d8ec3defef24b8c46b</meta:generator>
  </office:meta>
</office:document-meta>
</file>